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3.226cm"/>
    </style:style>
    <style:style style:name="co5" style:family="table-column">
      <style:table-column-properties fo:break-before="auto" style:column-width="2.589cm"/>
    </style:style>
    <style:style style:name="co6" style:family="table-column">
      <style:table-column-properties fo:break-before="auto" style:column-width="8.274cm"/>
    </style:style>
    <style:style style:name="co7" style:family="table-column">
      <style:table-column-properties fo:break-before="auto" style:column-width="2.852cm"/>
    </style:style>
    <style:style style:name="co8" style:family="table-column">
      <style:table-column-properties fo:break-before="auto" style:column-width="3.016cm"/>
    </style:style>
    <style:style style:name="co9" style:family="table-column">
      <style:table-column-properties fo:break-before="auto" style:column-width="2.743cm"/>
    </style:style>
    <style:style style:name="co10" style:family="table-column">
      <style:table-column-properties fo:break-before="auto" style:column-width="2.974cm"/>
    </style:style>
    <style:style style:name="co11" style:family="table-column">
      <style:table-column-properties fo:break-before="auto" style:column-width="2.258cm"/>
    </style:style>
    <style:style style:name="co12" style:family="table-column">
      <style:table-column-properties fo:break-before="auto" style:column-width="1.558cm"/>
    </style:style>
    <style:style style:name="co13" style:family="table-column">
      <style:table-column-properties fo:break-before="auto" style:column-width="11.751cm"/>
    </style:style>
    <style:style style:name="co14" style:family="table-column">
      <style:table-column-properties fo:break-before="auto" style:column-width="4.06cm"/>
    </style:style>
    <style:style style:name="co15" style:family="table-column">
      <style:table-column-properties fo:break-before="auto" style:column-width="1.864cm"/>
    </style:style>
    <style:style style:name="co16" style:family="table-column">
      <style:table-column-properties fo:break-before="auto" style:column-width="3.073cm"/>
    </style:style>
    <style:style style:name="co17" style:family="table-column">
      <style:table-column-properties fo:break-before="auto" style:column-width="3.247cm"/>
    </style:style>
    <style:style style:name="co18" style:family="table-column">
      <style:table-column-properties fo:break-before="auto" style:column-width="2.514cm"/>
    </style:style>
    <style:style style:name="co19" style:family="table-column">
      <style:table-column-properties fo:break-before="auto" style:column-width="3.161cm"/>
    </style:style>
    <style:style style:name="co20" style:family="table-column">
      <style:table-column-properties fo:break-before="auto" style:column-width="8.976cm"/>
    </style:style>
    <style:style style:name="co21" style:family="table-column">
      <style:table-column-properties fo:break-before="auto" style:column-width="3.468cm"/>
    </style:style>
    <style:style style:name="co22" style:family="table-column">
      <style:table-column-properties fo:break-before="auto" style:column-width="2.633cm"/>
    </style:style>
    <style:style style:name="co23"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0.425cm" fo:break-before="auto" style:use-optimal-row-height="false"/>
    </style:style>
    <style:style style:name="ro12" style:family="table-row">
      <style:table-row-properties style:row-height="0.788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427cm" fo:break-before="auto" style:use-optimal-row-height="false"/>
    </style:style>
    <style:style style:name="ro18" style:family="table-row">
      <style:table-row-properties style:row-height="0.45cm" fo:break-before="auto" style:use-optimal-row-height="false"/>
    </style:style>
    <style:style style:name="ro19" style:family="table-row">
      <style:table-row-properties style:row-height="2.531cm" fo:break-before="auto" style:use-optimal-row-height="false"/>
    </style:style>
    <style:style style:name="ro20" style:family="table-row">
      <style:table-row-properties style:row-height="0.473cm" fo:break-before="auto" style:use-optimal-row-height="false"/>
    </style:style>
    <style:style style:name="ro21" style:family="table-row">
      <style:table-row-properties style:row-height="0.485cm" fo:break-before="auto" style:use-optimal-row-height="false"/>
    </style:style>
    <style:style style:name="ro22" style:family="table-row">
      <style:table-row-properties style:row-height="0.891cm" fo:break-before="auto" style:use-optimal-row-height="false"/>
    </style:style>
    <style:style style:name="ro23" style:family="table-row">
      <style:table-row-properties style:row-height="1.526cm" fo:break-before="auto" style:use-optimal-row-height="true"/>
    </style:style>
    <style:style style:name="ro24" style:family="table-row">
      <style:table-row-properties style:row-height="0.841cm" fo:break-before="auto" style:use-optimal-row-height="true"/>
    </style:style>
    <style:style style:name="ro25" style:family="table-row">
      <style:table-row-properties style:row-height="1.173cm" fo:break-before="auto" style:use-optimal-row-height="false"/>
    </style:style>
    <style:style style:name="ro26"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6" style:family="table-cell" style:parent-style-name="Default">
      <style:text-properties style:font-name="Arial" fo:font-size="9pt" style:font-name-asian="Bitstream Vera Sans1" style:font-size-asian="9pt" style:font-name-complex="Tahoma" style:font-size-complex="9pt"/>
    </style:style>
    <style:style style:name="ce17" style:family="table-cell" style:parent-style-name="Editable_20_Cell" style:data-style-name="N11">
      <style:table-cell-properties style:cell-protect="protected" style:print-content="true" style:diagonal-bl-tr="none" style:diagonal-tl-br="none" fo:border="none"/>
    </style:style>
    <style:style style:name="ce18" style:family="table-cell" style:parent-style-name="Total_20_Summary_20_Values" style:data-style-name="N11">
      <style:table-cell-properties style:cell-protect="protected" style:print-content="true" style:diagonal-bl-tr="none" style:diagonal-tl-br="none" fo:border="none"/>
    </style:style>
    <style:style style:name="ce19"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ub-Category_20_Test_20_Headings" style:data-style-name="N0">
      <style:table-cell-properties style:cell-protect="protected" style:print-content="true" style:diagonal-bl-tr="none" style:diagonal-tl-br="none" fo:border="none"/>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3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1" fo:font-size="10pt" fo:font-style="normal" fo:text-shadow="none" style:text-underline-style="none" fo:font-weight="normal" style:font-name-asian="Bitstream Vera Sans1"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font-name="Arial1" style:font-name-asian="Bitstream Vera Sans1" style:font-name-complex="Tahoma"/>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ext-properties style:font-name="Arial1" fo:font-size="9pt" style:font-name-asian="Bitstream Vera Sans1" style:font-size-asian="9pt" style:font-name-complex="Tahoma" style:font-size-complex="9pt"/>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9"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0"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0">
      <style:table-cell-properties style:cell-protect="protected" style:print-content="true" style:diagonal-bl-tr="none" style:diagonal-tl-br="none" fo:border="none"/>
    </style:style>
    <style:style style:name="ce63"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7"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data-style-name="N10"/>
    <style:style style:name="ce7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5"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font-name-asian="Bitstream Vera Sans1" style:font-size-asian="10pt" style:font-name-complex="Tahoma" style:font-size-complex="10pt"/>
    </style:style>
    <style:style style:name="T5"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4:.F146])" office:value-type="float" office:value="11.175"/>
          </table:previous>
        </table:cell-content-change>
        <table:cell-content-change table:id="ct3">
          <table:cell-address table:column="5" table:row="128" table:table="2"/>
          <office:change-info>
            <dc:creator>Rex Bennett</dc:creator>
            <dc:date>2006-02-06T18:44:02</dc:date>
          </office:change-info>
          <table:previous>
            <table:change-track-table-cell table:cell-address="'Category Rating and Metrics'.F129" table:formula="of:=SUM([.F132:.F146])" office:value-type="float" office:value="6.82"/>
          </table:previous>
        </table:cell-content-change>
        <table:cell-content-change table:id="ct4">
          <table:cell-address table:column="1" table:row="171"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99"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8"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8"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8"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8" table:table="2"/>
          <office:change-info>
            <dc:creator>Isabel Lafuente</dc:creator>
            <dc:date>2009-03-23T15:36:39</dc:date>
          </office:change-info>
          <table:previous>
            <table:change-track-table-cell/>
          </table:previous>
        </table:cell-content-change>
        <table:cell-content-change table:id="ct76">
          <table:cell-address table:column="3" table:row="128"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8"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8" table:table="2"/>
          <office:change-info>
            <dc:creator>Isabel Lafuente</dc:creator>
            <dc:date>2009-03-23T15:38:28</dc:date>
          </office:change-info>
          <table:previous>
            <table:change-track-table-cell/>
          </table:previous>
        </table:cell-content-change>
        <table:cell-content-change table:id="ct79">
          <table:cell-address table:column="3" table:row="128"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8"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8" table:table="2"/>
          <office:change-info>
            <dc:creator>Isabel Lafuente</dc:creator>
            <dc:date>2009-03-23T15:43:49</dc:date>
          </office:change-info>
          <table:previous>
            <table:change-track-table-cell/>
          </table:previous>
        </table:cell-content-change>
        <table:cell-content-change table:id="ct82">
          <table:cell-address table:column="3" table:row="12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8" table:table="2"/>
          <office:change-info>
            <dc:creator>Isabel Lafuente</dc:creator>
            <dc:date>2009-03-23T15:44:29</dc:date>
          </office:change-info>
          <table:previous>
            <table:change-track-table-cell/>
          </table:previous>
        </table:cell-content-change>
        <table:cell-content-change table:id="ct85">
          <table:cell-address table:column="3" table:row="128"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8"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8" table:table="2"/>
          <office:change-info>
            <dc:creator>Isabel Lafuente</dc:creator>
            <dc:date>2009-03-23T16:47:54</dc:date>
          </office:change-info>
          <table:previous>
            <table:change-track-table-cell/>
          </table:previous>
        </table:cell-content-change>
        <table:cell-content-change table:id="ct93">
          <table:cell-address table:column="7" table:row="128" table:table="2"/>
          <office:change-info>
            <dc:creator>Isabel Lafuente</dc:creator>
            <dc:date>2009-03-23T16:48:28</dc:date>
          </office:change-info>
          <table:previous>
            <table:change-track-table-cell/>
          </table:previous>
        </table:cell-content-change>
        <table:cell-content-change table:id="ct94">
          <table:cell-address table:column="7" table:row="128" table:table="2"/>
          <office:change-info>
            <dc:creator>Isabel Lafuente</dc:creator>
            <dc:date>2009-03-23T16:49:26</dc:date>
          </office:change-info>
          <table:previous>
            <table:change-track-table-cell/>
          </table:previous>
        </table:cell-content-change>
        <table:cell-content-change table:id="ct95">
          <table:cell-address table:column="8" table:row="128"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8"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8"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8"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8"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8"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8"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8"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8"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8"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8"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1" table:row="52" table:table="2"/>
              <table:change-track-table-cell office:value-type="string">
                <text:p>Metric Name</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5" table:row="52"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8"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3" table:table="2">
          <office:change-info>
            <dc:creator>ricardo </dc:creator>
            <dc:date>2012-12-22T10:46:29</dc:date>
          </office:change-info>
        </table:insertion>
        <table:insertion table:id="ct183" table:type="row" table:position="175" table:table="2">
          <office:change-info>
            <dc:creator>ricardo </dc:creator>
            <dc:date>2012-12-22T10:46:31</dc:date>
          </office:change-info>
          <table:dependencies>
            <table:dependency table:id="ct1522"/>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4"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4" table:table="2"/>
          <office:change-info>
            <dc:creator>ricardo </dc:creator>
            <dc:date>2012-12-22T10:46:38</dc:date>
          </office:change-info>
          <table:previous>
            <table:change-track-table-cell/>
          </table:previous>
        </table:cell-content-change>
        <table:cell-content-change table:id="ct186">
          <table:cell-address table:column="1" table:row="175" table:table="2"/>
          <office:change-info>
            <dc:creator>ricardo </dc:creator>
            <dc:date>2012-12-22T10:46:38</dc:date>
          </office:change-info>
          <table:previous>
            <table:change-track-table-cell/>
          </table:previous>
        </table:cell-content-change>
        <table:cell-content-change table:id="ct187">
          <table:cell-address table:column="2" table:row="174" table:table="2"/>
          <office:change-info>
            <dc:creator>ricardo </dc:creator>
            <dc:date>2012-12-22T10:46:38</dc:date>
          </office:change-info>
          <table:previous>
            <table:change-track-table-cell/>
          </table:previous>
        </table:cell-content-change>
        <table:cell-content-change table:id="ct188">
          <table:cell-address table:column="3" table:row="174" table:table="2"/>
          <office:change-info>
            <dc:creator>ricardo </dc:creator>
            <dc:date>2012-12-22T10:46:38</dc:date>
          </office:change-info>
          <table:previous>
            <table:change-track-table-cell/>
          </table:previous>
        </table:cell-content-change>
        <table:cell-content-change table:id="ct189">
          <table:cell-address table:column="3" table:row="175" table:table="2"/>
          <office:change-info>
            <dc:creator>ricardo </dc:creator>
            <dc:date>2012-12-22T10:46:38</dc:date>
          </office:change-info>
          <table:previous>
            <table:change-track-table-cell/>
          </table:previous>
        </table:cell-content-change>
        <table:cell-content-change table:id="ct190">
          <table:cell-address table:column="4" table:row="174" table:table="2"/>
          <office:change-info>
            <dc:creator>ricardo </dc:creator>
            <dc:date>2012-12-22T10:46:38</dc:date>
          </office:change-info>
          <table:previous>
            <table:change-track-table-cell/>
          </table:previous>
        </table:cell-content-change>
        <table:cell-content-change table:id="ct191">
          <table:cell-address table:column="4" table:row="175" table:table="2"/>
          <office:change-info>
            <dc:creator>ricardo </dc:creator>
            <dc:date>2012-12-22T10:46:38</dc:date>
          </office:change-info>
          <table:previous>
            <table:change-track-table-cell/>
          </table:previous>
        </table:cell-content-change>
        <table:cell-content-change table:id="ct192">
          <table:cell-address table:column="5" table:row="174" table:table="2"/>
          <office:change-info>
            <dc:creator>ricardo </dc:creator>
            <dc:date>2012-12-22T10:46:38</dc:date>
          </office:change-info>
          <table:previous>
            <table:change-track-table-cell/>
          </table:previous>
        </table:cell-content-change>
        <table:cell-content-change table:id="ct193">
          <table:cell-address table:column="5" table:row="175" table:table="2"/>
          <office:change-info>
            <dc:creator>ricardo </dc:creator>
            <dc:date>2012-12-22T10:46:38</dc:date>
          </office:change-info>
          <table:previous>
            <table:change-track-table-cell/>
          </table:previous>
        </table:cell-content-change>
        <table:insertion table:id="ct194" table:type="row" table:position="184" table:table="2">
          <office:change-info>
            <dc:creator>ricardo </dc:creator>
            <dc:date>2012-12-22T10:46:48</dc:date>
          </office:change-info>
        </table:insertion>
        <table:insertion table:id="ct195" table:type="row" table:position="179" table:table="2">
          <office:change-info>
            <dc:creator>ricardo </dc:creator>
            <dc:date>2012-12-22T10:46:50</dc:date>
          </office:change-info>
        </table:insertion>
        <table:insertion table:id="ct196" table:type="row" table:position="180"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1" table:table="2">
          <office:change-info>
            <dc:creator>ricardo </dc:creator>
            <dc:date>2012-12-22T10:46:53</dc:date>
          </office:change-info>
          <table:dependencies>
            <table:dependency table:id="ct1524"/>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80" table:table="2"/>
          <office:change-info>
            <dc:creator>ricardo </dc:creator>
            <dc:date>2012-12-22T10:46:56</dc:date>
          </office:change-info>
          <table:previous>
            <table:change-track-table-cell/>
          </table:previous>
        </table:cell-content-change>
        <table:cell-content-change table:id="ct199">
          <table:cell-address table:column="1" table:row="181" table:table="2"/>
          <office:change-info>
            <dc:creator>ricardo </dc:creator>
            <dc:date>2012-12-22T10:46:56</dc:date>
          </office:change-info>
          <table:previous>
            <table:change-track-table-cell/>
          </table:previous>
        </table:cell-content-change>
        <table:cell-content-change table:id="ct200">
          <table:cell-address table:column="2" table:row="180" table:table="2"/>
          <office:change-info>
            <dc:creator>ricardo </dc:creator>
            <dc:date>2012-12-22T10:46:56</dc:date>
          </office:change-info>
          <table:previous>
            <table:change-track-table-cell/>
          </table:previous>
        </table:cell-content-change>
        <table:cell-content-change table:id="ct201">
          <table:cell-address table:column="3" table:row="180" table:table="2"/>
          <office:change-info>
            <dc:creator>ricardo </dc:creator>
            <dc:date>2012-12-22T10:46:56</dc:date>
          </office:change-info>
          <table:previous>
            <table:change-track-table-cell/>
          </table:previous>
        </table:cell-content-change>
        <table:cell-content-change table:id="ct202">
          <table:cell-address table:column="3" table:row="181" table:table="2"/>
          <office:change-info>
            <dc:creator>ricardo </dc:creator>
            <dc:date>2012-12-22T10:46:56</dc:date>
          </office:change-info>
          <table:previous>
            <table:change-track-table-cell/>
          </table:previous>
        </table:cell-content-change>
        <table:cell-content-change table:id="ct203">
          <table:cell-address table:column="4" table:row="180" table:table="2"/>
          <office:change-info>
            <dc:creator>ricardo </dc:creator>
            <dc:date>2012-12-22T10:46:56</dc:date>
          </office:change-info>
          <table:previous>
            <table:change-track-table-cell/>
          </table:previous>
        </table:cell-content-change>
        <table:cell-content-change table:id="ct204">
          <table:cell-address table:column="4" table:row="181" table:table="2"/>
          <office:change-info>
            <dc:creator>ricardo </dc:creator>
            <dc:date>2012-12-22T10:46:56</dc:date>
          </office:change-info>
          <table:previous>
            <table:change-track-table-cell/>
          </table:previous>
        </table:cell-content-change>
        <table:cell-content-change table:id="ct205">
          <table:cell-address table:column="5" table:row="180" table:table="2"/>
          <office:change-info>
            <dc:creator>ricardo </dc:creator>
            <dc:date>2012-12-22T10:46:56</dc:date>
          </office:change-info>
          <table:previous>
            <table:change-track-table-cell/>
          </table:previous>
        </table:cell-content-change>
        <table:cell-content-change table:id="ct206">
          <table:cell-address table:column="5" table:row="181" table:table="2"/>
          <office:change-info>
            <dc:creator>ricardo </dc:creator>
            <dc:date>2012-12-22T10:46:56</dc:date>
          </office:change-info>
          <table:previous>
            <table:change-track-table-cell/>
          </table:previous>
        </table:cell-content-change>
        <table:insertion table:id="ct207" table:type="row" table:position="186" table:table="2">
          <office:change-info>
            <dc:creator>ricardo </dc:creator>
            <dc:date>2012-12-22T10:47:06</dc:date>
          </office:change-info>
          <table:dependencies>
            <table:dependency table:id="ct1483"/>
            <table:dependency table:id="ct1295"/>
            <table:dependency table:id="ct221"/>
            <table:dependency table:id="ct217"/>
            <table:dependency table:id="ct215"/>
            <table:dependency table:id="ct213"/>
            <table:dependency table:id="ct210"/>
          </table:dependencies>
        </table:insertion>
        <table:insertion table:id="ct208" table:type="row" table:position="185"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5" table:table="2"/>
          <office:change-info>
            <dc:creator>ricardo </dc:creator>
            <dc:date>2012-12-22T10:47:18</dc:date>
          </office:change-info>
          <table:previous>
            <table:change-track-table-cell/>
          </table:previous>
        </table:cell-content-change>
        <table:cell-content-change table:id="ct210">
          <table:cell-address table:column="1" table:row="186" table:table="2"/>
          <office:change-info>
            <dc:creator>ricardo </dc:creator>
            <dc:date>2012-12-22T10:47:18</dc:date>
          </office:change-info>
          <table:previous>
            <table:change-track-table-cell/>
          </table:previous>
        </table:cell-content-change>
        <table:cell-content-change table:id="ct211">
          <table:cell-address table:column="2" table:row="185" table:table="2"/>
          <office:change-info>
            <dc:creator>ricardo </dc:creator>
            <dc:date>2012-12-22T10:47:18</dc:date>
          </office:change-info>
          <table:previous>
            <table:change-track-table-cell/>
          </table:previous>
        </table:cell-content-change>
        <table:cell-content-change table:id="ct212">
          <table:cell-address table:column="3" table:row="185" table:table="2"/>
          <office:change-info>
            <dc:creator>ricardo </dc:creator>
            <dc:date>2012-12-22T10:47:18</dc:date>
          </office:change-info>
          <table:previous>
            <table:change-track-table-cell/>
          </table:previous>
        </table:cell-content-change>
        <table:cell-content-change table:id="ct213">
          <table:cell-address table:column="3" table:row="186" table:table="2"/>
          <office:change-info>
            <dc:creator>ricardo </dc:creator>
            <dc:date>2012-12-22T10:47:18</dc:date>
          </office:change-info>
          <table:previous>
            <table:change-track-table-cell/>
          </table:previous>
        </table:cell-content-change>
        <table:cell-content-change table:id="ct214">
          <table:cell-address table:column="4" table:row="185" table:table="2"/>
          <office:change-info>
            <dc:creator>ricardo </dc:creator>
            <dc:date>2012-12-22T10:47:18</dc:date>
          </office:change-info>
          <table:previous>
            <table:change-track-table-cell/>
          </table:previous>
        </table:cell-content-change>
        <table:cell-content-change table:id="ct215">
          <table:cell-address table:column="4" table:row="186" table:table="2"/>
          <office:change-info>
            <dc:creator>ricardo </dc:creator>
            <dc:date>2012-12-22T10:47:18</dc:date>
          </office:change-info>
          <table:previous>
            <table:change-track-table-cell/>
          </table:previous>
        </table:cell-content-change>
        <table:cell-content-change table:id="ct216">
          <table:cell-address table:column="5" table:row="185" table:table="2"/>
          <office:change-info>
            <dc:creator>ricardo </dc:creator>
            <dc:date>2012-12-22T10:47:18</dc:date>
          </office:change-info>
          <table:previous>
            <table:change-track-table-cell/>
          </table:previous>
        </table:cell-content-change>
        <table:cell-content-change table:id="ct217">
          <table:cell-address table:column="5" table:row="186" table:table="2"/>
          <office:change-info>
            <dc:creator>ricardo </dc:creator>
            <dc:date>2012-12-22T10:47:18</dc:date>
          </office:change-info>
          <table:previous>
            <table:change-track-table-cell/>
          </table:previous>
        </table:cell-content-change>
        <table:deletion table:id="ct218" table:type="row" table:position="213" table:table="2">
          <office:change-info>
            <dc:creator>ricardo </dc:creator>
            <dc:date>2012-12-22T10:47:21</dc:date>
          </office:change-info>
          <table:deletions>
            <table:change-deletion table:id="ct1055"/>
          </table:deletions>
        </table:deletion>
        <table:cell-content-change table:id="ct219">
          <table:cell-address table:column="1" table:row="175"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1"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6"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99" table:table="2"/>
          <office:change-info>
            <dc:creator>ricardo </dc:creator>
            <dc:date>2012-12-22T10:47:58</dc:date>
          </office:change-info>
          <table:previous table:id="ct5">
            <table:change-track-table-cell office:value-type="string">
              <text:p>Number of unique code contributor<text:span text:style-name="T2">s</text:span><text:span text:style-name="T5"> in the last 6 month</text:span></text:p>
            </table:change-track-table-cell>
          </table:previous>
        </table:cell-content-change>
        <table:cell-content-change table:id="ct223">
          <table:cell-address table:column="1" table:row="215"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18"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9"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2"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30"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30"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30"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30"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30"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30"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30"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30"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30" table:table="2"/>
          <office:change-info>
            <dc:creator>ricardo </dc:creator>
            <dc:date>2012-12-22T10:49:56</dc:date>
          </office:change-info>
          <table:previous>
            <table:change-track-table-cell table:cell-address="'Category Rating and Metrics'.F231" table:formula="of:=#REF!*#REF!" office:value-type="float" office:value="0"/>
          </table:previous>
        </table:cell-content-change>
        <table:deletion table:id="ct237" table:type="row" table:position="230"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30"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18"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18" table:table="2"/>
          <office:change-info>
            <dc:creator>ricardo </dc:creator>
            <dc:date>2012-12-22T10:50:02</dc:date>
          </office:change-info>
          <table:previous>
            <table:change-track-table-cell/>
          </table:previous>
        </table:cell-content-change>
        <table:cell-content-change table:id="ct241">
          <table:cell-address table:column="1" table:row="218"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8" table:table="2" table:multi-deletion-spanned="28">
          <office:change-info>
            <dc:creator>ricardo </dc:creator>
            <dc:date>2012-12-22T10:50:33</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change-deletion table:id="ct375"/>
          </table:deletions>
        </table:deletion>
        <table:deletion table:id="ct243" table:type="row" table:position="128" table:table="2">
          <office:change-info>
            <dc:creator>ricardo </dc:creator>
            <dc:date>2012-12-22T10:50:33</dc:date>
          </office:change-info>
          <table:deletions>
            <table:cell-content-deletion>
              <table:cell-address table:column="0" table:row="128" table:table="2"/>
              <table:change-track-table-cell table:cell-address="'Category Rating and Metrics'.A129" table:formula="of:=#REF!" office:value-type="float" office:value="0"/>
            </table:cell-content-deletion>
            <table:cell-content-deletion>
              <table:cell-address table:column="1" table:row="128" table:table="2"/>
              <table:change-track-table-cell office:value-type="string">
                <text:p>Documentation</text:p>
              </table:change-track-table-cell>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242"/>
          </table:deletions>
        </table:deletion>
        <table:deletion table:id="ct244" table:type="row" table:position="128" table:table="2">
          <office:change-info>
            <dc:creator>ricardo </dc:creator>
            <dc:date>2012-12-22T10:50:33</dc:date>
          </office:change-info>
          <table:deletions>
            <table:change-deletion table:id="ct243"/>
          </table:deletions>
        </table:deletion>
        <table:deletion table:id="ct245" table:type="row" table:position="128" table:table="2">
          <office:change-info>
            <dc:creator>ricardo </dc:creator>
            <dc:date>2012-12-22T10:50:33</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44"/>
          </table:deletions>
        </table:deletion>
        <table:deletion table:id="ct246" table:type="row" table:position="128" table:table="2">
          <office:change-info>
            <dc:creator>ricardo </dc:creator>
            <dc:date>2012-12-22T10:50:33</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8" table:table="2">
          <office:change-info>
            <dc:creator>ricardo </dc:creator>
            <dc:date>2012-12-22T10:50:33</dc:date>
          </office:change-info>
          <table:deletions>
            <table:change-deletion table:id="ct246"/>
          </table:deletions>
        </table:deletion>
        <table:deletion table:id="ct248"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47"/>
          </table:deletions>
        </table:deletion>
        <table:deletion table:id="ct249" table:type="row" table:position="128" table:table="2">
          <office:change-info>
            <dc:creator>ricardo </dc:creator>
            <dc:date>2012-12-22T10:50:33</dc:date>
          </office:change-info>
          <table:deletions>
            <table:cell-content-deletion>
              <table:cell-address table:column="1" table:row="128"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8" table:table="2">
          <office:change-info>
            <dc:creator>ricardo </dc:creator>
            <dc:date>2012-12-22T10:50:33</dc:date>
          </office:change-info>
          <table:deletions>
            <table:change-deletion table:id="ct249"/>
          </table:deletions>
        </table:deletion>
        <table:deletion table:id="ct251"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250"/>
          </table:deletions>
        </table:deletion>
        <table:deletion table:id="ct252" table:type="row" table:position="128" table:table="2">
          <office:change-info>
            <dc:creator>ricardo </dc:creator>
            <dc:date>2012-12-22T10:50:33</dc:date>
          </office:change-info>
          <table:deletions>
            <table:cell-content-deletion>
              <table:cell-address table:column="1" table:row="128"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8" table:table="2"/>
              <table:change-track-table-cell office:value-type="float" office:value="5"/>
            </table:cell-content-deletion>
            <table:change-deletion table:id="ct251"/>
          </table:deletions>
        </table:deletion>
        <table:deletion table:id="ct253" table:type="row" table:position="128" table:table="2">
          <office:change-info>
            <dc:creator>ricardo </dc:creator>
            <dc:date>2012-12-22T10:50:33</dc:date>
          </office:change-info>
          <table:deletions>
            <table:cell-content-deletion>
              <table:cell-address table:column="1" table:row="128" table:table="2"/>
              <table:change-track-table-cell office:value-type="string">
                <text:p>Install/deploy, user, admin, upgrading guides available in several formats</text:p>
              </table:change-track-table-cell>
            </table:cell-content-deletion>
            <table:cell-content-deletion>
              <table:cell-address table:column="4" table:row="128" table:table="2"/>
              <table:change-track-table-cell office:value-type="float" office:value="4"/>
            </table:cell-content-deletion>
            <table:change-deletion table:id="ct252"/>
          </table:deletions>
        </table:deletion>
        <table:deletion table:id="ct254" table:type="row" table:position="128" table:table="2">
          <office:change-info>
            <dc:creator>ricardo </dc:creator>
            <dc:date>2012-12-22T10:50:33</dc:date>
          </office:change-info>
          <table:deletions>
            <table:cell-content-deletion>
              <table:cell-address table:column="1" table:row="128" table:table="2"/>
              <table:change-track-table-cell office:value-type="string">
                <text:p>Install/deploy and user guide available</text:p>
              </table:change-track-table-cell>
            </table:cell-content-deletion>
            <table:cell-content-deletion>
              <table:cell-address table:column="4" table:row="128" table:table="2"/>
              <table:change-track-table-cell office:value-type="float" office:value="3"/>
            </table:cell-content-deletion>
            <table:change-deletion table:id="ct253"/>
          </table:deletions>
        </table:deletion>
        <table:deletion table:id="ct255" table:type="row" table:position="128" table:table="2">
          <office:change-info>
            <dc:creator>ricardo </dc:creator>
            <dc:date>2012-12-22T10:50:33</dc:date>
          </office:change-info>
          <table:deletions>
            <table:cell-content-deletion>
              <table:cell-address table:column="1" table:row="128" table:table="2"/>
              <table:change-track-table-cell office:value-type="string">
                <text:p>Only text based installation doc exist</text:p>
              </table:change-track-table-cell>
            </table:cell-content-deletion>
            <table:cell-content-deletion>
              <table:cell-address table:column="4" table:row="128" table:table="2"/>
              <table:change-track-table-cell office:value-type="float" office:value="2"/>
            </table:cell-content-deletion>
            <table:change-deletion table:id="ct254"/>
          </table:deletions>
        </table:deletion>
        <table:deletion table:id="ct256" table:type="row" table:position="128" table:table="2">
          <office:change-info>
            <dc:creator>ricardo </dc:creator>
            <dc:date>2012-12-22T10:50:33</dc:date>
          </office:change-info>
          <table:deletions>
            <table:cell-content-deletion>
              <table:cell-address table:column="1" table:row="128" table:table="2"/>
              <table:change-track-table-cell office:value-type="string">
                <text:p>No proper doc. A README file doesn't count.</text:p>
              </table:change-track-table-cell>
            </table:cell-content-deletion>
            <table:cell-content-deletion>
              <table:cell-address table:column="4" table:row="128" table:table="2"/>
              <table:change-track-table-cell office:value-type="float" office:value="1"/>
            </table:cell-content-deletion>
            <table:change-deletion table:id="ct255"/>
          </table:deletions>
        </table:deletion>
        <table:deletion table:id="ct257" table:type="row" table:position="128" table:table="2">
          <office:change-info>
            <dc:creator>ricardo </dc:creator>
            <dc:date>2012-12-22T10:50:33</dc:date>
          </office:change-info>
          <table:deletions>
            <table:change-deletion table:id="ct256"/>
          </table:deletions>
        </table:deletion>
        <table:deletion table:id="ct258" table:type="row" table:position="128" table:table="2">
          <office:change-info>
            <dc:creator>ricardo </dc:creator>
            <dc:date>2012-12-22T10:50:33</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57"/>
          </table:deletions>
        </table:deletion>
        <table:deletion table:id="ct259" table:type="row" table:position="128" table:table="2">
          <office:change-info>
            <dc:creator>ricardo </dc:creator>
            <dc:date>2012-12-22T10:50:33</dc:date>
          </office:change-info>
          <table:deletions>
            <table:cell-content-deletion>
              <table:cell-address table:column="1" table:row="128" table:table="2"/>
              <table:change-track-table-cell office:value-type="string">
                <text:p>User contribution framework</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258"/>
          </table:deletions>
        </table:deletion>
        <table:deletion table:id="ct260" table:type="row" table:position="128" table:table="2">
          <office:change-info>
            <dc:creator>ricardo </dc:creator>
            <dc:date>2012-12-22T10:50:33</dc:date>
          </office:change-info>
          <table:deletions>
            <table:change-deletion table:id="ct259"/>
          </table:deletions>
        </table:deletion>
        <table:deletion table:id="ct261"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60"/>
          </table:deletions>
        </table:deletion>
        <table:deletion table:id="ct262" table:type="row" table:position="128"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8" table:table="2">
          <office:change-info>
            <dc:creator>ricardo </dc:creator>
            <dc:date>2012-12-22T10:50:33</dc:date>
          </office:change-info>
          <table:deletions>
            <table:change-deletion table:id="ct262"/>
          </table:deletions>
        </table:deletion>
        <table:deletion table:id="ct264"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263"/>
          </table:deletions>
        </table:deletion>
        <table:deletion table:id="ct265" table:type="row" table:position="128" table:table="2">
          <office:change-info>
            <dc:creator>ricardo </dc:creator>
            <dc:date>2012-12-22T10:50:33</dc:date>
          </office:change-info>
          <table:deletions>
            <table:cell-content-deletion>
              <table:cell-address table:column="1" table:row="128" table:table="2"/>
              <table:change-track-table-cell office:value-type="string">
                <text:p>People are allowed to contribute, and it is edited / filtered by experts</text:p>
              </table:change-track-table-cell>
            </table:cell-content-deletion>
            <table:cell-content-deletion>
              <table:cell-address table:column="4" table:row="128" table:table="2"/>
              <table:change-track-table-cell office:value-type="float" office:value="5"/>
            </table:cell-content-deletion>
            <table:change-deletion table:id="ct264"/>
          </table:deletions>
        </table:deletion>
        <table:deletion table:id="ct266" table:type="row" table:position="128" table:table="2">
          <office:change-info>
            <dc:creator>ricardo </dc:creator>
            <dc:date>2012-12-22T10:50:33</dc:date>
          </office:change-info>
          <table:deletions>
            <table:cell-content-deletion>
              <table:cell-address table:column="1" table:row="128" table:table="2"/>
              <table:change-track-table-cell office:value-type="string">
                <text:p>People are allowed to contribute</text:p>
              </table:change-track-table-cell>
            </table:cell-content-deletion>
            <table:cell-content-deletion>
              <table:cell-address table:column="4" table:row="128" table:table="2"/>
              <table:change-track-table-cell office:value-type="float" office:value="3"/>
            </table:cell-content-deletion>
            <table:change-deletion table:id="ct265"/>
          </table:deletions>
        </table:deletion>
        <table:deletion table:id="ct267" table:type="row" table:position="128" table:table="2">
          <office:change-info>
            <dc:creator>ricardo </dc:creator>
            <dc:date>2012-12-22T10:50:33</dc:date>
          </office:change-info>
          <table:deletions>
            <table:cell-content-deletion>
              <table:cell-address table:column="1" table:row="128" table:table="2"/>
              <table:change-track-table-cell office:value-type="string">
                <text:p>Users cannot contribute</text:p>
              </table:change-track-table-cell>
            </table:cell-content-deletion>
            <table:cell-content-deletion>
              <table:cell-address table:column="4" table:row="128" table:table="2"/>
              <table:change-track-table-cell office:value-type="float" office:value="1"/>
            </table:cell-content-deletion>
            <table:change-deletion table:id="ct266"/>
          </table:deletions>
        </table:deletion>
        <table:deletion table:id="ct268" table:type="row" table:position="128" table:table="2">
          <office:change-info>
            <dc:creator>ricardo </dc:creator>
            <dc:date>2012-12-22T10:50:33</dc:date>
          </office:change-info>
          <table:deletions>
            <table:change-deletion table:id="ct267"/>
          </table:deletions>
        </table:deletion>
        <table:deletion table:id="ct269" table:type="row" table:position="128"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8" table:table="2" table:multi-deletion-spanned="93">
          <office:change-info>
            <dc:creator>ricardo </dc:creator>
            <dc:date>2012-12-22T11:02:45</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deletions>
        </table:deletion>
        <table:deletion table:id="ct284" table:type="row" table:position="128" table:table="2">
          <office:change-info>
            <dc:creator>ricardo </dc:creator>
            <dc:date>2012-12-22T11:02:45</dc:date>
          </office:change-info>
          <table:deletions>
            <table:cell-content-deletion>
              <table:cell-address table:column="0" table:row="128" table:table="2"/>
              <table:change-track-table-cell table:cell-address="'Category Rating and Metrics'.A129" table:formula="of:=[$'Category Ranking'.B16]" office:value-type="float" office:value="5"/>
            </table:cell-content-deletion>
            <table:cell-content-deletion>
              <table:cell-address table:column="1" table:row="128" table:table="2"/>
              <table:change-track-table-cell office:value-type="string">
                <text:p>Scalability</text:p>
              </table:change-track-table-cell>
            </table:cell-content-deletion>
            <table:cell-content-deletion>
              <table:cell-address table:column="4" table:row="128" table:table="2"/>
              <table:change-track-table-cell table:cell-address="'Category Rating and Metrics'.E129" table:formula="of:=[$'Category Ranking'.D16]" office:value-type="float" office:value="0.15"/>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283"/>
          </table:deletions>
        </table:deletion>
        <table:deletion table:id="ct285" table:type="row" table:position="128" table:table="2">
          <office:change-info>
            <dc:creator>ricardo </dc:creator>
            <dc:date>2012-12-22T11:02:45</dc:date>
          </office:change-info>
          <table:deletions>
            <table:change-deletion table:id="ct284"/>
          </table:deletions>
        </table:deletion>
        <table:deletion table:id="ct28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85"/>
          </table:deletions>
        </table:deletion>
        <table:deletion table:id="ct28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Reference deployment</text:p>
              </table:change-track-table-cell>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8" table:table="2">
          <office:change-info>
            <dc:creator>ricardo </dc:creator>
            <dc:date>2012-12-22T11:02:45</dc:date>
          </office:change-info>
          <table:deletions>
            <table:change-deletion table:id="ct287"/>
          </table:deletions>
        </table:deletion>
        <table:deletion table:id="ct28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88"/>
          </table:deletions>
        </table:deletion>
        <table:deletion table:id="ct29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8" table:table="2">
          <office:change-info>
            <dc:creator>ricardo </dc:creator>
            <dc:date>2012-12-22T11:02:45</dc:date>
          </office:change-info>
          <table:deletions>
            <table:change-deletion table:id="ct290"/>
          </table:deletions>
        </table:deletion>
        <table:deletion table:id="ct29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291"/>
          </table:deletions>
        </table:deletion>
        <table:deletion table:id="ct29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with publication of user’s size</text:p>
              </table:change-track-table-cell>
            </table:cell-content-deletion>
            <table:cell-content-deletion>
              <table:cell-address table:column="4" table:row="128" table:table="2"/>
              <table:change-track-table-cell office:value-type="float" office:value="5"/>
            </table:cell-content-deletion>
            <table:change-deletion table:id="ct292"/>
          </table:deletions>
        </table:deletion>
        <table:deletion table:id="ct29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text:p>
              </table:change-track-table-cell>
            </table:cell-content-deletion>
            <table:cell-content-deletion>
              <table:cell-address table:column="4" table:row="128" table:table="2"/>
              <table:change-track-table-cell office:value-type="float" office:value="3"/>
            </table:cell-content-deletion>
            <table:change-deletion table:id="ct293"/>
          </table:deletions>
        </table:deletion>
        <table:deletion table:id="ct29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294"/>
          </table:deletions>
        </table:deletion>
        <table:deletion table:id="ct296" table:type="row" table:position="128" table:table="2">
          <office:change-info>
            <dc:creator>ricardo </dc:creator>
            <dc:date>2012-12-22T11:02:45</dc:date>
          </office:change-info>
          <table:deletions>
            <table:change-deletion table:id="ct295"/>
          </table:deletions>
        </table:deletion>
        <table:deletion table:id="ct29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96"/>
          </table:deletions>
        </table:deletion>
        <table:deletion table:id="ct29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Designed for scalability</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297"/>
          </table:deletions>
        </table:deletion>
        <table:deletion table:id="ct299" table:type="row" table:position="128" table:table="2">
          <office:change-info>
            <dc:creator>ricardo </dc:creator>
            <dc:date>2012-12-22T11:02:45</dc:date>
          </office:change-info>
          <table:deletions>
            <table:change-deletion table:id="ct298"/>
          </table:deletions>
        </table:deletion>
        <table:deletion table:id="ct30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99"/>
          </table:deletions>
        </table:deletion>
        <table:deletion table:id="ct30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8" table:table="2">
          <office:change-info>
            <dc:creator>ricardo </dc:creator>
            <dc:date>2012-12-22T11:02:45</dc:date>
          </office:change-info>
          <table:deletions>
            <table:change-deletion table:id="ct301"/>
          </table:deletions>
        </table:deletion>
        <table:deletion table:id="ct30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02"/>
          </table:deletions>
        </table:deletion>
        <table:deletion table:id="ct30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extensive</text:p>
              </table:change-track-table-cell>
            </table:cell-content-deletion>
            <table:cell-content-deletion>
              <table:cell-address table:column="4" table:row="128" table:table="2"/>
              <table:change-track-table-cell office:value-type="float" office:value="5"/>
            </table:cell-content-deletion>
            <table:change-deletion table:id="ct303"/>
          </table:deletions>
        </table:deletion>
        <table:deletion table:id="ct30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some</text:p>
              </table:change-track-table-cell>
            </table:cell-content-deletion>
            <table:cell-content-deletion>
              <table:cell-address table:column="4" table:row="128" table:table="2"/>
              <table:change-track-table-cell office:value-type="float" office:value="3"/>
            </table:cell-content-deletion>
            <table:change-deletion table:id="ct304"/>
          </table:deletions>
        </table:deletion>
        <table:deletion table:id="ct30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305"/>
          </table:deletions>
        </table:deletion>
        <table:deletion table:id="ct307" table:type="row" table:position="128" table:table="2">
          <office:change-info>
            <dc:creator>ricardo </dc:creator>
            <dc:date>2012-12-22T11:02:45</dc:date>
          </office:change-info>
          <table:deletions>
            <table:change-deletion table:id="ct306"/>
          </table:deletions>
        </table:deletion>
        <table:deletion table:id="ct308" table:type="row" table:position="128" table:table="2">
          <office:change-info>
            <dc:creator>ricardo </dc:creator>
            <dc:date>2012-12-22T11:02:45</dc:date>
          </office:change-info>
          <table:deletions>
            <table:change-deletion table:id="ct307"/>
          </table:deletions>
        </table:deletion>
        <table:deletion table:id="ct309" table:type="row" table:position="128" table:table="2">
          <office:change-info>
            <dc:creator>ricardo </dc:creator>
            <dc:date>2012-12-22T11:02:45</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change-deletion table:id="ct308"/>
          </table:deletions>
        </table:deletion>
        <table:deletion table:id="ct310" table:type="row" table:position="128" table:table="2">
          <office:change-info>
            <dc:creator>ricardo </dc:creator>
            <dc:date>2012-12-22T11:02:45</dc:date>
          </office:change-info>
          <table:deletions>
            <table:cell-content-deletion>
              <table:cell-address table:column="0" table:row="128" table:table="2"/>
              <table:change-track-table-cell table:cell-address="'Category Rating and Metrics'.A129" table:formula="of:=#REF!" office:value-type="float" office:value="0"/>
            </table:cell-content-deletion>
            <table:cell-content-deletion>
              <table:cell-address table:column="1" table:row="128" table:table="2"/>
              <table:change-track-table-cell office:value-type="string">
                <text:p>Architecture</text:p>
              </table:change-track-table-cell>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309"/>
            <table:cell-content-deletion table:id="ct3">
              <table:change-track-table-cell table:cell-address="'Category Rating and Metrics'.F129" table:formula="of:=SUM([.F132:.F173])" office:value-type="float" office:value="17.105"/>
            </table:cell-content-deletion>
          </table:deletions>
        </table:deletion>
        <table:deletion table:id="ct311" table:type="row" table:position="128" table:table="2">
          <office:change-info>
            <dc:creator>ricardo </dc:creator>
            <dc:date>2012-12-22T11:02:45</dc:date>
          </office:change-info>
          <table:deletions>
            <table:change-deletion table:id="ct310"/>
          </table:deletions>
        </table:deletion>
        <table:deletion table:id="ct31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11"/>
          </table:deletions>
        </table:deletion>
        <table:deletion table:id="ct31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re<text:span text:style-name="T5"> there any 3rd party Plug-ins</text:span></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12"/>
          </table:deletions>
        </table:deletion>
        <table:deletion table:id="ct314" table:type="row" table:position="128" table:table="2">
          <office:change-info>
            <dc:creator>ricardo </dc:creator>
            <dc:date>2012-12-22T11:02:45</dc:date>
          </office:change-info>
          <table:deletions>
            <table:change-deletion table:id="ct313"/>
          </table:deletions>
        </table:deletion>
        <table:deletion table:id="ct31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14"/>
          </table:deletions>
        </table:deletion>
        <table:deletion table:id="ct31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8" table:table="2">
          <office:change-info>
            <dc:creator>ricardo </dc:creator>
            <dc:date>2012-12-22T11:02:45</dc:date>
          </office:change-info>
          <table:deletions>
            <table:change-deletion table:id="ct316"/>
          </table:deletions>
        </table:deletion>
        <table:deletion table:id="ct31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17"/>
          </table:deletions>
        </table:deletion>
        <table:deletion table:id="ct31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gt;10</text:p>
              </table:change-track-table-cell>
            </table:cell-content-deletion>
            <table:cell-content-deletion>
              <table:cell-address table:column="4" table:row="128" table:table="2"/>
              <table:change-track-table-cell office:value-type="float" office:value="5"/>
            </table:cell-content-deletion>
            <table:change-deletion table:id="ct318"/>
          </table:deletions>
        </table:deletion>
        <table:deletion table:id="ct32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6 to 10</text:p>
              </table:change-track-table-cell>
            </table:cell-content-deletion>
            <table:cell-content-deletion>
              <table:cell-address table:column="4" table:row="128" table:table="2"/>
              <table:change-track-table-cell office:value-type="float" office:value="4"/>
            </table:cell-content-deletion>
            <table:change-deletion table:id="ct319"/>
          </table:deletions>
        </table:deletion>
        <table:deletion table:id="ct32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2 to 5</text:p>
              </table:change-track-table-cell>
            </table:cell-content-deletion>
            <table:cell-content-deletion>
              <table:cell-address table:column="4" table:row="128" table:table="2"/>
              <table:change-track-table-cell office:value-type="float" office:value="3"/>
            </table:cell-content-deletion>
            <table:change-deletion table:id="ct320"/>
          </table:deletions>
        </table:deletion>
        <table:deletion table:id="ct322" table:type="row" table:position="128" table:table="2">
          <office:change-info>
            <dc:creator>ricardo </dc:creator>
            <dc:date>2012-12-22T11:02:45</dc:date>
          </office:change-info>
          <table:deletions>
            <table:cell-content-deletion>
              <table:cell-address table:column="1" table:row="128" table:table="2"/>
              <table:change-track-table-cell office:value-type="float" office:value="1"/>
            </table:cell-content-deletion>
            <table:cell-content-deletion>
              <table:cell-address table:column="4" table:row="128" table:table="2"/>
              <table:change-track-table-cell office:value-type="float" office:value="2"/>
            </table:cell-content-deletion>
            <table:change-deletion table:id="ct321"/>
          </table:deletions>
        </table:deletion>
        <table:deletion table:id="ct323" table:type="row" table:position="128" table:table="2">
          <office:change-info>
            <dc:creator>ricardo </dc:creator>
            <dc:date>2012-12-22T11:02:45</dc:date>
          </office:change-info>
          <table:deletions>
            <table:cell-content-deletion>
              <table:cell-address table:column="1" table:row="128" table:table="2"/>
              <table:change-track-table-cell office:value-type="float" office:value="0"/>
            </table:cell-content-deletion>
            <table:cell-content-deletion>
              <table:cell-address table:column="4" table:row="128" table:table="2"/>
              <table:change-track-table-cell office:value-type="float" office:value="1"/>
            </table:cell-content-deletion>
            <table:change-deletion table:id="ct322"/>
          </table:deletions>
        </table:deletion>
        <table:deletion table:id="ct324" table:type="row" table:position="128" table:table="2">
          <office:change-info>
            <dc:creator>ricardo </dc:creator>
            <dc:date>2012-12-22T11:02:45</dc:date>
          </office:change-info>
          <table:deletions>
            <table:change-deletion table:id="ct323"/>
          </table:deletions>
        </table:deletion>
        <table:deletion table:id="ct32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24"/>
          </table:deletions>
        </table:deletion>
        <table:deletion table:id="ct32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Public API / External Service </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25"/>
          </table:deletions>
        </table:deletion>
        <table:deletion table:id="ct327" table:type="row" table:position="128" table:table="2">
          <office:change-info>
            <dc:creator>ricardo </dc:creator>
            <dc:date>2012-12-22T11:02:45</dc:date>
          </office:change-info>
          <table:deletions>
            <table:change-deletion table:id="ct326"/>
          </table:deletions>
        </table:deletion>
        <table:deletion table:id="ct32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27"/>
          </table:deletions>
        </table:deletion>
        <table:deletion table:id="ct32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8" table:table="2">
          <office:change-info>
            <dc:creator>ricardo </dc:creator>
            <dc:date>2012-12-22T11:02:45</dc:date>
          </office:change-info>
          <table:deletions>
            <table:change-deletion table:id="ct329"/>
          </table:deletions>
        </table:deletion>
        <table:deletion table:id="ct33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30"/>
          </table:deletions>
        </table:deletion>
        <table:deletion table:id="ct33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extensive</text:p>
              </table:change-track-table-cell>
            </table:cell-content-deletion>
            <table:cell-content-deletion>
              <table:cell-address table:column="4" table:row="128" table:table="2"/>
              <table:change-track-table-cell office:value-type="float" office:value="5"/>
            </table:cell-content-deletion>
            <table:change-deletion table:id="ct331"/>
          </table:deletions>
        </table:deletion>
        <table:deletion table:id="ct33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text:p>
              </table:change-track-table-cell>
            </table:cell-content-deletion>
            <table:cell-content-deletion>
              <table:cell-address table:column="4" table:row="128" table:table="2"/>
              <table:change-track-table-cell office:value-type="float" office:value="3"/>
            </table:cell-content-deletion>
            <table:change-deletion table:id="ct332"/>
          </table:deletions>
        </table:deletion>
        <table:deletion table:id="ct33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333"/>
          </table:deletions>
        </table:deletion>
        <table:deletion table:id="ct335" table:type="row" table:position="128" table:table="2">
          <office:change-info>
            <dc:creator>ricardo </dc:creator>
            <dc:date>2012-12-22T11:02:45</dc:date>
          </office:change-info>
          <table:deletions>
            <table:change-deletion table:id="ct334"/>
          </table:deletions>
        </table:deletion>
        <table:deletion table:id="ct33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35"/>
          </table:deletions>
        </table:deletion>
        <table:deletion table:id="ct33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Enable/disable features through configuration</text:p>
              </table:change-track-table-cell>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8" table:table="2">
          <office:change-info>
            <dc:creator>ricardo </dc:creator>
            <dc:date>2012-12-22T11:02:45</dc:date>
          </office:change-info>
          <table:deletions>
            <table:change-deletion table:id="ct337"/>
          </table:deletions>
        </table:deletion>
        <table:deletion table:id="ct33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38"/>
          </table:deletions>
        </table:deletion>
        <table:deletion table:id="ct34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8" table:table="2">
          <office:change-info>
            <dc:creator>ricardo </dc:creator>
            <dc:date>2012-12-22T11:02:45</dc:date>
          </office:change-info>
          <table:deletions>
            <table:change-deletion table:id="ct340"/>
          </table:deletions>
        </table:deletion>
        <table:deletion table:id="ct34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41"/>
          </table:deletions>
        </table:deletion>
        <table:deletion table:id="ct34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during runtime</text:p>
              </table:change-track-table-cell>
            </table:cell-content-deletion>
            <table:cell-content-deletion>
              <table:cell-address table:column="4" table:row="128" table:table="2"/>
              <table:change-track-table-cell office:value-type="float" office:value="5"/>
            </table:cell-content-deletion>
            <table:change-deletion table:id="ct342"/>
          </table:deletions>
        </table:deletion>
        <table:deletion table:id="ct34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maybe compile time</text:p>
              </table:change-track-table-cell>
            </table:cell-content-deletion>
            <table:cell-content-deletion>
              <table:cell-address table:column="4" table:row="128" table:table="2"/>
              <table:change-track-table-cell office:value-type="float" office:value="3"/>
            </table:cell-content-deletion>
            <table:change-deletion table:id="ct343"/>
          </table:deletions>
        </table:deletion>
        <table:deletion table:id="ct34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344"/>
          </table:deletions>
        </table:deletion>
        <table:deletion table:id="ct346" table:type="row" table:position="128" table:table="2">
          <office:change-info>
            <dc:creator>ricardo </dc:creator>
            <dc:date>2012-12-22T11:02:45</dc:date>
          </office:change-info>
          <table:deletions>
            <table:change-deletion table:id="ct345"/>
          </table:deletions>
        </table:deletion>
        <table:deletion table:id="ct347" table:type="row" table:position="128" table:table="2">
          <office:change-info>
            <dc:creator>ricardo </dc:creator>
            <dc:date>2012-12-22T11:02:45</dc:date>
          </office:change-info>
          <table:deletions>
            <table:change-deletion table:id="ct346"/>
          </table:deletions>
        </table:deletion>
        <table:deletion table:id="ct348" table:type="row" table:position="128" table:table="2">
          <office:change-info>
            <dc:creator>ricardo </dc:creator>
            <dc:date>2012-12-22T11:02:45</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change-deletion table:id="ct347"/>
          </table:deletions>
        </table:deletion>
        <table:deletion table:id="ct349" table:type="row" table:position="128" table:table="2">
          <office:change-info>
            <dc:creator>ricardo </dc:creator>
            <dc:date>2012-12-22T11:02:45</dc:date>
          </office:change-info>
          <table:deletions>
            <table:cell-content-deletion>
              <table:cell-address table:column="0" table:row="128" table:table="2"/>
              <table:change-track-table-cell table:cell-address="'Category Rating and Metrics'.A129" table:formula="of:=#REF!" office:value-type="float" office:value="0"/>
            </table:cell-content-deletion>
            <table:cell-content-deletion>
              <table:cell-address table:column="1" table:row="128" table:table="2"/>
              <table:change-track-table-cell office:value-type="string">
                <text:p>Support</text:p>
              </table:change-track-table-cell>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348"/>
            <table:cell-content-deletion table:id="ct131">
              <table:change-track-table-cell/>
            </table:cell-content-deletion>
          </table:deletions>
        </table:deletion>
        <table:deletion table:id="ct350" table:type="row" table:position="128" table:table="2">
          <office:change-info>
            <dc:creator>ricardo </dc:creator>
            <dc:date>2012-12-22T11:02:45</dc:date>
          </office:change-info>
          <table:deletions>
            <table:change-deletion table:id="ct349"/>
          </table:deletions>
        </table:deletion>
        <table:deletion table:id="ct35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50"/>
          </table:deletions>
        </table:deletion>
        <table:deletion table:id="ct35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verage volume of general mailing list in the last 6 months</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51"/>
          </table:deletions>
        </table:deletion>
        <table:deletion table:id="ct353" table:type="row" table:position="128" table:table="2">
          <office:change-info>
            <dc:creator>ricardo </dc:creator>
            <dc:date>2012-12-22T11:02:45</dc:date>
          </office:change-info>
          <table:deletions>
            <table:change-deletion table:id="ct352"/>
          </table:deletions>
        </table:deletion>
        <table:deletion table:id="ct35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53"/>
          </table:deletions>
        </table:deletion>
        <table:deletion table:id="ct35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8" table:table="2">
          <office:change-info>
            <dc:creator>ricardo </dc:creator>
            <dc:date>2012-12-22T11:02:45</dc:date>
          </office:change-info>
          <table:deletions>
            <table:change-deletion table:id="ct355"/>
          </table:deletions>
        </table:deletion>
        <table:deletion table:id="ct35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56"/>
          </table:deletions>
        </table:deletion>
        <table:deletion table:id="ct35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gt; 720 msg per month</text:p>
              </table:change-track-table-cell>
            </table:cell-content-deletion>
            <table:cell-content-deletion>
              <table:cell-address table:column="4" table:row="128" table:table="2"/>
              <table:change-track-table-cell office:value-type="float" office:value="5"/>
            </table:cell-content-deletion>
            <table:change-deletion table:id="ct357"/>
          </table:deletions>
        </table:deletion>
        <table:deletion table:id="ct35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300 – 720) msg per month</text:p>
              </table:change-track-table-cell>
            </table:cell-content-deletion>
            <table:cell-content-deletion>
              <table:cell-address table:column="4" table:row="128" table:table="2"/>
              <table:change-track-table-cell office:value-type="float" office:value="4"/>
            </table:cell-content-deletion>
            <table:change-deletion table:id="ct358"/>
          </table:deletions>
        </table:deletion>
        <table:deletion table:id="ct36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150 – 300) msg per month</text:p>
              </table:change-track-table-cell>
            </table:cell-content-deletion>
            <table:cell-content-deletion>
              <table:cell-address table:column="4" table:row="128" table:table="2"/>
              <table:change-track-table-cell office:value-type="float" office:value="3"/>
            </table:cell-content-deletion>
            <table:change-deletion table:id="ct359"/>
          </table:deletions>
        </table:deletion>
        <table:deletion table:id="ct36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30 – 150) msg per month</text:p>
              </table:change-track-table-cell>
            </table:cell-content-deletion>
            <table:cell-content-deletion>
              <table:cell-address table:column="4" table:row="128" table:table="2"/>
              <table:change-track-table-cell office:value-type="float" office:value="2"/>
            </table:cell-content-deletion>
            <table:change-deletion table:id="ct360"/>
          </table:deletions>
        </table:deletion>
        <table:deletion table:id="ct36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lt; 30 msg per month</text:p>
              </table:change-track-table-cell>
            </table:cell-content-deletion>
            <table:cell-content-deletion>
              <table:cell-address table:column="4" table:row="128" table:table="2"/>
              <table:change-track-table-cell office:value-type="float" office:value="1"/>
            </table:cell-content-deletion>
            <table:change-deletion table:id="ct361"/>
          </table:deletions>
        </table:deletion>
        <table:deletion table:id="ct363" table:type="row" table:position="128" table:table="2">
          <office:change-info>
            <dc:creator>ricardo </dc:creator>
            <dc:date>2012-12-22T11:02:45</dc:date>
          </office:change-info>
          <table:deletions>
            <table:change-deletion table:id="ct362"/>
          </table:deletions>
        </table:deletion>
        <table:deletion table:id="ct36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63"/>
          </table:deletions>
        </table:deletion>
        <table:deletion table:id="ct36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Quality of professional support</text:p>
              </table:change-track-table-cell>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8" table:table="2">
          <office:change-info>
            <dc:creator>ricardo </dc:creator>
            <dc:date>2012-12-22T11:02:45</dc:date>
          </office:change-info>
          <table:deletions>
            <table:change-deletion table:id="ct365"/>
          </table:deletions>
        </table:deletion>
        <table:deletion table:id="ct36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66"/>
          </table:deletions>
        </table:deletion>
        <table:deletion table:id="ct368" table:type="row" table:position="128"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8" table:table="2">
          <office:change-info>
            <dc:creator>ricardo </dc:creator>
            <dc:date>2012-12-22T11:02:45</dc:date>
          </office:change-info>
          <table:deletions>
            <table:change-deletion table:id="ct368"/>
          </table:deletions>
        </table:deletion>
        <table:deletion table:id="ct37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69"/>
          </table:deletions>
        </table:deletion>
        <table:deletion table:id="ct37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Installation + troubleshooting + integration / customization support</text:p>
              </table:change-track-table-cell>
            </table:cell-content-deletion>
            <table:cell-content-deletion>
              <table:cell-address table:column="4" table:row="128" table:table="2"/>
              <table:change-track-table-cell office:value-type="float" office:value="5"/>
            </table:cell-content-deletion>
            <table:change-deletion table:id="ct370"/>
          </table:deletions>
        </table:deletion>
        <table:deletion table:id="ct37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Installation support only</text:p>
              </table:change-track-table-cell>
            </table:cell-content-deletion>
            <table:cell-content-deletion>
              <table:cell-address table:column="4" table:row="128" table:table="2"/>
              <table:change-track-table-cell office:value-type="float" office:value="3"/>
            </table:cell-content-deletion>
            <table:change-deletion table:id="ct371"/>
          </table:deletions>
        </table:deletion>
        <table:deletion table:id="ct37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 professional support</text:p>
              </table:change-track-table-cell>
            </table:cell-content-deletion>
            <table:cell-content-deletion>
              <table:cell-address table:column="4" table:row="128" table:table="2"/>
              <table:change-track-table-cell office:value-type="float" office:value="1"/>
            </table:cell-content-deletion>
            <table:change-deletion table:id="ct372"/>
          </table:deletions>
        </table:deletion>
        <table:deletion table:id="ct374" table:type="row" table:position="128" table:table="2">
          <office:change-info>
            <dc:creator>ricardo </dc:creator>
            <dc:date>2012-12-22T11:02:45</dc:date>
          </office:change-info>
          <table:deletions>
            <table:change-deletion table:id="ct373"/>
          </table:deletions>
        </table:deletion>
        <table:deletion table:id="ct375" table:type="row" table:position="128"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9" table:table="2"/>
          <office:change-info>
            <dc:creator>ricardo </dc:creator>
            <dc:date>2012-12-22T11:03:28</dc:date>
          </office:change-info>
          <table:previous>
            <table:change-track-table-cell table:cell-address="'Category Rating and Metrics'.A130" table:formula="of:=#REF!" office:value-type="float" office:value="0"/>
          </table:previous>
        </table:cell-content-change>
        <table:cell-content-change table:id="ct378">
          <table:cell-address table:column="0" table:row="165" table:table="2"/>
          <office:change-info>
            <dc:creator>ricardo </dc:creator>
            <dc:date>2012-12-22T11:03:33</dc:date>
          </office:change-info>
          <table:previous>
            <table:change-track-table-cell table:cell-address="'Category Rating and Metrics'.A166" table:formula="of:=#REF!" office:value-type="float" office:value="0"/>
          </table:previous>
        </table:cell-content-change>
        <table:cell-content-change table:id="ct379">
          <table:cell-address table:column="0" table:row="215" table:table="2"/>
          <office:change-info>
            <dc:creator>ricardo </dc:creator>
            <dc:date>2012-12-22T11:03:40</dc:date>
          </office:change-info>
          <table:previous>
            <table:change-track-table-cell table:cell-address="'Category Rating and Metrics'.A216"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open bugs for the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50</text:p>
              </table:change-track-table-cell>
            </table:cell-content-deletion>
            <table:cell-content-deletion>
              <table:cell-address table:column="4" table:row="103" table:table="2"/>
              <table:change-track-table-cell office:value-type="float" office:value="5"/>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 - 100 </text:p>
              </table:change-track-table-cell>
            </table:cell-content-deletion>
            <table:cell-content-deletion>
              <table:cell-address table:column="4" table:row="103" table:table="2"/>
              <table:change-track-table-cell office:value-type="float" office:value="4"/>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0 - 500</text:p>
              </table:change-track-table-cell>
            </table:cell-content-deletion>
            <table:cell-content-deletion>
              <table:cell-address table:column="4" table:row="103" table:table="2"/>
              <table:change-track-table-cell office:value-type="float" office:value="3"/>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0 - 1000</text:p>
              </table:change-track-table-cell>
            </table:cell-content-deletion>
            <table:cell-content-deletion>
              <table:cell-address table:column="4" table:row="103" table:table="2"/>
              <table:change-track-table-cell office:value-type="float" office:value="2"/>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1000</text:p>
              </table:change-track-table-cell>
            </table:cell-content-deletion>
            <table:cell-content-deletion>
              <table:cell-address table:column="4" table:row="103" table:table="2"/>
              <table:change-track-table-cell office:value-type="float" office:value="1"/>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bugs fixed in last 6 months (compared to # of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75%</text:p>
              </table:change-track-table-cell>
            </table:cell-content-deletion>
            <table:cell-content-deletion>
              <table:cell-address table:column="4" table:row="103" table:table="2"/>
              <table:change-track-table-cell office:value-type="float" office:value="5"/>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60% <text:s/>- 75%</text:p>
              </table:change-track-table-cell>
            </table:cell-content-deletion>
            <table:cell-content-deletion>
              <table:cell-address table:column="4" table:row="103" table:table="2"/>
              <table:change-track-table-cell office:value-type="float" office:value="4"/>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45% - 60%</text:p>
              </table:change-track-table-cell>
            </table:cell-content-deletion>
            <table:cell-content-deletion>
              <table:cell-address table:column="4" table:row="103" table:table="2"/>
              <table:change-track-table-cell office:value-type="float" office:value="3"/>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5% - 45%</text:p>
              </table:change-track-table-cell>
            </table:cell-content-deletion>
            <table:cell-content-deletion>
              <table:cell-address table:column="4" table:row="103" table:table="2"/>
              <table:change-track-table-cell office:value-type="float" office:value="2"/>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25%</text:p>
              </table:change-track-table-cell>
            </table:cell-content-deletion>
            <table:cell-content-deletion>
              <table:cell-address table:column="4" table:row="103" table:table="2"/>
              <table:change-track-table-cell office:value-type="float" office:value="1"/>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P1/critical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text:s/>5</text:p>
              </table:change-track-table-cell>
            </table:cell-content-deletion>
            <table:cell-content-deletion>
              <table:cell-address table:column="4" table:row="103" table:table="2"/>
              <table:change-track-table-cell office:value-type="float" office:value="4"/>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10</text:p>
              </table:change-track-table-cell>
            </table:cell-content-deletion>
            <table:cell-content-deletion>
              <table:cell-address table:column="4" table:row="103" table:table="2"/>
              <table:change-track-table-cell office:value-type="float" office:value="3"/>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 - 20</text:p>
              </table:change-track-table-cell>
            </table:cell-content-deletion>
            <table:cell-content-deletion>
              <table:cell-address table:column="4" table:row="103" table:table="2"/>
              <table:change-track-table-cell office:value-type="float" office:value="2"/>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20</text:p>
              </table:change-track-table-cell>
            </table:cell-content-deletion>
            <table:cell-content-deletion>
              <table:cell-address table:column="4" table:row="103" table:table="2"/>
              <table:change-track-table-cell office:value-type="float" office:value="1"/>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Average bug age for P1 in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1 week</text:p>
              </table:change-track-table-cell>
            </table:cell-content-deletion>
            <table:cell-content-deletion>
              <table:cell-address table:column="4" table:row="103" table:table="2"/>
              <table:change-track-table-cell office:value-type="float" office:value="5"/>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 weeks</text:p>
              </table:change-track-table-cell>
            </table:cell-content-deletion>
            <table:cell-content-deletion>
              <table:cell-address table:column="4" table:row="103" table:table="2"/>
              <table:change-track-table-cell office:value-type="float" office:value="4"/>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 - 3 weeks</text:p>
              </table:change-track-table-cell>
            </table:cell-content-deletion>
            <table:cell-content-deletion>
              <table:cell-address table:column="4" table:row="103" table:table="2"/>
              <table:change-track-table-cell office:value-type="float" office:value="3"/>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 weeks</text:p>
              </table:change-track-table-cell>
            </table:cell-content-deletion>
            <table:cell-content-deletion>
              <table:cell-address table:column="4" table:row="103" table:table="2"/>
              <table:change-track-table-cell office:value-type="float" office:value="2"/>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4 weeks</text:p>
              </table:change-track-table-cell>
            </table:cell-content-deletion>
            <table:cell-content-deletion>
              <table:cell-address table:column="4" table:row="103" table:table="2"/>
              <table:change-track-table-cell office:value-type="float" office:value="1"/>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0" table:row="103" table:table="2"/>
              <table:change-track-table-cell office:value-type="string">
                <text:p>Rank</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6" table:row="103" table:table="2"/>
              <table:change-track-table-cell office:value-type="string">
                <text:p>Weighted Rating</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0" table:row="103" table:table="2"/>
              <table:change-track-table-cell table:cell-address="'Category Rating and Metrics'.A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6" table:row="103" table:table="2"/>
              <table:change-track-table-cell table:cell-address="'Category Rating and Metrics'.G104" table:formula="of:=[.F104]*[.E104]" office:value-type="float" office:value="0"/>
            </table:cell-content-deletion>
            <table:change-deletion table:id="ct435"/>
            <table:cell-content-deletion table:id="ct2">
              <table:change-track-table-cell table:cell-address="'Category Rating and Metrics'.F104" table:formula="of:=SUM([.F106:.F146])" office:value-type="float" office:value="19"/>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text:p>
              </table:change-track-table-cell>
            </table:cell-content-deletion>
            <table:cell-content-deletion>
              <table:cell-address table:column="4" table:row="103" table:table="2"/>
              <table:change-track-table-cell office:value-type="float" office:value="4"/>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3"/>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6</text:p>
              </table:change-track-table-cell>
            </table:cell-content-deletion>
            <table:cell-content-deletion>
              <table:cell-address table:column="4" table:row="103" table:table="2"/>
              <table:change-track-table-cell office:value-type="float" office:value="2"/>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6</text:p>
              </table:change-track-table-cell>
            </table:cell-content-deletion>
            <table:cell-content-deletion>
              <table:cell-address table:column="4" table:row="103" table:table="2"/>
              <table:change-track-table-cell office:value-type="float" office:value="1"/>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text:s/>of security vulnerabilities still open (unpatched)</text:p>
              </table:change-track-table-cell>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1"/>
            </table:cell-content-deletion>
            <table:cell-content-deletion>
              <table:cell-address table:column="4" table:row="103" table:table="2"/>
              <table:change-track-table-cell office:value-type="float" office:value="4"/>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2"/>
            </table:cell-content-deletion>
            <table:cell-content-deletion>
              <table:cell-address table:column="4" table:row="103" table:table="2"/>
              <table:change-track-table-cell office:value-type="float" office:value="3"/>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5</text:p>
              </table:change-track-table-cell>
            </table:cell-content-deletion>
            <table:cell-content-deletion>
              <table:cell-address table:column="4" table:row="103" table:table="2"/>
              <table:change-track-table-cell office:value-type="float" office:value="2"/>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5</text:p>
              </table:change-track-table-cell>
            </table:cell-content-deletion>
            <table:cell-content-deletion>
              <table:cell-address table:column="4" table:row="103" table:table="2"/>
              <table:change-track-table-cell office:value-type="float" office:value="1"/>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Is there a dedicated information (web page, wiki, etc) for security?</text:p>
              </table:change-track-table-cell>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 well maintained</text:p>
              </table:change-track-table-cell>
            </table:cell-content-deletion>
            <table:cell-content-deletion>
              <table:cell-address table:column="4" table:row="103" table:table="2"/>
              <table:change-track-table-cell office:value-type="float" office:value="5"/>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text:p>
              </table:change-track-table-cell>
            </table:cell-content-deletion>
            <table:cell-content-deletion>
              <table:cell-address table:column="4" table:row="103" table:table="2"/>
              <table:change-track-table-cell office:value-type="float" office:value="3"/>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o</text:p>
              </table:change-track-table-cell>
            </table:cell-content-deletion>
            <table:cell-content-deletion>
              <table:cell-address table:column="4" table:row="103" table:table="2"/>
              <table:change-track-table-cell office:value-type="float" office:value="1"/>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5"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1532"/>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550"/>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4" table:table="2"/>
          <office:change-info>
            <dc:creator>Ilias R.</dc:creator>
            <dc:date>2013-01-03T20:11:34</dc:date>
          </office:change-info>
          <table:previous>
            <table:change-track-table-cell/>
          </table:previous>
        </table:cell-content-change>
        <table:cell-content-change table:id="ct716">
          <table:cell-address table:column="3" table:row="134" table:table="2"/>
          <office:change-info>
            <dc:creator>Ilias R.</dc:creator>
            <dc:date>2013-01-03T20:11:42</dc:date>
          </office:change-info>
          <table:previous>
            <table:change-track-table-cell/>
          </table:previous>
        </table:cell-content-change>
        <table:insertion table:id="ct717" table:type="row" table:position="132"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2" table:table="2">
          <office:change-info>
            <dc:creator>Ilias R.</dc:creator>
            <dc:date>2013-01-03T20:11:48</dc:date>
          </office:change-info>
          <table:deletions>
            <table:change-deletion table:id="ct717"/>
          </table:deletions>
        </table:deletion>
        <table:insertion table:id="ct719" table:type="row" table:position="134"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8" table:start-table="2" table:end-column="1" table:end-row="136" table:end-table="2"/>
          <table:target-range-address table:column="1" table:row="134"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8" table:start-table="2" table:end-column="3" table:end-row="136" table:end-table="2"/>
          <table:target-range-address table:column="3" table:row="134" table:table="2"/>
          <office:change-info>
            <dc:creator>Ilias R.</dc:creator>
            <dc:date>2013-01-03T20:12:01</dc:date>
          </office:change-info>
          <table:dependencies>
            <table:dependency table:id="ct731"/>
          </table:dependencies>
        </table:movement>
        <table:cell-content-change table:id="ct722">
          <table:cell-address table:column="1" table:row="138" table:table="2"/>
          <office:change-info>
            <dc:creator>Ilias R.</dc:creator>
            <dc:date>2013-01-03T20:12:53</dc:date>
          </office:change-info>
          <table:previous>
            <table:change-track-table-cell/>
          </table:previous>
        </table:cell-content-change>
        <table:cell-content-change table:id="ct723">
          <table:cell-address table:column="1" table:row="138"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8"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8"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4"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4" table:table="2">
          <office:change-info>
            <dc:creator>Ilias R.</dc:creator>
            <dc:date>2013-01-03T20:13:06</dc:date>
          </office:change-info>
          <table:deletions>
            <table:change-deletion table:id="ct726"/>
          </table:deletions>
        </table:deletion>
        <table:insertion table:id="ct728" table:type="row" table:position="138" table:table="2">
          <office:change-info>
            <dc:creator>Ilias R.</dc:creator>
            <dc:date>2013-01-03T20:13:08</dc:date>
          </office:change-info>
          <table:dependencies>
            <table:dependency table:id="ct734"/>
          </table:dependencies>
        </table:insertion>
        <table:insertion table:id="ct729" table:type="row" table:position="136"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5"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8"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5" table:table="2"/>
          <office:change-info>
            <dc:creator>Ilias R.</dc:creator>
            <dc:date>2013-01-03T20:13:37</dc:date>
          </office:change-info>
          <table:previous>
            <table:change-track-table-cell/>
          </table:previous>
        </table:cell-content-change>
        <table:cell-content-change table:id="ct733">
          <table:cell-address table:column="1" table:row="136" table:table="2"/>
          <office:change-info>
            <dc:creator>Ilias R.</dc:creator>
            <dc:date>2013-01-03T20:13:49</dc:date>
          </office:change-info>
          <table:previous>
            <table:change-track-table-cell/>
          </table:previous>
        </table:cell-content-change>
        <table:deletion table:id="ct734" table:type="row" table:position="138"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8"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9"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50"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2"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1"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8" table:table="2"/>
          <office:change-info>
            <dc:creator>Ilias R.</dc:creator>
            <dc:date>2013-01-03T20:14:59</dc:date>
          </office:change-info>
          <table:previous>
            <table:change-track-table-cell/>
          </table:previous>
        </table:cell-content-change>
        <table:cell-content-change table:id="ct741">
          <table:cell-address table:column="1" table:row="149" table:table="2"/>
          <office:change-info>
            <dc:creator>Ilias R.</dc:creator>
            <dc:date>2013-01-03T20:15:08</dc:date>
          </office:change-info>
          <table:previous>
            <table:change-track-table-cell/>
          </table:previous>
        </table:cell-content-change>
        <table:cell-content-change table:id="ct742">
          <table:cell-address table:column="1" table:row="150" table:table="2"/>
          <office:change-info>
            <dc:creator>Ilias R.</dc:creator>
            <dc:date>2013-01-03T20:15:18</dc:date>
          </office:change-info>
          <table:previous>
            <table:change-track-table-cell/>
          </table:previous>
        </table:cell-content-change>
        <table:cell-content-change table:id="ct743">
          <table:cell-address table:column="1" table:row="151" table:table="2"/>
          <office:change-info>
            <dc:creator>Ilias R.</dc:creator>
            <dc:date>2013-01-03T20:15:28</dc:date>
          </office:change-info>
          <table:previous>
            <table:change-track-table-cell/>
          </table:previous>
        </table:cell-content-change>
        <table:cell-content-change table:id="ct744">
          <table:cell-address table:column="1" table:row="152" table:table="2"/>
          <office:change-info>
            <dc:creator>Ilias R.</dc:creator>
            <dc:date>2013-01-03T20:15:35</dc:date>
          </office:change-info>
          <table:previous>
            <table:change-track-table-cell/>
          </table:previous>
        </table:cell-content-change>
        <table:cell-content-change table:id="ct745">
          <table:cell-address table:column="3" table:row="148" table:table="2"/>
          <office:change-info>
            <dc:creator>Ilias R.</dc:creator>
            <dc:date>2013-01-03T20:15:49</dc:date>
          </office:change-info>
          <table:previous>
            <table:change-track-table-cell/>
          </table:previous>
        </table:cell-content-change>
        <table:cell-content-change table:id="ct746">
          <table:cell-address table:column="3" table:row="149" table:table="2"/>
          <office:change-info>
            <dc:creator>Ilias R.</dc:creator>
            <dc:date>2013-01-03T20:15:54</dc:date>
          </office:change-info>
          <table:previous>
            <table:change-track-table-cell/>
          </table:previous>
        </table:cell-content-change>
        <table:cell-content-change table:id="ct747">
          <table:cell-address table:column="3" table:row="150" table:table="2"/>
          <office:change-info>
            <dc:creator>Ilias R.</dc:creator>
            <dc:date>2013-01-03T20:15:54</dc:date>
          </office:change-info>
          <table:previous>
            <table:change-track-table-cell/>
          </table:previous>
        </table:cell-content-change>
        <table:cell-content-change table:id="ct748">
          <table:cell-address table:column="3" table:row="151" table:table="2"/>
          <office:change-info>
            <dc:creator>Ilias R.</dc:creator>
            <dc:date>2013-01-03T20:15:54</dc:date>
          </office:change-info>
          <table:previous>
            <table:change-track-table-cell/>
          </table:previous>
        </table:cell-content-change>
        <table:cell-content-change table:id="ct749">
          <table:cell-address table:column="3" table:row="152" table:table="2"/>
          <office:change-info>
            <dc:creator>Ilias R.</dc:creator>
            <dc:date>2013-01-03T20:15:54</dc:date>
          </office:change-info>
          <table:previous>
            <table:change-track-table-cell/>
          </table:previous>
        </table:cell-content-change>
        <table:insertion table:id="ct750" table:type="row" table:position="169"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9"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9" table:table="2"/>
          <office:change-info>
            <dc:creator>Ilias R.</dc:creator>
            <dc:date>2013-01-03T20:16:40</dc:date>
          </office:change-info>
          <table:previous>
            <table:change-track-table-cell/>
          </table:previous>
        </table:cell-content-change>
        <table:insertion table:id="ct753" table:type="row" table:position="176"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6" table:table="2"/>
          <office:change-info>
            <dc:creator>Ilias R.</dc:creator>
            <dc:date>2013-01-03T20:17:34</dc:date>
          </office:change-info>
          <table:previous>
            <table:change-track-table-cell/>
          </table:previous>
        </table:cell-content-change>
        <table:insertion table:id="ct755" table:type="row" table:position="202"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202" table:table="2"/>
          <office:change-info>
            <dc:creator>Ilias R.</dc:creator>
            <dc:date>2013-01-03T20:18:24</dc:date>
          </office:change-info>
          <table:previous>
            <table:change-track-table-cell/>
          </table:previous>
        </table:cell-content-change>
        <table:cell-content-change table:id="ct757">
          <table:cell-address table:column="1" table:row="218"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20"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21"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22"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202" table:table="2"/>
          <office:change-info>
            <dc:creator>Ilias R.</dc:creator>
            <dc:date>2013-01-03T20:31:18</dc:date>
          </office:change-info>
          <table:previous>
            <table:change-track-table-cell/>
          </table:previous>
        </table:cell-content-change>
        <table:cell-content-change table:id="ct762">
          <table:cell-address table:column="3" table:row="176" table:table="2"/>
          <office:change-info>
            <dc:creator>Ilias R.</dc:creator>
            <dc:date>2013-01-03T20:31:30</dc:date>
          </office:change-info>
          <table:previous>
            <table:change-track-table-cell/>
          </table:previous>
        </table:cell-content-change>
        <table:cell-content-change table:id="ct763">
          <table:cell-address table:column="3" table:row="169" table:table="2"/>
          <office:change-info>
            <dc:creator>Ilias R.</dc:creator>
            <dc:date>2013-01-03T20:31:38</dc:date>
          </office:change-info>
          <table:previous>
            <table:change-track-table-cell/>
          </table:previous>
        </table:cell-content-change>
        <table:cell-content-change table:id="ct764">
          <table:cell-address table:column="3" table:row="169" table:table="2"/>
          <office:change-info>
            <dc:creator>Ilias R.</dc:creator>
            <dc:date>2013-01-03T20:31:40</dc:date>
          </office:change-info>
          <table:previous>
            <table:change-track-table-cell/>
          </table:previous>
        </table:cell-content-change>
        <table:insertion table:id="ct765" table:type="row" table:position="225" table:table="2">
          <office:change-info>
            <dc:creator>Ilias R.</dc:creator>
            <dc:date>2013-01-03T23:09:12</dc:date>
          </office:change-info>
        </table:insertion>
        <table:deletion table:id="ct766" table:type="row" table:position="226" table:table="2">
          <office:change-info>
            <dc:creator>Ilias R.</dc:creator>
            <dc:date>2013-01-03T23:09:15</dc:date>
          </office:change-info>
        </table:deletion>
        <table:insertion table:id="ct767" table:type="row" table:position="223"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24"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20" table:table="2"/>
          <office:change-info>
            <dc:creator>Ilias R.</dc:creator>
            <dc:date>2013-01-03T23:09:25</dc:date>
          </office:change-info>
          <table:previous>
            <table:change-track-table-cell/>
          </table:previous>
        </table:cell-content-change>
        <table:cell-content-change table:id="ct770">
          <table:cell-address table:column="1" table:row="221" table:table="2"/>
          <office:change-info>
            <dc:creator>Ilias R.</dc:creator>
            <dc:date>2013-01-03T23:09:25</dc:date>
          </office:change-info>
          <table:previous>
            <table:change-track-table-cell/>
          </table:previous>
        </table:cell-content-change>
        <table:cell-content-change table:id="ct771">
          <table:cell-address table:column="1" table:row="222" table:table="2"/>
          <office:change-info>
            <dc:creator>Ilias R.</dc:creator>
            <dc:date>2013-01-03T23:09:25</dc:date>
          </office:change-info>
          <table:previous>
            <table:change-track-table-cell/>
          </table:previous>
        </table:cell-content-change>
        <table:cell-content-change table:id="ct772">
          <table:cell-address table:column="1" table:row="223" table:table="2"/>
          <office:change-info>
            <dc:creator>Ilias R.</dc:creator>
            <dc:date>2013-01-03T23:09:25</dc:date>
          </office:change-info>
          <table:previous>
            <table:change-track-table-cell/>
          </table:previous>
        </table:cell-content-change>
        <table:cell-content-change table:id="ct773">
          <table:cell-address table:column="1" table:row="224" table:table="2"/>
          <office:change-info>
            <dc:creator>Ilias R.</dc:creator>
            <dc:date>2013-01-03T23:09:25</dc:date>
          </office:change-info>
          <table:previous>
            <table:change-track-table-cell/>
          </table:previous>
        </table:cell-content-change>
        <table:cell-content-change table:id="ct774">
          <table:cell-address table:column="1" table:row="221"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22"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23"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24"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20" table:table="2"/>
          <office:change-info>
            <dc:creator>Ilias R.</dc:creator>
            <dc:date>2013-01-03T23:09:57</dc:date>
          </office:change-info>
          <table:previous>
            <table:change-track-table-cell/>
          </table:previous>
        </table:cell-content-change>
        <table:cell-content-change table:id="ct779">
          <table:cell-address table:column="3" table:row="221" table:table="2"/>
          <office:change-info>
            <dc:creator>Ilias R.</dc:creator>
            <dc:date>2013-01-03T23:09:57</dc:date>
          </office:change-info>
          <table:previous>
            <table:change-track-table-cell/>
          </table:previous>
        </table:cell-content-change>
        <table:cell-content-change table:id="ct780">
          <table:cell-address table:column="3" table:row="222" table:table="2"/>
          <office:change-info>
            <dc:creator>Ilias R.</dc:creator>
            <dc:date>2013-01-03T23:09:57</dc:date>
          </office:change-info>
          <table:previous>
            <table:change-track-table-cell/>
          </table:previous>
        </table:cell-content-change>
        <table:cell-content-change table:id="ct781">
          <table:cell-address table:column="3" table:row="223" table:table="2"/>
          <office:change-info>
            <dc:creator>Ilias R.</dc:creator>
            <dc:date>2013-01-03T23:09:57</dc:date>
          </office:change-info>
          <table:previous>
            <table:change-track-table-cell/>
          </table:previous>
        </table:cell-content-change>
        <table:cell-content-change table:id="ct782">
          <table:cell-address table:column="3" table:row="224"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5" table:table="2"/>
          <office:change-info>
            <dc:creator>Ilias R.</dc:creator>
            <dc:date>2013-01-04T00:32:37</dc:date>
          </office:change-info>
          <table:previous>
            <table:change-track-table-cell/>
          </table:previous>
        </table:cell-content-change>
        <table:cell-content-change table:id="ct847">
          <table:cell-address table:column="3" table:row="136" table:table="2"/>
          <office:change-info>
            <dc:creator>Ilias R.</dc:creator>
            <dc:date>2013-01-04T00:32:39</dc:date>
          </office:change-info>
          <table:previous>
            <table:change-track-table-cell/>
          </table:previous>
        </table:cell-content-change>
        <table:cell-content-change table:id="ct848">
          <table:cell-address table:column="5" table:row="134" table:table="2"/>
          <office:change-info>
            <dc:creator>Ilias R.</dc:creator>
            <dc:date>2013-01-04T00:34:06</dc:date>
          </office:change-info>
          <table:previous>
            <table:change-track-table-cell/>
          </table:previous>
        </table:cell-content-change>
        <table:cell-content-change table:id="ct849">
          <table:cell-address table:column="5" table:row="135" table:table="2"/>
          <office:change-info>
            <dc:creator>Ilias R.</dc:creator>
            <dc:date>2013-01-04T00:34:13</dc:date>
          </office:change-info>
          <table:previous>
            <table:change-track-table-cell/>
          </table:previous>
        </table:cell-content-change>
        <table:cell-content-change table:id="ct850">
          <table:cell-address table:column="5" table:row="136" table:table="2"/>
          <office:change-info>
            <dc:creator>Ilias R.</dc:creator>
            <dc:date>2013-01-04T00:34:21</dc:date>
          </office:change-info>
          <table:previous>
            <table:change-track-table-cell/>
          </table:previous>
        </table:cell-content-change>
        <table:cell-content-change table:id="ct851">
          <table:cell-address table:column="5" table:row="148" table:table="2"/>
          <office:change-info>
            <dc:creator>Ilias R.</dc:creator>
            <dc:date>2013-01-04T00:35:32</dc:date>
          </office:change-info>
          <table:previous>
            <table:change-track-table-cell/>
          </table:previous>
        </table:cell-content-change>
        <table:cell-content-change table:id="ct852">
          <table:cell-address table:column="5" table:row="149" table:table="2"/>
          <office:change-info>
            <dc:creator>Ilias R.</dc:creator>
            <dc:date>2013-01-04T00:35:41</dc:date>
          </office:change-info>
          <table:previous>
            <table:change-track-table-cell/>
          </table:previous>
        </table:cell-content-change>
        <table:cell-content-change table:id="ct853">
          <table:cell-address table:column="5" table:row="150" table:table="2"/>
          <office:change-info>
            <dc:creator>Ilias R.</dc:creator>
            <dc:date>2013-01-04T00:35:51</dc:date>
          </office:change-info>
          <table:previous>
            <table:change-track-table-cell/>
          </table:previous>
        </table:cell-content-change>
        <table:cell-content-change table:id="ct854">
          <table:cell-address table:column="5" table:row="151" table:table="2"/>
          <office:change-info>
            <dc:creator>Ilias R.</dc:creator>
            <dc:date>2013-01-04T00:36:00</dc:date>
          </office:change-info>
          <table:previous>
            <table:change-track-table-cell/>
          </table:previous>
        </table:cell-content-change>
        <table:cell-content-change table:id="ct855">
          <table:cell-address table:column="5" table:row="152" table:table="2"/>
          <office:change-info>
            <dc:creator>Ilias R.</dc:creator>
            <dc:date>2013-01-04T00:36:09</dc:date>
          </office:change-info>
          <table:previous>
            <table:change-track-table-cell/>
          </table:previous>
        </table:cell-content-change>
        <table:cell-content-change table:id="ct856">
          <table:cell-address table:column="3" table:row="169"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9" table:table="2"/>
          <office:change-info>
            <dc:creator>Ilias R.</dc:creator>
            <dc:date>2013-01-04T00:40:40</dc:date>
          </office:change-info>
          <table:previous>
            <table:change-track-table-cell/>
          </table:previous>
        </table:cell-content-change>
        <table:cell-content-change table:id="ct858">
          <table:cell-address table:column="5" table:row="176" table:table="2"/>
          <office:change-info>
            <dc:creator>Ilias R.</dc:creator>
            <dc:date>2013-01-04T00:41:21</dc:date>
          </office:change-info>
          <table:previous>
            <table:change-track-table-cell/>
          </table:previous>
        </table:cell-content-change>
        <table:cell-content-change table:id="ct859">
          <table:cell-address table:column="5" table:row="202" table:table="2"/>
          <office:change-info>
            <dc:creator>Ilias R.</dc:creator>
            <dc:date>2013-01-04T00:41:40</dc:date>
          </office:change-info>
          <table:previous>
            <table:change-track-table-cell/>
          </table:previous>
        </table:cell-content-change>
        <table:cell-content-change table:id="ct860">
          <table:cell-address table:column="5" table:row="220" table:table="2"/>
          <office:change-info>
            <dc:creator>Ilias R.</dc:creator>
            <dc:date>2013-01-04T00:42:05</dc:date>
          </office:change-info>
          <table:previous>
            <table:change-track-table-cell/>
          </table:previous>
        </table:cell-content-change>
        <table:cell-content-change table:id="ct861">
          <table:cell-address table:column="5" table:row="221" table:table="2"/>
          <office:change-info>
            <dc:creator>Ilias R.</dc:creator>
            <dc:date>2013-01-04T00:42:13</dc:date>
          </office:change-info>
          <table:previous>
            <table:change-track-table-cell/>
          </table:previous>
        </table:cell-content-change>
        <table:cell-content-change table:id="ct862">
          <table:cell-address table:column="5" table:row="222" table:table="2"/>
          <office:change-info>
            <dc:creator>Ilias R.</dc:creator>
            <dc:date>2013-01-04T00:42:21</dc:date>
          </office:change-info>
          <table:previous>
            <table:change-track-table-cell/>
          </table:previous>
        </table:cell-content-change>
        <table:cell-content-change table:id="ct863">
          <table:cell-address table:column="5" table:row="223" table:table="2"/>
          <office:change-info>
            <dc:creator>Ilias R.</dc:creator>
            <dc:date>2013-01-04T00:42:28</dc:date>
          </office:change-info>
          <table:previous>
            <table:change-track-table-cell/>
          </table:previous>
        </table:cell-content-change>
        <table:cell-content-change table:id="ct864">
          <table:cell-address table:column="5" table:row="224"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7])" office:value-type="float" office:value="7.825"/>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535"/>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19" table:table="2">
          <office:change-info>
            <dc:creator>ricardo </dc:creator>
            <dc:date>2013-01-04T17:07:47</dc:date>
          </office:change-info>
        </table:insertion>
        <table:cell-content-change table:id="ct1018">
          <table:cell-address table:column="4" table:row="218"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18"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20"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21"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22"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23"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24"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23"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22"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21"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20" table:table="2"/>
          <office:change-info>
            <dc:creator>ricardo </dc:creator>
            <dc:date>2013-01-04T17:09:24</dc:date>
          </office:change-info>
          <table:previous>
            <table:change-track-table-cell/>
          </table:previous>
        </table:cell-content-change>
        <table:cell-content-change table:id="ct1029">
          <table:cell-address table:column="4" table:row="221" table:table="2"/>
          <office:change-info>
            <dc:creator>ricardo </dc:creator>
            <dc:date>2013-01-04T17:09:29</dc:date>
          </office:change-info>
          <table:previous>
            <table:change-track-table-cell/>
          </table:previous>
        </table:cell-content-change>
        <table:cell-content-change table:id="ct1030">
          <table:cell-address table:column="4" table:row="222" table:table="2"/>
          <office:change-info>
            <dc:creator>ricardo </dc:creator>
            <dc:date>2013-01-04T17:09:31</dc:date>
          </office:change-info>
          <table:previous>
            <table:change-track-table-cell/>
          </table:previous>
        </table:cell-content-change>
        <table:cell-content-change table:id="ct1031">
          <table:cell-address table:column="4" table:row="223" table:table="2"/>
          <office:change-info>
            <dc:creator>ricardo </dc:creator>
            <dc:date>2013-01-04T17:09:41</dc:date>
          </office:change-info>
          <table:previous>
            <table:change-track-table-cell/>
          </table:previous>
        </table:cell-content-change>
        <table:cell-content-change table:id="ct1032">
          <table:cell-address table:column="4" table:row="224" table:table="2"/>
          <office:change-info>
            <dc:creator>ricardo </dc:creator>
            <dc:date>2013-01-04T17:09:42</dc:date>
          </office:change-info>
          <table:previous>
            <table:change-track-table-cell/>
          </table:previous>
        </table:cell-content-change>
        <table:cell-content-change table:id="ct1033">
          <table:cell-address table:column="4" table:row="215" table:table="2"/>
          <office:change-info>
            <dc:creator>ricardo </dc:creator>
            <dc:date>2013-01-04T17:09:54</dc:date>
          </office:change-info>
          <table:previous>
            <table:change-track-table-cell table:cell-address="'Category Rating and Metrics'.E216" table:formula="of:=#REF!" office:value-type="float" office:value="0"/>
          </table:previous>
        </table:cell-content-change>
        <table:cell-content-change table:id="ct1034">
          <table:cell-address table:column="5" table:row="215" table:table="2"/>
          <office:change-info>
            <dc:creator>ricardo </dc:creator>
            <dc:date>2013-01-04T17:19:49</dc:date>
          </office:change-info>
          <table:previous>
            <table:change-track-table-cell table:cell-address="'Category Rating and Metrics'.F216" table:formula="of:=SUM([.F219:.F226])" office:value-type="float" office:value="8.3"/>
          </table:previous>
        </table:cell-content-change>
        <table:cell-content-change table:id="ct1035">
          <table:cell-address table:column="4" table:row="221"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30" table:table="2" table:multi-deletion-spanned="9">
          <office:change-info>
            <dc:creator>ricardo </dc:creator>
            <dc:date>2013-01-04T17:20:06</dc:date>
          </office:change-info>
          <table:deletions>
            <table:change-deletion table:id="ct238"/>
          </table:deletions>
        </table:deletion>
        <table:deletion table:id="ct1037"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est Description</text:p>
              </table:change-track-table-cell>
            </table:cell-content-deletion>
            <table:change-deletion table:id="ct1036"/>
          </table:deletions>
        </table:deletion>
        <table:deletion table:id="ct1038"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30" table:table="2">
          <office:change-info>
            <dc:creator>ricardo </dc:creator>
            <dc:date>2013-01-04T17:20:06</dc:date>
          </office:change-info>
          <table:deletions>
            <table:change-deletion table:id="ct1038"/>
          </table:deletions>
        </table:deletion>
        <table:deletion table:id="ct1040" table:type="row" table:position="230" table:table="2">
          <office:change-info>
            <dc:creator>ricardo </dc:creator>
            <dc:date>2013-01-04T17:20:06</dc:date>
          </office:change-info>
          <table:deletions>
            <table:cell-content-deletion>
              <table:cell-address table:column="4" table:row="230" table:table="2"/>
              <table:change-track-table-cell office:value-type="string">
                <text:p>Score</text:p>
              </table:change-track-table-cell>
            </table:cell-content-deletion>
            <table:cell-content-deletion>
              <table:cell-address table:column="1" table:row="230" table:table="2"/>
              <table:change-track-table-cell office:value-type="string">
                <text:p>Test Score Specification</text:p>
              </table:change-track-table-cell>
            </table:cell-content-deletion>
            <table:change-deletion table:id="ct1039"/>
          </table:deletions>
        </table:deletion>
        <table:deletion table:id="ct1041" table:type="row" table:position="230" table:table="2">
          <office:change-info>
            <dc:creator>ricardo </dc:creator>
            <dc:date>2013-01-04T17:20:06</dc:date>
          </office:change-info>
          <table:deletions>
            <table:cell-content-deletion>
              <table:cell-address table:column="4" table:row="230" table:table="2"/>
              <table:change-track-table-cell office:value-type="float" office:value="5"/>
            </table:cell-content-deletion>
            <table:cell-content-deletion>
              <table:cell-address table:column="1" table:row="230"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230" table:table="2">
          <office:change-info>
            <dc:creator>ricardo </dc:creator>
            <dc:date>2013-01-04T17:20:06</dc:date>
          </office:change-info>
          <table:deletions>
            <table:cell-content-deletion>
              <table:cell-address table:column="4" table:row="230" table:table="2"/>
              <table:change-track-table-cell office:value-type="float" office:value="3"/>
            </table:cell-content-deletion>
            <table:cell-content-deletion>
              <table:cell-address table:column="1" table:row="230"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230" table:table="2">
          <office:change-info>
            <dc:creator>ricardo </dc:creator>
            <dc:date>2013-01-04T17:20:06</dc:date>
          </office:change-info>
          <table:deletions>
            <table:cell-content-deletion>
              <table:cell-address table:column="4" table:row="230" table:table="2"/>
              <table:change-track-table-cell office:value-type="float" office:value="1"/>
            </table:cell-content-deletion>
            <table:cell-content-deletion>
              <table:cell-address table:column="1" table:row="230" table:table="2"/>
              <table:change-track-table-cell office:value-type="string">
                <text:p>Anyone can enter</text:p>
              </table:change-track-table-cell>
            </table:cell-content-deletion>
            <table:change-deletion table:id="ct1042"/>
          </table:deletions>
        </table:deletion>
        <table:deletion table:id="ct1044" table:type="row" table:position="230" table:table="2">
          <office:change-info>
            <dc:creator>ricardo </dc:creator>
            <dc:date>2013-01-04T17:20:06</dc:date>
          </office:change-info>
          <table:deletions>
            <table:change-deletion table:id="ct1043"/>
          </table:deletions>
        </table:deletion>
        <table:deletion table:id="ct1045" table:type="row" table:position="229" table:table="2" table:multi-deletion-spanned="5">
          <office:change-info>
            <dc:creator>ricardo </dc:creator>
            <dc:date>2013-01-04T17:20:34</dc:date>
          </office:change-info>
          <table:deletions>
            <table:cell-content-deletion>
              <table:cell-address table:column="4" table:row="229" table:table="2"/>
              <table:change-track-table-cell office:value-type="string">
                <text:p>Score</text:p>
              </table:change-track-table-cell>
            </table:cell-content-deletion>
            <table:cell-content-deletion>
              <table:cell-address table:column="1" table:row="229" table:table="2"/>
              <table:change-track-table-cell office:value-type="string">
                <text:p>Test Score Specification</text:p>
              </table:change-track-table-cell>
            </table:cell-content-deletion>
          </table:deletions>
        </table:deletion>
        <table:deletion table:id="ct1046"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5"/>
            </table:cell-content-deletion>
            <table:cell-content-deletion>
              <table:cell-address table:column="1" table:row="229"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4"/>
            </table:cell-content-deletion>
            <table:cell-content-deletion>
              <table:cell-address table:column="1" table:row="229" table:table="2"/>
              <table:change-track-table-cell office:value-type="string">
                <text:p>Corporation (mysql style)</text:p>
              </table:change-track-table-cell>
            </table:cell-content-deletion>
            <table:change-deletion table:id="ct1046"/>
          </table:deletions>
        </table:deletion>
        <table:deletion table:id="ct1048"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2"/>
            </table:cell-content-deletion>
            <table:cell-content-deletion>
              <table:cell-address table:column="1" table:row="229" table:table="2"/>
              <table:change-track-table-cell office:value-type="string">
                <text:p>Groups</text:p>
              </table:change-track-table-cell>
            </table:cell-content-deletion>
            <table:change-deletion table:id="ct1047"/>
          </table:deletions>
        </table:deletion>
        <table:deletion table:id="ct1049"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1"/>
            </table:cell-content-deletion>
            <table:cell-content-deletion>
              <table:cell-address table:column="1" table:row="229" table:table="2"/>
              <table:change-track-table-cell office:value-type="string">
                <text:p>Individuals</text:p>
              </table:change-track-table-cell>
            </table:cell-content-deletion>
            <table:change-deletion table:id="ct1048"/>
          </table:deletions>
        </table:deletion>
        <table:deletion table:id="ct1050" table:type="row" table:position="213" table:table="2" table:multi-deletion-spanned="6">
          <office:change-info>
            <dc:creator>ricardo </dc:creator>
            <dc:date>2013-01-04T17:31:34</dc:date>
          </office:change-info>
          <table:deletions>
            <table:cell-content-deletion>
              <table:cell-address table:column="4" table:row="213" table:table="2"/>
              <table:change-track-table-cell office:value-type="string">
                <text:p>Score</text:p>
              </table:change-track-table-cell>
            </table:cell-content-deletion>
            <table:cell-content-deletion>
              <table:cell-address table:column="1" table:row="213" table:table="2"/>
              <table:change-track-table-cell office:value-type="string">
                <text:p>Test Score Specification</text:p>
              </table:change-track-table-cell>
            </table:cell-content-deletion>
          </table:deletions>
        </table:deletion>
        <table:deletion table:id="ct1051"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5"/>
            </table:cell-content-deletion>
            <table:cell-content-deletion>
              <table:cell-address table:column="1" table:row="213" table:table="2"/>
              <table:change-track-table-cell office:value-type="string">
                <text:p>&gt;= 50</text:p>
              </table:change-track-table-cell>
            </table:cell-content-deletion>
            <table:change-deletion table:id="ct1050"/>
          </table:deletions>
        </table:deletion>
        <table:deletion table:id="ct1052"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4"/>
            </table:cell-content-deletion>
            <table:cell-content-deletion>
              <table:cell-address table:column="1" table:row="213" table:table="2"/>
              <table:change-track-table-cell office:value-type="string">
                <text:p>[20 – 50)</text:p>
              </table:change-track-table-cell>
            </table:cell-content-deletion>
            <table:change-deletion table:id="ct1051"/>
          </table:deletions>
        </table:deletion>
        <table:deletion table:id="ct1053"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3"/>
            </table:cell-content-deletion>
            <table:cell-content-deletion>
              <table:cell-address table:column="1" table:row="213" table:table="2"/>
              <table:change-track-table-cell office:value-type="string">
                <text:p>[10 – 20)</text:p>
              </table:change-track-table-cell>
            </table:cell-content-deletion>
            <table:change-deletion table:id="ct1052"/>
          </table:deletions>
        </table:deletion>
        <table:deletion table:id="ct1054"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2"/>
            </table:cell-content-deletion>
            <table:cell-content-deletion>
              <table:cell-address table:column="1" table:row="213" table:table="2"/>
              <table:change-track-table-cell office:value-type="string">
                <text:p>[5 – 10)</text:p>
              </table:change-track-table-cell>
            </table:cell-content-deletion>
            <table:change-deletion table:id="ct1053"/>
          </table:deletions>
        </table:deletion>
        <table:deletion table:id="ct1055"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1"/>
            </table:cell-content-deletion>
            <table:cell-content-deletion>
              <table:cell-address table:column="1" table:row="213" table:table="2"/>
              <table:change-track-table-cell office:value-type="string">
                <text:p>&lt;5</text:p>
              </table:change-track-table-cell>
            </table:cell-content-deletion>
            <table:change-deletion table:id="ct1054"/>
          </table:deletions>
        </table:deletion>
        <table:cell-content-change table:id="ct1056">
          <table:cell-address table:column="1" table:row="171"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3" table:table="2" table:multi-deletion-spanned="6">
          <office:change-info>
            <dc:creator>ricardo </dc:creator>
            <dc:date>2013-01-04T17:32:44</dc:date>
          </office:change-info>
          <table:deletions>
            <table:cell-content-deletion>
              <table:cell-address table:column="4" table:row="173" table:table="2"/>
              <table:change-track-table-cell office:value-type="string">
                <text:p>Score</text:p>
              </table:change-track-table-cell>
            </table:cell-content-deletion>
            <table:cell-content-deletion>
              <table:cell-address table:column="1" table:row="173" table:table="2"/>
              <table:change-track-table-cell office:value-type="string">
                <text:p>Test Score Specification</text:p>
              </table:change-track-table-cell>
            </table:cell-content-deletion>
          </table:deletions>
        </table:deletion>
        <table:deletion table:id="ct1058"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5"/>
            </table:cell-content-deletion>
            <table:cell-content-deletion>
              <table:cell-address table:column="1" table:row="173" table:table="2"/>
              <table:change-track-table-cell office:value-type="string">
                <text:p>&gt; 720 msg per month</text:p>
              </table:change-track-table-cell>
            </table:cell-content-deletion>
            <table:change-deletion table:id="ct1057"/>
          </table:deletions>
        </table:deletion>
        <table:deletion table:id="ct1059"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4"/>
            </table:cell-content-deletion>
            <table:cell-content-deletion>
              <table:cell-address table:column="1" table:row="173" table:table="2"/>
              <table:change-track-table-cell office:value-type="string">
                <text:p>[300 – 720) msg per month</text:p>
              </table:change-track-table-cell>
            </table:cell-content-deletion>
            <table:change-deletion table:id="ct1058"/>
          </table:deletions>
        </table:deletion>
        <table:deletion table:id="ct1060"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3"/>
            </table:cell-content-deletion>
            <table:cell-content-deletion>
              <table:cell-address table:column="1" table:row="173" table:table="2"/>
              <table:change-track-table-cell office:value-type="string">
                <text:p>[150 – 300) msg per month</text:p>
              </table:change-track-table-cell>
            </table:cell-content-deletion>
            <table:change-deletion table:id="ct1059"/>
          </table:deletions>
        </table:deletion>
        <table:deletion table:id="ct1061"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2"/>
            </table:cell-content-deletion>
            <table:cell-content-deletion>
              <table:cell-address table:column="1" table:row="173" table:table="2"/>
              <table:change-track-table-cell office:value-type="string">
                <text:p>[30 – 150) msg per month</text:p>
              </table:change-track-table-cell>
            </table:cell-content-deletion>
            <table:change-deletion table:id="ct1060"/>
          </table:deletions>
        </table:deletion>
        <table:deletion table:id="ct1062"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1"/>
            </table:cell-content-deletion>
            <table:cell-content-deletion>
              <table:cell-address table:column="1" table:row="173" table:table="2"/>
              <table:change-track-table-cell office:value-type="string">
                <text:p>&lt; 30 msg per month</text:p>
              </table:change-track-table-cell>
            </table:cell-content-deletion>
            <table:change-deletion table:id="ct1061"/>
          </table:deletions>
        </table:deletion>
        <table:deletion table:id="ct1063" table:type="row" table:position="169" table:table="2">
          <office:change-info>
            <dc:creator>ricardo </dc:creator>
            <dc:date>2013-01-04T17:33:33</dc:date>
          </office:change-info>
          <table:deletions>
            <table:cell-content-deletion table:id="ct857">
              <table:change-track-table-cell table:cell-address="'Category Rating and Metrics'.F170" table:formula="of:=[.D170]*[.E170]"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9"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8" table:table="2">
          <office:change-info>
            <dc:creator>ricardo </dc:creator>
            <dc:date>2013-01-04T17:33:47</dc:date>
          </office:change-info>
          <table:dependencies>
            <table:dependency table:id="ct1305"/>
            <table:dependency table:id="ct1069"/>
          </table:dependencies>
        </table:insertion>
        <table:insertion table:id="ct1066" table:type="row" table:position="177" table:table="2">
          <office:change-info>
            <dc:creator>ricardo </dc:creator>
            <dc:date>2013-01-04T17:33:49</dc:date>
          </office:change-info>
          <table:dependencies>
            <table:dependency table:id="ct1068"/>
          </table:dependencies>
        </table:insertion>
        <table:insertion table:id="ct1067" table:type="row" table:position="176" table:table="2">
          <office:change-info>
            <dc:creator>ricardo </dc:creator>
            <dc:date>2013-01-04T17:33:50</dc:date>
          </office:change-info>
        </table:insertion>
        <table:cell-content-change table:id="ct1068">
          <table:cell-address table:column="1" table:row="177" table:table="2"/>
          <office:change-info>
            <dc:creator>ricardo </dc:creator>
            <dc:date>2013-01-04T17:33:52</dc:date>
          </office:change-info>
          <table:previous>
            <table:change-track-table-cell/>
          </table:previous>
        </table:cell-content-change>
        <table:cell-content-change table:id="ct1069">
          <table:cell-address table:column="1" table:row="178" table:table="2"/>
          <office:change-info>
            <dc:creator>ricardo </dc:creator>
            <dc:date>2013-01-04T17:33:52</dc:date>
          </office:change-info>
          <table:previous>
            <table:change-track-table-cell/>
          </table:previous>
        </table:cell-content-change>
        <table:cell-content-change table:id="ct1070">
          <table:cell-address table:column="1" table:row="171"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6"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6"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6" table:table="2"/>
          <office:change-info>
            <dc:creator>ricardo </dc:creator>
            <dc:date>2013-01-04T17:34:37</dc:date>
          </office:change-info>
          <table:previous table:id="ct858">
            <table:change-track-table-cell table:cell-address="'Category Rating and Metrics'.F177" table:formula="of:=[.D177]*[.E177]" office:value-type="float" office:value="0"/>
          </table:previous>
        </table:cell-content-change>
        <table:cell-content-change table:id="ct1074">
          <table:cell-address table:column="1" table:row="227"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18"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27" table:table="2"/>
          <office:change-info>
            <dc:creator>ricardo </dc:creator>
            <dc:date>2013-01-04T17:35:53</dc:date>
          </office:change-info>
          <table:previous table:id="ct1074">
            <table:change-track-table-cell/>
          </table:previous>
        </table:cell-content-change>
        <table:cell-content-change table:id="ct1077">
          <table:cell-address table:column="1" table:row="146"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7"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8"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9"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50"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1"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2"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4"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5"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3"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3"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3"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3"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6"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6"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7"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8"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9"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50"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1"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2"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6"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7"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3"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3"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3"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3"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6"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7" table:table="2"/>
          <office:change-info>
            <dc:creator>ricardo </dc:creator>
            <dc:date>2013-01-04T17:36:38</dc:date>
          </office:change-info>
          <table:previous>
            <table:change-track-table-cell table:cell-address="'Category Rating and Metrics'.F148" table:formula="of:=[.D148]*[.E148]" office:value-type="float" office:value="1.935"/>
          </table:previous>
        </table:cell-content-change>
        <table:cell-content-change table:id="ct1106">
          <table:cell-address table:column="5" table:row="148" table:table="2"/>
          <office:change-info>
            <dc:creator>ricardo </dc:creator>
            <dc:date>2013-01-04T17:36:38</dc:date>
          </office:change-info>
          <table:previous table:id="ct851">
            <table:change-track-table-cell table:cell-address="'Category Rating and Metrics'.F149" table:formula="of:=[.D149]*[.E149]" office:value-type="float" office:value="0"/>
          </table:previous>
        </table:cell-content-change>
        <table:cell-content-change table:id="ct1107">
          <table:cell-address table:column="5" table:row="149" table:table="2"/>
          <office:change-info>
            <dc:creator>ricardo </dc:creator>
            <dc:date>2013-01-04T17:36:38</dc:date>
          </office:change-info>
          <table:previous table:id="ct852">
            <table:change-track-table-cell table:cell-address="'Category Rating and Metrics'.F150" table:formula="of:=[.D150]*[.E150]" office:value-type="float" office:value="1.5"/>
          </table:previous>
        </table:cell-content-change>
        <table:cell-content-change table:id="ct1108">
          <table:cell-address table:column="5" table:row="150" table:table="2"/>
          <office:change-info>
            <dc:creator>ricardo </dc:creator>
            <dc:date>2013-01-04T17:36:38</dc:date>
          </office:change-info>
          <table:previous table:id="ct853">
            <table:change-track-table-cell table:cell-address="'Category Rating and Metrics'.F151" table:formula="of:=[.D151]*[.E151]" office:value-type="float" office:value="0.3"/>
          </table:previous>
        </table:cell-content-change>
        <table:cell-content-change table:id="ct1109">
          <table:cell-address table:column="5" table:row="151" table:table="2"/>
          <office:change-info>
            <dc:creator>ricardo </dc:creator>
            <dc:date>2013-01-04T17:36:38</dc:date>
          </office:change-info>
          <table:previous table:id="ct854">
            <table:change-track-table-cell table:cell-address="'Category Rating and Metrics'.F152" table:formula="of:=[.D152]*[.E152]" office:value-type="float" office:value="1.25"/>
          </table:previous>
        </table:cell-content-change>
        <table:cell-content-change table:id="ct1110">
          <table:cell-address table:column="5" table:row="152" table:table="2"/>
          <office:change-info>
            <dc:creator>ricardo </dc:creator>
            <dc:date>2013-01-04T17:36:38</dc:date>
          </office:change-info>
          <table:previous table:id="ct855">
            <table:change-track-table-cell table:cell-address="'Category Rating and Metrics'.F153" table:formula="of:=[.D153]*[.E153]" office:value-type="float" office:value="0.75"/>
          </table:previous>
        </table:cell-content-change>
        <table:cell-content-change table:id="ct1111">
          <table:cell-address table:column="1" table:row="146" table:table="2"/>
          <office:change-info>
            <dc:creator>ricardo </dc:creator>
            <dc:date>2013-01-04T17:36:51</dc:date>
          </office:change-info>
          <table:previous table:id="ct1077">
            <table:change-track-table-cell/>
          </table:previous>
        </table:cell-content-change>
        <table:cell-content-change table:id="ct1112">
          <table:cell-address table:column="1" table:row="147" table:table="2"/>
          <office:change-info>
            <dc:creator>ricardo </dc:creator>
            <dc:date>2013-01-04T17:36:51</dc:date>
          </office:change-info>
          <table:previous table:id="ct1078">
            <table:change-track-table-cell/>
          </table:previous>
        </table:cell-content-change>
        <table:cell-content-change table:id="ct1113">
          <table:cell-address table:column="1" table:row="149" table:table="2"/>
          <office:change-info>
            <dc:creator>ricardo </dc:creator>
            <dc:date>2013-01-04T17:36:51</dc:date>
          </office:change-info>
          <table:previous table:id="ct1080">
            <table:change-track-table-cell/>
          </table:previous>
        </table:cell-content-change>
        <table:cell-content-change table:id="ct1114">
          <table:cell-address table:column="1" table:row="150" table:table="2"/>
          <office:change-info>
            <dc:creator>ricardo </dc:creator>
            <dc:date>2013-01-04T17:36:51</dc:date>
          </office:change-info>
          <table:previous table:id="ct1081">
            <table:change-track-table-cell/>
          </table:previous>
        </table:cell-content-change>
        <table:cell-content-change table:id="ct1115">
          <table:cell-address table:column="1" table:row="151" table:table="2"/>
          <office:change-info>
            <dc:creator>ricardo </dc:creator>
            <dc:date>2013-01-04T17:36:51</dc:date>
          </office:change-info>
          <table:previous table:id="ct1082">
            <table:change-track-table-cell/>
          </table:previous>
        </table:cell-content-change>
        <table:cell-content-change table:id="ct1116">
          <table:cell-address table:column="1" table:row="152" table:table="2"/>
          <office:change-info>
            <dc:creator>ricardo </dc:creator>
            <dc:date>2013-01-04T17:36:51</dc:date>
          </office:change-info>
          <table:previous table:id="ct1083">
            <table:change-track-table-cell/>
          </table:previous>
        </table:cell-content-change>
        <table:cell-content-change table:id="ct1117">
          <table:cell-address table:column="1" table:row="153" table:table="2"/>
          <office:change-info>
            <dc:creator>ricardo </dc:creator>
            <dc:date>2013-01-04T17:36:51</dc:date>
          </office:change-info>
          <table:previous>
            <table:change-track-table-cell/>
          </table:previous>
        </table:cell-content-change>
        <table:cell-content-change table:id="ct1118">
          <table:cell-address table:column="1" table:row="155" table:table="2"/>
          <office:change-info>
            <dc:creator>ricardo </dc:creator>
            <dc:date>2013-01-04T17:36:51</dc:date>
          </office:change-info>
          <table:previous table:id="ct1085">
            <table:change-track-table-cell/>
          </table:previous>
        </table:cell-content-change>
        <table:cell-content-change table:id="ct1119">
          <table:cell-address table:column="1" table:row="156" table:table="2"/>
          <office:change-info>
            <dc:creator>ricardo </dc:creator>
            <dc:date>2013-01-04T17:36:51</dc:date>
          </office:change-info>
          <table:previous>
            <table:change-track-table-cell/>
          </table:previous>
        </table:cell-content-change>
        <table:cell-content-change table:id="ct1120">
          <table:cell-address table:column="2" table:row="146" table:table="2"/>
          <office:change-info>
            <dc:creator>ricardo </dc:creator>
            <dc:date>2013-01-04T17:36:51</dc:date>
          </office:change-info>
          <table:previous table:id="ct1090">
            <table:change-track-table-cell/>
          </table:previous>
        </table:cell-content-change>
        <table:cell-content-change table:id="ct1121">
          <table:cell-address table:column="2" table:row="147" table:table="2"/>
          <office:change-info>
            <dc:creator>ricardo </dc:creator>
            <dc:date>2013-01-04T17:36:51</dc:date>
          </office:change-info>
          <table:previous>
            <table:change-track-table-cell/>
          </table:previous>
        </table:cell-content-change>
        <table:cell-content-change table:id="ct1122">
          <table:cell-address table:column="3" table:row="146" table:table="2"/>
          <office:change-info>
            <dc:creator>ricardo </dc:creator>
            <dc:date>2013-01-04T17:36:51</dc:date>
          </office:change-info>
          <table:previous table:id="ct1091">
            <table:change-track-table-cell/>
          </table:previous>
        </table:cell-content-change>
        <table:cell-content-change table:id="ct1123">
          <table:cell-address table:column="3" table:row="147" table:table="2"/>
          <office:change-info>
            <dc:creator>ricardo </dc:creator>
            <dc:date>2013-01-04T17:36:51</dc:date>
          </office:change-info>
          <table:previous table:id="ct1092">
            <table:change-track-table-cell/>
          </table:previous>
        </table:cell-content-change>
        <table:cell-content-change table:id="ct1124">
          <table:cell-address table:column="3" table:row="149" table:table="2"/>
          <office:change-info>
            <dc:creator>ricardo </dc:creator>
            <dc:date>2013-01-04T17:36:51</dc:date>
          </office:change-info>
          <table:previous table:id="ct1094">
            <table:change-track-table-cell/>
          </table:previous>
        </table:cell-content-change>
        <table:cell-content-change table:id="ct1125">
          <table:cell-address table:column="3" table:row="150" table:table="2"/>
          <office:change-info>
            <dc:creator>ricardo </dc:creator>
            <dc:date>2013-01-04T17:36:51</dc:date>
          </office:change-info>
          <table:previous table:id="ct1095">
            <table:change-track-table-cell/>
          </table:previous>
        </table:cell-content-change>
        <table:cell-content-change table:id="ct1126">
          <table:cell-address table:column="3" table:row="151" table:table="2"/>
          <office:change-info>
            <dc:creator>ricardo </dc:creator>
            <dc:date>2013-01-04T17:36:51</dc:date>
          </office:change-info>
          <table:previous table:id="ct1096">
            <table:change-track-table-cell/>
          </table:previous>
        </table:cell-content-change>
        <table:cell-content-change table:id="ct1127">
          <table:cell-address table:column="3" table:row="152" table:table="2"/>
          <office:change-info>
            <dc:creator>ricardo </dc:creator>
            <dc:date>2013-01-04T17:36:51</dc:date>
          </office:change-info>
          <table:previous table:id="ct1097">
            <table:change-track-table-cell/>
          </table:previous>
        </table:cell-content-change>
        <table:cell-content-change table:id="ct1128">
          <table:cell-address table:column="3" table:row="153" table:table="2"/>
          <office:change-info>
            <dc:creator>ricardo </dc:creator>
            <dc:date>2013-01-04T17:36:51</dc:date>
          </office:change-info>
          <table:previous>
            <table:change-track-table-cell/>
          </table:previous>
        </table:cell-content-change>
        <table:cell-content-change table:id="ct1129">
          <table:cell-address table:column="4" table:row="146" table:table="2"/>
          <office:change-info>
            <dc:creator>ricardo </dc:creator>
            <dc:date>2013-01-04T17:36:51</dc:date>
          </office:change-info>
          <table:previous table:id="ct1098">
            <table:change-track-table-cell/>
          </table:previous>
        </table:cell-content-change>
        <table:cell-content-change table:id="ct1130">
          <table:cell-address table:column="4" table:row="147" table:table="2"/>
          <office:change-info>
            <dc:creator>ricardo </dc:creator>
            <dc:date>2013-01-04T17:36:51</dc:date>
          </office:change-info>
          <table:previous table:id="ct1099">
            <table:change-track-table-cell/>
          </table:previous>
        </table:cell-content-change>
        <table:cell-content-change table:id="ct1131">
          <table:cell-address table:column="4" table:row="149" table:table="2"/>
          <office:change-info>
            <dc:creator>ricardo </dc:creator>
            <dc:date>2013-01-04T17:36:51</dc:date>
          </office:change-info>
          <table:previous>
            <table:change-track-table-cell/>
          </table:previous>
        </table:cell-content-change>
        <table:cell-content-change table:id="ct1132">
          <table:cell-address table:column="4" table:row="150" table:table="2"/>
          <office:change-info>
            <dc:creator>ricardo </dc:creator>
            <dc:date>2013-01-04T17:36:51</dc:date>
          </office:change-info>
          <table:previous>
            <table:change-track-table-cell/>
          </table:previous>
        </table:cell-content-change>
        <table:cell-content-change table:id="ct1133">
          <table:cell-address table:column="4" table:row="151" table:table="2"/>
          <office:change-info>
            <dc:creator>ricardo </dc:creator>
            <dc:date>2013-01-04T17:36:51</dc:date>
          </office:change-info>
          <table:previous>
            <table:change-track-table-cell/>
          </table:previous>
        </table:cell-content-change>
        <table:cell-content-change table:id="ct1134">
          <table:cell-address table:column="4" table:row="152" table:table="2"/>
          <office:change-info>
            <dc:creator>ricardo </dc:creator>
            <dc:date>2013-01-04T17:36:51</dc:date>
          </office:change-info>
          <table:previous>
            <table:change-track-table-cell/>
          </table:previous>
        </table:cell-content-change>
        <table:cell-content-change table:id="ct1135">
          <table:cell-address table:column="4" table:row="153" table:table="2"/>
          <office:change-info>
            <dc:creator>ricardo </dc:creator>
            <dc:date>2013-01-04T17:36:51</dc:date>
          </office:change-info>
          <table:previous>
            <table:change-track-table-cell/>
          </table:previous>
        </table:cell-content-change>
        <table:cell-content-change table:id="ct1136">
          <table:cell-address table:column="5" table:row="146" table:table="2"/>
          <office:change-info>
            <dc:creator>ricardo </dc:creator>
            <dc:date>2013-01-04T17:36:51</dc:date>
          </office:change-info>
          <table:previous table:id="ct1104">
            <table:change-track-table-cell/>
          </table:previous>
        </table:cell-content-change>
        <table:cell-content-change table:id="ct1137">
          <table:cell-address table:column="5" table:row="147" table:table="2"/>
          <office:change-info>
            <dc:creator>ricardo </dc:creator>
            <dc:date>2013-01-04T17:36:51</dc:date>
          </office:change-info>
          <table:previous table:id="ct1105">
            <table:change-track-table-cell/>
          </table:previous>
        </table:cell-content-change>
        <table:cell-content-change table:id="ct1138">
          <table:cell-address table:column="5" table:row="149" table:table="2"/>
          <office:change-info>
            <dc:creator>ricardo </dc:creator>
            <dc:date>2013-01-04T17:36:51</dc:date>
          </office:change-info>
          <table:previous table:id="ct1107">
            <table:change-track-table-cell/>
          </table:previous>
        </table:cell-content-change>
        <table:cell-content-change table:id="ct1139">
          <table:cell-address table:column="5" table:row="150" table:table="2"/>
          <office:change-info>
            <dc:creator>ricardo </dc:creator>
            <dc:date>2013-01-04T17:36:51</dc:date>
          </office:change-info>
          <table:previous table:id="ct1108">
            <table:change-track-table-cell/>
          </table:previous>
        </table:cell-content-change>
        <table:cell-content-change table:id="ct1140">
          <table:cell-address table:column="5" table:row="151" table:table="2"/>
          <office:change-info>
            <dc:creator>ricardo </dc:creator>
            <dc:date>2013-01-04T17:36:51</dc:date>
          </office:change-info>
          <table:previous table:id="ct1109">
            <table:change-track-table-cell/>
          </table:previous>
        </table:cell-content-change>
        <table:cell-content-change table:id="ct1141">
          <table:cell-address table:column="5" table:row="152" table:table="2"/>
          <office:change-info>
            <dc:creator>ricardo </dc:creator>
            <dc:date>2013-01-04T17:36:51</dc:date>
          </office:change-info>
          <table:previous table:id="ct1110">
            <table:change-track-table-cell/>
          </table:previous>
        </table:cell-content-change>
        <table:cell-content-change table:id="ct1142">
          <table:cell-address table:column="5" table:row="153" table:table="2"/>
          <office:change-info>
            <dc:creator>ricardo </dc:creator>
            <dc:date>2013-01-04T17:36:51</dc:date>
          </office:change-info>
          <table:previous>
            <table:change-track-table-cell/>
          </table:previous>
        </table:cell-content-change>
        <table:cell-content-change table:id="ct1143">
          <table:cell-address table:column="5" table:row="129" table:table="2"/>
          <office:change-info>
            <dc:creator>ricardo </dc:creator>
            <dc:date>2013-01-04T17:37:19</dc:date>
          </office:change-info>
          <table:previous>
            <table:change-track-table-cell table:cell-address="'Category Rating and Metrics'.F130" table:formula="of:=SUM([.F133:.F157])" office:value-type="float" office:value="13.055"/>
          </table:previous>
        </table:cell-content-change>
        <table:cell-content-change table:id="ct1144">
          <table:cell-address table:column="4" table:row="129" table:table="2"/>
          <office:change-info>
            <dc:creator>ricardo </dc:creator>
            <dc:date>2013-01-04T17:37:28</dc:date>
          </office:change-info>
          <table:previous>
            <table:change-track-table-cell table:cell-address="'Category Rating and Metrics'.E130" table:formula="of:=#REF!" office:value-type="float" office:value="0"/>
          </table:previous>
        </table:cell-content-change>
        <table:cell-content-change table:id="ct1145">
          <table:cell-address table:column="3" table:row="147"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7"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2"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2"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7"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3" table:table="2">
          <office:change-info>
            <dc:creator>ricardo </dc:creator>
            <dc:date>2013-01-04T17:38:20</dc:date>
          </office:change-info>
        </table:insertion>
        <table:cell-content-change table:id="ct1151">
          <table:cell-address table:column="1" table:row="205"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201"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201" table:table="2"/>
          <office:change-info>
            <dc:creator>ricardo </dc:creator>
            <dc:date>2013-01-04T17:45:37</dc:date>
          </office:change-info>
          <table:previous>
            <table:change-track-table-cell/>
          </table:previous>
        </table:cell-content-change>
        <table:cell-content-change table:id="ct1154">
          <table:cell-address table:column="3" table:row="201" table:table="2"/>
          <office:change-info>
            <dc:creator>ricardo </dc:creator>
            <dc:date>2013-01-04T17:45:37</dc:date>
          </office:change-info>
          <table:previous>
            <table:change-track-table-cell/>
          </table:previous>
        </table:cell-content-change>
        <table:cell-content-change table:id="ct1155">
          <table:cell-address table:column="4" table:row="201" table:table="2"/>
          <office:change-info>
            <dc:creator>ricardo </dc:creator>
            <dc:date>2013-01-04T17:45:37</dc:date>
          </office:change-info>
          <table:previous>
            <table:change-track-table-cell/>
          </table:previous>
        </table:cell-content-change>
        <table:cell-content-change table:id="ct1156">
          <table:cell-address table:column="5" table:row="201" table:table="2"/>
          <office:change-info>
            <dc:creator>ricardo </dc:creator>
            <dc:date>2013-01-04T17:45:37</dc:date>
          </office:change-info>
          <table:previous>
            <table:change-track-table-cell/>
          </table:previous>
        </table:cell-content-change>
        <table:cell-content-change table:id="ct1157">
          <table:cell-address table:column="1" table:row="199"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200" table:table="2">
          <office:change-info>
            <dc:creator>ricardo </dc:creator>
            <dc:date>2013-01-04T17:45:51</dc:date>
          </office:change-info>
        </table:insertion>
        <table:deletion table:id="ct1159" table:type="row" table:position="176"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4"/>
            </table:cell-content-deletion>
            <table:cell-content-deletion>
              <table:cell-address table:column="1" table:row="52"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2"/>
            </table:cell-content-deletion>
            <table:cell-content-deletion>
              <table:cell-address table:column="1" table:row="52"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9"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9" table:table="2"/>
          <office:change-info>
            <dc:creator>ricardo </dc:creator>
            <dc:date>2013-01-04T18:00:05</dc:date>
          </office:change-info>
          <table:previous table:id="ct1213">
            <table:change-track-table-cell table:cell-address="'Category Rating and Metrics'.E130" table:formula="of:=[$'Category Ranking'.D12]" office:value-type="float" office:value="0.13"/>
          </table:previous>
        </table:cell-content-change>
        <table:cell-content-change table:id="ct1215">
          <table:cell-address table:column="4" table:row="165" table:table="2"/>
          <office:change-info>
            <dc:creator>ricardo </dc:creator>
            <dc:date>2013-01-04T18:00:12</dc:date>
          </office:change-info>
          <table:previous>
            <table:change-track-table-cell table:cell-address="'Category Rating and Metrics'.E166" table:formula="of:=#REF!" office:value-type="float" office:value="0"/>
          </table:previous>
        </table:cell-content-change>
        <table:cell-content-change table:id="ct1216">
          <table:cell-address table:column="4" table:row="215"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2"/>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or 3</text:p>
              </table:change-track-table-cell>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3</text:p>
              </table:change-track-table-cell>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3"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3"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3"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3"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3" table:table="2">
          <office:change-info>
            <dc:creator>ricardo </dc:creator>
            <dc:date>2013-01-04T18:01:51</dc:date>
          </office:change-info>
          <table:deletions>
            <table:change-deletion table:id="ct1226"/>
          </table:deletions>
        </table:deletion>
        <table:deletion table:id="ct1228" table:type="row" table:position="146" table:table="2" table:multi-deletion-spanned="7">
          <office:change-info>
            <dc:creator>ricardo </dc:creator>
            <dc:date>2013-01-04T18:01:59</dc:date>
          </office:change-info>
          <table:deletions>
            <table:cell-content-deletion>
              <table:cell-address table:column="4" table:row="146" table:table="2"/>
              <table:change-track-table-cell office:value-type="string">
                <text:p>Score</text:p>
              </table:change-track-table-cell>
            </table:cell-content-deletion>
            <table:cell-content-deletion>
              <table:cell-address table:column="1" table:row="146" table:table="2"/>
              <table:change-track-table-cell office:value-type="string">
                <text:p>Test Score Specification</text:p>
              </table:change-track-table-cell>
            </table:cell-content-deletion>
          </table:deletions>
        </table:deletion>
        <table:deletion table:id="ct1229"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5"/>
            </table:cell-content-deletion>
            <table:cell-content-deletion>
              <table:cell-address table:column="1" table:row="146" table:table="2"/>
              <table:change-track-table-cell office:value-type="string">
                <text:p>&gt;=15</text:p>
              </table:change-track-table-cell>
            </table:cell-content-deletion>
            <table:change-deletion table:id="ct1228"/>
          </table:deletions>
        </table:deletion>
        <table:deletion table:id="ct1230"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4"/>
            </table:cell-content-deletion>
            <table:cell-content-deletion>
              <table:cell-address table:column="1" table:row="146" table:table="2"/>
              <table:change-track-table-cell office:value-type="string">
                <text:p>[6 – 15)</text:p>
              </table:change-track-table-cell>
            </table:cell-content-deletion>
            <table:change-deletion table:id="ct1229"/>
          </table:deletions>
        </table:deletion>
        <table:deletion table:id="ct1231"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3"/>
            </table:cell-content-deletion>
            <table:cell-content-deletion>
              <table:cell-address table:column="1" table:row="146" table:table="2"/>
              <table:change-track-table-cell office:value-type="string">
                <text:p>[3 – 6)</text:p>
              </table:change-track-table-cell>
            </table:cell-content-deletion>
            <table:change-deletion table:id="ct1230"/>
          </table:deletions>
        </table:deletion>
        <table:deletion table:id="ct1232"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2"/>
            </table:cell-content-deletion>
            <table:cell-content-deletion>
              <table:cell-address table:column="1" table:row="146" table:table="2"/>
              <table:change-track-table-cell office:value-type="string">
                <text:p>[1 – 3)</text:p>
              </table:change-track-table-cell>
            </table:cell-content-deletion>
            <table:change-deletion table:id="ct1231"/>
          </table:deletions>
        </table:deletion>
        <table:deletion table:id="ct1233"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1"/>
            </table:cell-content-deletion>
            <table:cell-content-deletion>
              <table:cell-address table:column="1" table:row="146" table:table="2"/>
              <table:change-track-table-cell office:value-type="float" office:value="0"/>
            </table:cell-content-deletion>
            <table:change-deletion table:id="ct1232"/>
          </table:deletions>
        </table:deletion>
        <table:deletion table:id="ct1234" table:type="row" table:position="146" table:table="2">
          <office:change-info>
            <dc:creator>ricardo </dc:creator>
            <dc:date>2013-01-04T18:01:59</dc:date>
          </office:change-info>
          <table:deletions>
            <table:change-deletion table:id="ct1233"/>
          </table:deletions>
        </table:deletion>
        <table:insertion table:id="ct1235" table:type="row" table:position="137" table:table="2">
          <office:change-info>
            <dc:creator>ricardo </dc:creator>
            <dc:date>2013-01-04T18:02:14</dc:date>
          </office:change-info>
        </table:insertion>
        <table:cell-content-change table:id="ct1236">
          <table:cell-address table:column="1" table:row="139"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6"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27"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3 - 4</text:p>
              </table:change-track-table-cell>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 - 2, or 5 - 6</text:p>
              </table:change-track-table-cell>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0 or &gt; 6</text:p>
              </table:change-track-table-cell>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4" table:row="116" table:table="2"/>
              <table:change-track-table-cell office:value-type="string">
                <text:p>Score</text:p>
              </table:change-track-table-cell>
            </table:cell-content-deletion>
            <table:cell-content-deletion>
              <table:cell-address table:column="1" table:row="116" table:table="2"/>
              <table:change-track-table-cell office:value-type="string">
                <text:p>Test Score Specification</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5"/>
            </table:cell-content-deletion>
            <table:cell-content-deletion>
              <table:cell-address table:column="1" table:row="116" table:table="2"/>
              <table:change-track-table-cell office:value-type="string">
                <text:p>Yes, with good results</text:p>
              </table:change-track-table-cell>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3"/>
            </table:cell-content-deletion>
            <table:cell-content-deletion>
              <table:cell-address table:column="1" table:row="116" table:table="2"/>
              <table:change-track-table-cell office:value-type="string">
                <text:p>Yes</text:p>
              </table:change-track-table-cell>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1"/>
            </table:cell-content-deletion>
            <table:cell-content-deletion>
              <table:cell-address table:column="1" table:row="116" table:table="2"/>
              <table:change-track-table-cell office:value-type="string">
                <text:p>No</text:p>
              </table:change-track-table-cell>
            </table:cell-content-deletion>
            <table:change-deletion table:id="ct1263"/>
          </table:deletions>
        </table:deletion>
        <table:cell-content-change table:id="ct1265">
          <table:cell-address table:column="3" table:row="136"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5"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4"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4" table:table="2"/>
          <office:change-info>
            <dc:creator>ricardo </dc:creator>
            <dc:date>2013-01-04T19:15:38</dc:date>
          </office:change-info>
          <table:previous>
            <table:change-track-table-cell/>
          </table:previous>
        </table:cell-content-change>
        <table:cell-content-change table:id="ct1269">
          <table:cell-address table:column="4" table:row="135" table:table="2"/>
          <office:change-info>
            <dc:creator>ricardo </dc:creator>
            <dc:date>2013-01-04T19:15:40</dc:date>
          </office:change-info>
          <table:previous>
            <table:change-track-table-cell/>
          </table:previous>
        </table:cell-content-change>
        <table:cell-content-change table:id="ct1270">
          <table:cell-address table:column="4" table:row="136" table:table="2"/>
          <office:change-info>
            <dc:creator>ricardo </dc:creator>
            <dc:date>2013-01-04T19:15:46</dc:date>
          </office:change-info>
          <table:previous>
            <table:change-track-table-cell/>
          </table:previous>
        </table:cell-content-change>
        <table:cell-content-change table:id="ct1271">
          <table:cell-address table:column="4" table:row="132"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5"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5"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6"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6"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7" table:start-table="2" table:end-column="1023" table:end-row="126" table:end-table="2"/>
          <table:target-range-address table:start-column="0" table:start-row="126" table:start-table="2" table:end-column="1023" table:end-row="126" table:end-table="2"/>
          <office:change-info>
            <dc:creator>ricardo </dc:creator>
            <dc:date>2013-01-04T19:19:38</dc:date>
          </office:change-info>
          <table:dependencies>
            <table:dependency table:id="ct1287"/>
          </table:dependencies>
        </table:movement>
        <table:deletion table:id="ct1286" table:type="row" table:position="127" table:table="2" table:multi-deletion-spanned="5">
          <office:change-info>
            <dc:creator>ricardo </dc:creator>
            <dc:date>2013-01-04T19:19: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deletions>
        </table:deletion>
        <table:deletion table:id="ct1287"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 Some</text:p>
              </table:change-track-table-cell>
            </table:cell-content-deletion>
            <table:change-deletion table:id="ct1287"/>
          </table:deletions>
          <table:cut-offs>
            <table:movement-cut-off table:id="ct1285" table:start-position="1" table:end-position="0"/>
          </table:cut-offs>
        </table:deletion>
        <table:deletion table:id="ct1289"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1288"/>
          </table:deletions>
          <table:cut-offs>
            <table:movement-cut-off table:id="ct1285" table:start-position="1" table:end-position="0"/>
          </table:cut-offs>
        </table:deletion>
        <table:deletion table:id="ct1290" table:type="row" table:position="127"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5"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075"/>
          </table:previous>
        </table:cell-content-change>
        <table:cell-content-change table:id="ct1293">
          <table:cell-address table:column="3" table:row="175"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1"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6"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99"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201"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202"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202" table:table="2"/>
          <office:change-info>
            <dc:creator>ricardo </dc:creator>
            <dc:date>2013-01-04T19:27:00</dc:date>
          </office:change-info>
          <table:previous>
            <table:change-track-table-cell/>
          </table:previous>
        </table:cell-content-change>
        <table:cell-content-change table:id="ct1300">
          <table:cell-address table:column="4" table:row="201"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99" table:table="2"/>
          <office:change-info>
            <dc:creator>ricardo </dc:creator>
            <dc:date>2013-01-04T19:27:34</dc:date>
          </office:change-info>
          <table:previous>
            <table:change-track-table-cell office:value-type="float" office:value="0"/>
          </table:previous>
        </table:cell-content-change>
        <table:insertion table:id="ct1302" table:type="row" table:position="183"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2" table:table="2">
          <office:change-info>
            <dc:creator>ricardo </dc:creator>
            <dc:date>2013-01-04T19:27:45</dc:date>
          </office:change-info>
        </table:insertion>
        <table:cell-content-change table:id="ct1304">
          <table:cell-address table:column="1" table:row="183" table:table="2"/>
          <office:change-info>
            <dc:creator>ricardo </dc:creator>
            <dc:date>2013-01-04T19:28:08</dc:date>
          </office:change-info>
          <table:previous>
            <table:change-track-table-cell/>
          </table:previous>
        </table:cell-content-change>
        <table:cell-content-change table:id="ct1305">
          <table:cell-address table:column="1" table:row="178"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5"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3"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3"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205"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1"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2"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538"/>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4" table:table="2">
          <office:change-info>
            <dc:creator>ricardo </dc:creator>
            <dc:date>2013-01-07T11:24:34</dc:date>
          </office:change-info>
          <table:dependencies>
            <table:dependency table:id="ct1402"/>
            <table:dependency table:id="ct1398"/>
          </table:dependencies>
        </table:insertion>
        <table:insertion table:id="ct1391" table:type="row" table:position="143"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2"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1" table:table="2">
          <office:change-info>
            <dc:creator>ricardo </dc:creator>
            <dc:date>2013-01-07T11:24:40</dc:date>
          </office:change-info>
          <table:dependencies>
            <table:dependency table:id="ct1399"/>
            <table:dependency table:id="ct1395"/>
          </table:dependencies>
        </table:insertion>
        <table:insertion table:id="ct1394" table:type="row" table:position="140" table:table="2">
          <office:change-info>
            <dc:creator>ricardo </dc:creator>
            <dc:date>2013-01-07T11:24:42</dc:date>
          </office:change-info>
        </table:insertion>
        <table:cell-content-change table:id="ct1395">
          <table:cell-address table:column="1" table:row="141" table:table="2"/>
          <office:change-info>
            <dc:creator>ricardo </dc:creator>
            <dc:date>2013-01-07T11:24:44</dc:date>
          </office:change-info>
          <table:previous>
            <table:change-track-table-cell/>
          </table:previous>
        </table:cell-content-change>
        <table:cell-content-change table:id="ct1396">
          <table:cell-address table:column="1" table:row="142" table:table="2"/>
          <office:change-info>
            <dc:creator>ricardo </dc:creator>
            <dc:date>2013-01-07T11:24:44</dc:date>
          </office:change-info>
          <table:previous>
            <table:change-track-table-cell/>
          </table:previous>
        </table:cell-content-change>
        <table:cell-content-change table:id="ct1397">
          <table:cell-address table:column="1" table:row="143" table:table="2"/>
          <office:change-info>
            <dc:creator>ricardo </dc:creator>
            <dc:date>2013-01-07T11:24:44</dc:date>
          </office:change-info>
          <table:previous>
            <table:change-track-table-cell/>
          </table:previous>
        </table:cell-content-change>
        <table:cell-content-change table:id="ct1398">
          <table:cell-address table:column="1" table:row="144" table:table="2"/>
          <office:change-info>
            <dc:creator>ricardo </dc:creator>
            <dc:date>2013-01-07T11:24:44</dc:date>
          </office:change-info>
          <table:previous>
            <table:change-track-table-cell/>
          </table:previous>
        </table:cell-content-change>
        <table:cell-content-change table:id="ct1399">
          <table:cell-address table:column="4" table:row="141" table:table="2"/>
          <office:change-info>
            <dc:creator>ricardo </dc:creator>
            <dc:date>2013-01-07T11:24:44</dc:date>
          </office:change-info>
          <table:previous>
            <table:change-track-table-cell/>
          </table:previous>
        </table:cell-content-change>
        <table:cell-content-change table:id="ct1400">
          <table:cell-address table:column="4" table:row="142" table:table="2"/>
          <office:change-info>
            <dc:creator>ricardo </dc:creator>
            <dc:date>2013-01-07T11:24:44</dc:date>
          </office:change-info>
          <table:previous>
            <table:change-track-table-cell/>
          </table:previous>
        </table:cell-content-change>
        <table:cell-content-change table:id="ct1401">
          <table:cell-address table:column="4" table:row="143" table:table="2"/>
          <office:change-info>
            <dc:creator>ricardo </dc:creator>
            <dc:date>2013-01-07T11:24:44</dc:date>
          </office:change-info>
          <table:previous>
            <table:change-track-table-cell/>
          </table:previous>
        </table:cell-content-change>
        <table:cell-content-change table:id="ct1402">
          <table:cell-address table:column="4" table:row="144" table:table="2"/>
          <office:change-info>
            <dc:creator>ricardo </dc:creator>
            <dc:date>2013-01-07T11:24:44</dc:date>
          </office:change-info>
          <table:previous>
            <table:change-track-table-cell/>
          </table:previous>
        </table:cell-content-change>
        <table:cell-content-change table:id="ct1403">
          <table:cell-address table:column="1" table:row="142"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3"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2"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4" table:table="2"/>
          <office:change-info>
            <dc:creator>ricardo </dc:creator>
            <dc:date>2013-01-07T11:25:15</dc:date>
          </office:change-info>
          <table:previous>
            <table:change-track-table-cell/>
          </table:previous>
        </table:cell-content-change>
        <table:cell-content-change table:id="ct1407">
          <table:cell-address table:column="2" table:row="136" table:table="2"/>
          <office:change-info>
            <dc:creator>ricardo </dc:creator>
            <dc:date>2013-01-07T11:25:19</dc:date>
          </office:change-info>
          <table:previous>
            <table:change-track-table-cell/>
          </table:previous>
        </table:cell-content-change>
        <table:cell-content-change table:id="ct1408">
          <table:cell-address table:column="1" table:row="142"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2"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6"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3"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5" table:table="2"/>
          <office:change-info>
            <dc:creator>ricardo </dc:creator>
            <dc:date>2013-01-07T11:25:59</dc:date>
          </office:change-info>
          <table:previous>
            <table:change-track-table-cell/>
          </table:previous>
        </table:cell-content-change>
        <table:cell-content-change table:id="ct1413">
          <table:cell-address table:column="4" table:row="135"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2"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60"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9"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7" table:table="2">
          <office:change-info>
            <dc:creator>ricardo </dc:creator>
            <dc:date>2013-01-07T11:26:40</dc:date>
          </office:change-info>
        </table:insertion>
        <table:insertion table:id="ct1418" table:type="row" table:position="158"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8" table:table="2"/>
          <office:change-info>
            <dc:creator>ricardo </dc:creator>
            <dc:date>2013-01-07T11:26:44</dc:date>
          </office:change-info>
          <table:previous>
            <table:change-track-table-cell/>
          </table:previous>
        </table:cell-content-change>
        <table:cell-content-change table:id="ct1420">
          <table:cell-address table:column="1" table:row="159" table:table="2"/>
          <office:change-info>
            <dc:creator>ricardo </dc:creator>
            <dc:date>2013-01-07T11:26:44</dc:date>
          </office:change-info>
          <table:previous>
            <table:change-track-table-cell/>
          </table:previous>
        </table:cell-content-change>
        <table:cell-content-change table:id="ct1421">
          <table:cell-address table:column="1" table:row="160" table:table="2"/>
          <office:change-info>
            <dc:creator>ricardo </dc:creator>
            <dc:date>2013-01-07T11:26:44</dc:date>
          </office:change-info>
          <table:previous>
            <table:change-track-table-cell/>
          </table:previous>
        </table:cell-content-change>
        <table:cell-content-change table:id="ct1422">
          <table:cell-address table:column="1" table:row="162" table:table="2"/>
          <office:change-info>
            <dc:creator>ricardo </dc:creator>
            <dc:date>2013-01-07T11:26:44</dc:date>
          </office:change-info>
          <table:previous>
            <table:change-track-table-cell/>
          </table:previous>
        </table:cell-content-change>
        <table:cell-content-change table:id="ct1423">
          <table:cell-address table:column="4" table:row="158" table:table="2"/>
          <office:change-info>
            <dc:creator>ricardo </dc:creator>
            <dc:date>2013-01-07T11:26:44</dc:date>
          </office:change-info>
          <table:previous>
            <table:change-track-table-cell/>
          </table:previous>
        </table:cell-content-change>
        <table:cell-content-change table:id="ct1424">
          <table:cell-address table:column="4" table:row="159" table:table="2"/>
          <office:change-info>
            <dc:creator>ricardo </dc:creator>
            <dc:date>2013-01-07T11:26:44</dc:date>
          </office:change-info>
          <table:previous>
            <table:change-track-table-cell/>
          </table:previous>
        </table:cell-content-change>
        <table:cell-content-change table:id="ct1425">
          <table:cell-address table:column="4" table:row="160" table:table="2"/>
          <office:change-info>
            <dc:creator>ricardo </dc:creator>
            <dc:date>2013-01-07T11:26:44</dc:date>
          </office:change-info>
          <table:previous>
            <table:change-track-table-cell/>
          </table:previous>
        </table:cell-content-change>
        <table:cell-content-change table:id="ct1426">
          <table:cell-address table:column="4" table:row="162" table:table="2"/>
          <office:change-info>
            <dc:creator>ricardo </dc:creator>
            <dc:date>2013-01-07T11:26:44</dc:date>
          </office:change-info>
          <table:previous>
            <table:change-track-table-cell/>
          </table:previous>
        </table:cell-content-change>
        <table:cell-content-change table:id="ct1427">
          <table:cell-address table:column="1" table:row="159"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60"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1"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1" table:table="2"/>
          <office:change-info>
            <dc:creator>ricardo </dc:creator>
            <dc:date>2013-01-07T11:27:22</dc:date>
          </office:change-info>
          <table:previous>
            <table:change-track-table-cell/>
          </table:previous>
        </table:cell-content-change>
        <table:cell-content-change table:id="ct1431">
          <table:cell-address table:column="4" table:row="161" table:table="2"/>
          <office:change-info>
            <dc:creator>ricardo </dc:creator>
            <dc:date>2013-01-07T11:27:22</dc:date>
          </office:change-info>
          <table:previous>
            <table:change-track-table-cell/>
          </table:previous>
        </table:cell-content-change>
        <table:cell-content-change table:id="ct1432">
          <table:cell-address table:column="1" table:row="161"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1"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50" table:table="2"/>
          <office:change-info>
            <dc:creator>ricardo </dc:creator>
            <dc:date>2013-01-07T11:27:43</dc:date>
          </office:change-info>
          <table:previous>
            <table:change-track-table-cell/>
          </table:previous>
        </table:cell-content-change>
        <table:cell-content-change table:id="ct1435">
          <table:cell-address table:column="2" table:row="149" table:table="2"/>
          <office:change-info>
            <dc:creator>ricardo </dc:creator>
            <dc:date>2013-01-07T11:27:48</dc:date>
          </office:change-info>
          <table:previous>
            <table:change-track-table-cell/>
          </table:previous>
        </table:cell-content-change>
        <table:cell-content-change table:id="ct1436">
          <table:cell-address table:column="2" table:row="153" table:table="2"/>
          <office:change-info>
            <dc:creator>ricardo </dc:creator>
            <dc:date>2013-01-07T11:27:50</dc:date>
          </office:change-info>
          <table:previous>
            <table:change-track-table-cell/>
          </table:previous>
        </table:cell-content-change>
        <table:cell-content-change table:id="ct1437">
          <table:cell-address table:column="2" table:row="151" table:table="2"/>
          <office:change-info>
            <dc:creator>ricardo </dc:creator>
            <dc:date>2013-01-07T11:27:57</dc:date>
          </office:change-info>
          <table:previous>
            <table:change-track-table-cell/>
          </table:previous>
        </table:cell-content-change>
        <table:cell-content-change table:id="ct1438">
          <table:cell-address table:column="2" table:row="152" table:table="2"/>
          <office:change-info>
            <dc:creator>ricardo </dc:creator>
            <dc:date>2013-01-07T11:27:59</dc:date>
          </office:change-info>
          <table:previous>
            <table:change-track-table-cell/>
          </table:previous>
        </table:cell-content-change>
        <table:cell-content-change table:id="ct1439">
          <table:cell-address table:column="4" table:row="152"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99" table:table="2"/>
          <office:change-info>
            <dc:creator>ricardo </dc:creator>
            <dc:date>2013-01-07T11:28:20</dc:date>
          </office:change-info>
          <table:previous>
            <table:change-track-table-cell/>
          </table:previous>
        </table:cell-content-change>
        <table:insertion table:id="ct1441" table:type="row" table:position="212"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11"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210" table:table="2">
          <office:change-info>
            <dc:creator>ricardo </dc:creator>
            <dc:date>2013-01-07T11:28:28</dc:date>
          </office:change-info>
          <table:dependencies>
            <table:dependency table:id="ct1455"/>
            <table:dependency table:id="ct1450"/>
          </table:dependencies>
        </table:insertion>
        <table:insertion table:id="ct1444" table:type="row" table:position="209" table:table="2">
          <office:change-info>
            <dc:creator>ricardo </dc:creator>
            <dc:date>2013-01-07T11:28:30</dc:date>
          </office:change-info>
          <table:dependencies>
            <table:dependency table:id="ct1454"/>
            <table:dependency table:id="ct1449"/>
          </table:dependencies>
        </table:insertion>
        <table:insertion table:id="ct1445" table:type="row" table:position="208"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207"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207" table:table="2"/>
          <office:change-info>
            <dc:creator>ricardo </dc:creator>
            <dc:date>2013-01-07T11:28:35</dc:date>
          </office:change-info>
          <table:previous>
            <table:change-track-table-cell/>
          </table:previous>
        </table:cell-content-change>
        <table:cell-content-change table:id="ct1448">
          <table:cell-address table:column="1" table:row="208" table:table="2"/>
          <office:change-info>
            <dc:creator>ricardo </dc:creator>
            <dc:date>2013-01-07T11:28:35</dc:date>
          </office:change-info>
          <table:previous>
            <table:change-track-table-cell/>
          </table:previous>
        </table:cell-content-change>
        <table:cell-content-change table:id="ct1449">
          <table:cell-address table:column="1" table:row="209" table:table="2"/>
          <office:change-info>
            <dc:creator>ricardo </dc:creator>
            <dc:date>2013-01-07T11:28:35</dc:date>
          </office:change-info>
          <table:previous>
            <table:change-track-table-cell/>
          </table:previous>
        </table:cell-content-change>
        <table:cell-content-change table:id="ct1450">
          <table:cell-address table:column="1" table:row="210" table:table="2"/>
          <office:change-info>
            <dc:creator>ricardo </dc:creator>
            <dc:date>2013-01-07T11:28:35</dc:date>
          </office:change-info>
          <table:previous>
            <table:change-track-table-cell/>
          </table:previous>
        </table:cell-content-change>
        <table:cell-content-change table:id="ct1451">
          <table:cell-address table:column="1" table:row="211" table:table="2"/>
          <office:change-info>
            <dc:creator>ricardo </dc:creator>
            <dc:date>2013-01-07T11:28:35</dc:date>
          </office:change-info>
          <table:previous>
            <table:change-track-table-cell/>
          </table:previous>
        </table:cell-content-change>
        <table:cell-content-change table:id="ct1452">
          <table:cell-address table:column="4" table:row="207" table:table="2"/>
          <office:change-info>
            <dc:creator>ricardo </dc:creator>
            <dc:date>2013-01-07T11:28:35</dc:date>
          </office:change-info>
          <table:previous>
            <table:change-track-table-cell/>
          </table:previous>
        </table:cell-content-change>
        <table:cell-content-change table:id="ct1453">
          <table:cell-address table:column="4" table:row="208" table:table="2"/>
          <office:change-info>
            <dc:creator>ricardo </dc:creator>
            <dc:date>2013-01-07T11:28:35</dc:date>
          </office:change-info>
          <table:previous>
            <table:change-track-table-cell/>
          </table:previous>
        </table:cell-content-change>
        <table:cell-content-change table:id="ct1454">
          <table:cell-address table:column="4" table:row="209" table:table="2"/>
          <office:change-info>
            <dc:creator>ricardo </dc:creator>
            <dc:date>2013-01-07T11:28:35</dc:date>
          </office:change-info>
          <table:previous>
            <table:change-track-table-cell/>
          </table:previous>
        </table:cell-content-change>
        <table:cell-content-change table:id="ct1455">
          <table:cell-address table:column="4" table:row="210" table:table="2"/>
          <office:change-info>
            <dc:creator>ricardo </dc:creator>
            <dc:date>2013-01-07T11:28:35</dc:date>
          </office:change-info>
          <table:previous>
            <table:change-track-table-cell/>
          </table:previous>
        </table:cell-content-change>
        <table:cell-content-change table:id="ct1456">
          <table:cell-address table:column="4" table:row="211" table:table="2"/>
          <office:change-info>
            <dc:creator>ricardo </dc:creator>
            <dc:date>2013-01-07T11:28:35</dc:date>
          </office:change-info>
          <table:previous>
            <table:change-track-table-cell/>
          </table:previous>
        </table:cell-content-change>
        <table:cell-content-change table:id="ct1457">
          <table:cell-address table:column="1" table:row="208"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11"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12" table:table="2"/>
          <office:change-info>
            <dc:creator>ricardo </dc:creator>
            <dc:date>2013-01-07T11:28:58</dc:date>
          </office:change-info>
          <table:previous>
            <table:change-track-table-cell/>
          </table:previous>
        </table:cell-content-change>
        <table:cell-content-change table:id="ct1460">
          <table:cell-address table:column="4" table:row="212" table:table="2"/>
          <office:change-info>
            <dc:creator>ricardo </dc:creator>
            <dc:date>2013-01-07T11:28:58</dc:date>
          </office:change-info>
          <table:previous>
            <table:change-track-table-cell/>
          </table:previous>
        </table:cell-content-change>
        <table:cell-content-change table:id="ct1461">
          <table:cell-address table:column="1" table:row="211"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12"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12"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99"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201" table:table="2"/>
          <office:change-info>
            <dc:creator>ricardo </dc:creator>
            <dc:date>2013-01-07T11:29:47</dc:date>
          </office:change-info>
          <table:previous>
            <table:change-track-table-cell/>
          </table:previous>
        </table:cell-content-change>
        <table:cell-content-change table:id="ct1466">
          <table:cell-address table:column="4" table:row="201"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99"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2"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29" table:table="2"/>
          <office:change-info>
            <dc:creator>ricardo </dc:creator>
            <dc:date>2013-01-07T11:30:34</dc:date>
          </office:change-info>
          <table:previous>
            <table:change-track-table-cell/>
          </table:previous>
        </table:cell-content-change>
        <table:cell-content-change table:id="ct1470">
          <table:cell-address table:column="1" table:row="230" table:table="2"/>
          <office:change-info>
            <dc:creator>ricardo </dc:creator>
            <dc:date>2013-01-07T11:30:34</dc:date>
          </office:change-info>
          <table:previous>
            <table:change-track-table-cell/>
          </table:previous>
        </table:cell-content-change>
        <table:cell-content-change table:id="ct1471">
          <table:cell-address table:column="1" table:row="231" table:table="2"/>
          <office:change-info>
            <dc:creator>ricardo </dc:creator>
            <dc:date>2013-01-07T11:30:34</dc:date>
          </office:change-info>
          <table:previous>
            <table:change-track-table-cell/>
          </table:previous>
        </table:cell-content-change>
        <table:cell-content-change table:id="ct1472">
          <table:cell-address table:column="1" table:row="232" table:table="2"/>
          <office:change-info>
            <dc:creator>ricardo </dc:creator>
            <dc:date>2013-01-07T11:30:34</dc:date>
          </office:change-info>
          <table:previous>
            <table:change-track-table-cell/>
          </table:previous>
        </table:cell-content-change>
        <table:cell-content-change table:id="ct1473">
          <table:cell-address table:column="1" table:row="233" table:table="2"/>
          <office:change-info>
            <dc:creator>ricardo </dc:creator>
            <dc:date>2013-01-07T11:30:34</dc:date>
          </office:change-info>
          <table:previous>
            <table:change-track-table-cell/>
          </table:previous>
        </table:cell-content-change>
        <table:cell-content-change table:id="ct1474">
          <table:cell-address table:column="4" table:row="229" table:table="2"/>
          <office:change-info>
            <dc:creator>ricardo </dc:creator>
            <dc:date>2013-01-07T11:30:34</dc:date>
          </office:change-info>
          <table:previous>
            <table:change-track-table-cell/>
          </table:previous>
        </table:cell-content-change>
        <table:cell-content-change table:id="ct1475">
          <table:cell-address table:column="4" table:row="230" table:table="2"/>
          <office:change-info>
            <dc:creator>ricardo </dc:creator>
            <dc:date>2013-01-07T11:30:34</dc:date>
          </office:change-info>
          <table:previous>
            <table:change-track-table-cell/>
          </table:previous>
        </table:cell-content-change>
        <table:cell-content-change table:id="ct1476">
          <table:cell-address table:column="4" table:row="231" table:table="2"/>
          <office:change-info>
            <dc:creator>ricardo </dc:creator>
            <dc:date>2013-01-07T11:30:34</dc:date>
          </office:change-info>
          <table:previous>
            <table:change-track-table-cell/>
          </table:previous>
        </table:cell-content-change>
        <table:cell-content-change table:id="ct1477">
          <table:cell-address table:column="4" table:row="232" table:table="2"/>
          <office:change-info>
            <dc:creator>ricardo </dc:creator>
            <dc:date>2013-01-07T11:30:34</dc:date>
          </office:change-info>
          <table:previous>
            <table:change-track-table-cell/>
          </table:previous>
        </table:cell-content-change>
        <table:cell-content-change table:id="ct1478">
          <table:cell-address table:column="4" table:row="233"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6" table:table="2"/>
          <office:change-info>
            <dc:creator>ricardo </dc:creator>
            <dc:date>2013-01-12T10:34:31</dc:date>
          </office:change-info>
          <table:previous table:id="ct215">
            <table:change-track-table-cell office:value-type="float" office:value="0"/>
          </table:previous>
        </table:cell-content-change>
        <table:insertion table:id="ct1484" table:type="row" table:position="195" table:table="2">
          <office:change-info>
            <dc:creator>ricardo </dc:creator>
            <dc:date>2013-01-12T10:34:42</dc:date>
          </office:change-info>
          <table:dependencies>
            <table:dependency table:id="ct1517"/>
            <table:dependency table:id="ct1513"/>
            <table:dependency table:id="ct1506"/>
            <table:dependency table:id="ct1500"/>
          </table:dependencies>
        </table:insertion>
        <table:insertion table:id="ct1485" table:type="row" table:position="194" table:table="2">
          <office:change-info>
            <dc:creator>ricardo </dc:creator>
            <dc:date>2013-01-12T10:34:49</dc:date>
          </office:change-info>
          <table:dependencies>
            <table:dependency table:id="ct1518"/>
            <table:dependency table:id="ct1512"/>
            <table:dependency table:id="ct1505"/>
            <table:dependency table:id="ct1499"/>
          </table:dependencies>
        </table:insertion>
        <table:insertion table:id="ct1486" table:type="row" table:position="193" table:table="2">
          <office:change-info>
            <dc:creator>ricardo </dc:creator>
            <dc:date>2013-01-12T10:34:51</dc:date>
          </office:change-info>
          <table:dependencies>
            <table:dependency table:id="ct1519"/>
            <table:dependency table:id="ct1511"/>
            <table:dependency table:id="ct1504"/>
            <table:dependency table:id="ct1498"/>
          </table:dependencies>
        </table:insertion>
        <table:insertion table:id="ct1487" table:type="row" table:position="192" table:table="2">
          <office:change-info>
            <dc:creator>ricardo </dc:creator>
            <dc:date>2013-01-12T10:34:53</dc:date>
          </office:change-info>
          <table:dependencies>
            <table:dependency table:id="ct1510"/>
            <table:dependency table:id="ct1509"/>
            <table:dependency table:id="ct1503"/>
            <table:dependency table:id="ct1497"/>
          </table:dependencies>
        </table:insertion>
        <table:insertion table:id="ct1488" table:type="row" table:position="187" table:table="2">
          <office:change-info>
            <dc:creator>ricardo </dc:creator>
            <dc:date>2013-01-12T10:35:05</dc:date>
          </office:change-info>
        </table:insertion>
        <table:insertion table:id="ct1489" table:type="row" table:position="188" table:table="2">
          <office:change-info>
            <dc:creator>ricardo </dc:creator>
            <dc:date>2013-01-12T10:35:07</dc:date>
          </office:change-info>
          <table:dependencies>
            <table:dependency table:id="ct1491"/>
          </table:dependencies>
        </table:insertion>
        <table:insertion table:id="ct1490" table:type="row" table:position="189" table:table="2">
          <office:change-info>
            <dc:creator>ricardo </dc:creator>
            <dc:date>2013-01-12T10:35:08</dc:date>
          </office:change-info>
          <table:dependencies>
            <table:dependency table:id="ct1493"/>
            <table:dependency table:id="ct1492"/>
          </table:dependencies>
        </table:insertion>
        <table:cell-content-change table:id="ct1491">
          <table:cell-address table:column="1" table:row="188" table:table="2"/>
          <office:change-info>
            <dc:creator>ricardo </dc:creator>
            <dc:date>2013-01-12T10:35:17</dc:date>
          </office:change-info>
          <table:previous>
            <table:change-track-table-cell/>
          </table:previous>
        </table:cell-content-change>
        <table:cell-content-change table:id="ct1492">
          <table:cell-address table:column="1" table:row="189" table:table="2"/>
          <office:change-info>
            <dc:creator>ricardo </dc:creator>
            <dc:date>2013-01-12T10:35:17</dc:date>
          </office:change-info>
          <table:previous>
            <table:change-track-table-cell/>
          </table:previous>
        </table:cell-content-change>
        <table:cell-content-change table:id="ct1493">
          <table:cell-address table:column="1" table:row="189" table:table="2"/>
          <office:change-info>
            <dc:creator>ricardo </dc:creator>
            <dc:date>2013-01-12T10:36:35</dc:date>
          </office:change-info>
          <table:previous table:id="ct1492">
            <table:change-track-table-cell office:value-type="string">
              <text:p>Commits per month as raw results. Its a comparison with six months before. </text:p>
              <text:p>Less work than a year before on total commits (-,-,-,-,-,+)</text:p>
            </table:change-track-table-cell>
          </table:previous>
        </table:cell-content-change>
        <table:insertion table:id="ct1494" table:type="row" table:position="191" table:table="2">
          <office:change-info>
            <dc:creator>ricardo </dc:creator>
            <dc:date>2013-01-12T10:37:07</dc:date>
          </office:change-info>
          <table:dependencies>
            <table:dependency table:id="ct1502"/>
            <table:dependency table:id="ct1496"/>
          </table:dependencies>
        </table:insertion>
        <table:insertion table:id="ct1495" table:type="row" table:position="190" table:table="2">
          <office:change-info>
            <dc:creator>ricardo </dc:creator>
            <dc:date>2013-01-12T10:37:09</dc:date>
          </office:change-info>
        </table:insertion>
        <table:cell-content-change table:id="ct1496">
          <table:cell-address table:column="1" table:row="191" table:table="2"/>
          <office:change-info>
            <dc:creator>ricardo </dc:creator>
            <dc:date>2013-01-12T10:37:11</dc:date>
          </office:change-info>
          <table:previous>
            <table:change-track-table-cell/>
          </table:previous>
        </table:cell-content-change>
        <table:cell-content-change table:id="ct1497">
          <table:cell-address table:column="1" table:row="192" table:table="2"/>
          <office:change-info>
            <dc:creator>ricardo </dc:creator>
            <dc:date>2013-01-12T10:37:11</dc:date>
          </office:change-info>
          <table:previous>
            <table:change-track-table-cell/>
          </table:previous>
        </table:cell-content-change>
        <table:cell-content-change table:id="ct1498">
          <table:cell-address table:column="1" table:row="193" table:table="2"/>
          <office:change-info>
            <dc:creator>ricardo </dc:creator>
            <dc:date>2013-01-12T10:37:11</dc:date>
          </office:change-info>
          <table:previous>
            <table:change-track-table-cell/>
          </table:previous>
        </table:cell-content-change>
        <table:cell-content-change table:id="ct1499">
          <table:cell-address table:column="1" table:row="194" table:table="2"/>
          <office:change-info>
            <dc:creator>ricardo </dc:creator>
            <dc:date>2013-01-12T10:37:11</dc:date>
          </office:change-info>
          <table:previous>
            <table:change-track-table-cell/>
          </table:previous>
        </table:cell-content-change>
        <table:cell-content-change table:id="ct1500">
          <table:cell-address table:column="1" table:row="195" table:table="2"/>
          <office:change-info>
            <dc:creator>ricardo </dc:creator>
            <dc:date>2013-01-12T10:37:11</dc:date>
          </office:change-info>
          <table:previous>
            <table:change-track-table-cell/>
          </table:previous>
        </table:cell-content-change>
        <table:cell-content-change table:id="ct1501">
          <table:cell-address table:column="1" table:row="196" table:table="2"/>
          <office:change-info>
            <dc:creator>ricardo </dc:creator>
            <dc:date>2013-01-12T10:37:11</dc:date>
          </office:change-info>
          <table:previous>
            <table:change-track-table-cell/>
          </table:previous>
        </table:cell-content-change>
        <table:cell-content-change table:id="ct1502">
          <table:cell-address table:column="4" table:row="191" table:table="2"/>
          <office:change-info>
            <dc:creator>ricardo </dc:creator>
            <dc:date>2013-01-12T10:37:11</dc:date>
          </office:change-info>
          <table:previous>
            <table:change-track-table-cell/>
          </table:previous>
        </table:cell-content-change>
        <table:cell-content-change table:id="ct1503">
          <table:cell-address table:column="4" table:row="192" table:table="2"/>
          <office:change-info>
            <dc:creator>ricardo </dc:creator>
            <dc:date>2013-01-12T10:37:11</dc:date>
          </office:change-info>
          <table:previous>
            <table:change-track-table-cell/>
          </table:previous>
        </table:cell-content-change>
        <table:cell-content-change table:id="ct1504">
          <table:cell-address table:column="4" table:row="193" table:table="2"/>
          <office:change-info>
            <dc:creator>ricardo </dc:creator>
            <dc:date>2013-01-12T10:37:11</dc:date>
          </office:change-info>
          <table:previous>
            <table:change-track-table-cell/>
          </table:previous>
        </table:cell-content-change>
        <table:cell-content-change table:id="ct1505">
          <table:cell-address table:column="4" table:row="194" table:table="2"/>
          <office:change-info>
            <dc:creator>ricardo </dc:creator>
            <dc:date>2013-01-12T10:37:11</dc:date>
          </office:change-info>
          <table:previous>
            <table:change-track-table-cell/>
          </table:previous>
        </table:cell-content-change>
        <table:cell-content-change table:id="ct1506">
          <table:cell-address table:column="4" table:row="195" table:table="2"/>
          <office:change-info>
            <dc:creator>ricardo </dc:creator>
            <dc:date>2013-01-12T10:37:11</dc:date>
          </office:change-info>
          <table:previous>
            <table:change-track-table-cell/>
          </table:previous>
        </table:cell-content-change>
        <table:cell-content-change table:id="ct1507">
          <table:cell-address table:column="4" table:row="196" table:table="2"/>
          <office:change-info>
            <dc:creator>ricardo </dc:creator>
            <dc:date>2013-01-12T10:37:11</dc:date>
          </office:change-info>
          <table:previous>
            <table:change-track-table-cell/>
          </table:previous>
        </table:cell-content-change>
        <table:insertion table:id="ct1508" table:type="row" table:position="197" table:table="2">
          <office:change-info>
            <dc:creator>ricardo </dc:creator>
            <dc:date>2013-01-12T10:37:21</dc:date>
          </office:change-info>
        </table:insertion>
        <table:cell-content-change table:id="ct1509">
          <table:cell-address table:column="1" table:row="192" table:table="2"/>
          <office:change-info>
            <dc:creator>ricardo </dc:creator>
            <dc:date>2013-01-12T10:37:29</dc:date>
          </office:change-info>
          <table:previous table:id="ct1497">
            <table:change-track-table-cell office:value-type="string">
              <text:p>Yes, continues</text:p>
            </table:change-track-table-cell>
          </table:previous>
        </table:cell-content-change>
        <table:cell-content-change table:id="ct1510">
          <table:cell-address table:column="1" table:row="192" table:table="2"/>
          <office:change-info>
            <dc:creator>ricardo </dc:creator>
            <dc:date>2013-01-12T10:37:33</dc:date>
          </office:change-info>
          <table:previous table:id="ct1509">
            <table:change-track-table-cell office:value-type="string">
              <text:p>N &lt; 60</text:p>
            </table:change-track-table-cell>
          </table:previous>
        </table:cell-content-change>
        <table:cell-content-change table:id="ct1511">
          <table:cell-address table:column="1" table:row="193" table:table="2"/>
          <office:change-info>
            <dc:creator>ricardo </dc:creator>
            <dc:date>2013-01-12T10:38:02</dc:date>
          </office:change-info>
          <table:previous table:id="ct1498">
            <table:change-track-table-cell office:value-type="string">
              <text:p>Yes, not complete</text:p>
            </table:change-track-table-cell>
          </table:previous>
        </table:cell-content-change>
        <table:cell-content-change table:id="ct1512">
          <table:cell-address table:column="1" table:row="194" table:table="2"/>
          <office:change-info>
            <dc:creator>ricardo </dc:creator>
            <dc:date>2013-01-12T10:38:08</dc:date>
          </office:change-info>
          <table:previous table:id="ct1499">
            <table:change-track-table-cell office:value-type="string">
              <text:p>Yes, could improve</text:p>
            </table:change-track-table-cell>
          </table:previous>
        </table:cell-content-change>
        <table:cell-content-change table:id="ct1513">
          <table:cell-address table:column="1" table:row="195" table:table="2"/>
          <office:change-info>
            <dc:creator>ricardo </dc:creator>
            <dc:date>2013-01-12T10:38:14</dc:date>
          </office:change-info>
          <table:previous table:id="ct1500">
            <table:change-track-table-cell office:value-type="string">
              <text:p>No</text:p>
            </table:change-track-table-cell>
          </table:previous>
        </table:cell-content-change>
        <table:cell-content-change table:id="ct1514">
          <table:cell-address table:column="1" table:row="196" table:table="2"/>
          <office:change-info>
            <dc:creator>ricardo </dc:creator>
            <dc:date>2013-01-12T10:38:40</dc:date>
          </office:change-info>
          <table:previous table:id="ct1501">
            <table:change-track-table-cell office:value-type="string">
              <text:p>No, but not affects the development</text:p>
            </table:change-track-table-cell>
          </table:previous>
        </table:cell-content-change>
        <table:cell-content-change table:id="ct1515">
          <table:cell-address table:column="1" table:row="196" table:table="2"/>
          <office:change-info>
            <dc:creator>ricardo </dc:creator>
            <dc:date>2013-01-12T10:38:47</dc:date>
          </office:change-info>
          <table:previous table:id="ct1514">
            <table:change-track-table-cell office:value-type="string">
              <text:p>N &gt; 90</text:p>
            </table:change-track-table-cell>
          </table:previous>
        </table:cell-content-change>
        <table:cell-content-change table:id="ct1516">
          <table:cell-address table:column="4" table:row="196" table:table="2"/>
          <office:change-info>
            <dc:creator>ricardo </dc:creator>
            <dc:date>2013-01-12T10:38:53</dc:date>
          </office:change-info>
          <table:previous table:id="ct1507">
            <table:change-track-table-cell office:value-type="float" office:value="5"/>
          </table:previous>
        </table:cell-content-change>
        <table:cell-content-change table:id="ct1517">
          <table:cell-address table:column="4" table:row="195" table:table="2"/>
          <office:change-info>
            <dc:creator>ricardo </dc:creator>
            <dc:date>2013-01-12T10:38:55</dc:date>
          </office:change-info>
          <table:previous table:id="ct1506">
            <table:change-track-table-cell office:value-type="float" office:value="1"/>
          </table:previous>
        </table:cell-content-change>
        <table:cell-content-change table:id="ct1518">
          <table:cell-address table:column="4" table:row="194" table:table="2"/>
          <office:change-info>
            <dc:creator>ricardo </dc:creator>
            <dc:date>2013-01-12T10:38:56</dc:date>
          </office:change-info>
          <table:previous table:id="ct1505">
            <table:change-track-table-cell office:value-type="float" office:value="2"/>
          </table:previous>
        </table:cell-content-change>
        <table:cell-content-change table:id="ct1519">
          <table:cell-address table:column="4" table:row="193" table:table="2"/>
          <office:change-info>
            <dc:creator>ricardo </dc:creator>
            <dc:date>2013-01-12T10:38:58</dc:date>
          </office:change-info>
          <table:previous table:id="ct1504">
            <table:change-track-table-cell office:value-type="float" office:value="3"/>
          </table:previous>
        </table:cell-content-change>
        <table:cell-content-change table:id="ct1520">
          <table:cell-address table:column="5" table:row="165" table:table="2"/>
          <office:change-info>
            <dc:creator>ricardo </dc:creator>
            <dc:date>2013-01-12T10:39:35</dc:date>
          </office:change-info>
          <table:previous>
            <table:change-track-table-cell table:cell-address="'Category Rating and Metrics'.F166" table:formula="of:=SUM([.F169:.F207])" office:value-type="float" office:value="8.65"/>
          </table:previous>
        </table:cell-content-change>
        <table:cell-content-change table:id="ct1521">
          <table:cell-address table:column="4" table:row="168" table:table="2"/>
          <office:change-info>
            <dc:creator>ricardo </dc:creator>
            <dc:date>2013-01-12T10:39:42</dc:date>
          </office:change-info>
          <table:previous>
            <table:change-track-table-cell office:value-type="float" office:value="0"/>
          </table:previous>
        </table:cell-content-change>
        <table:cell-content-change table:id="ct1522">
          <table:cell-address table:column="3" table:row="175" table:table="2"/>
          <office:change-info>
            <dc:creator>ricardo </dc:creator>
            <dc:date>2013-01-12T10:40:29</dc:date>
          </office:change-info>
          <table:previous table:id="ct1293">
            <table:change-track-table-cell office:value-type="float" office:value="0.3"/>
          </table:previous>
        </table:cell-content-change>
        <table:cell-content-change table:id="ct1523">
          <table:cell-address table:column="3" table:row="168" table:table="2"/>
          <office:change-info>
            <dc:creator>ricardo </dc:creator>
            <dc:date>2013-01-12T10:40:33</dc:date>
          </office:change-info>
          <table:previous>
            <table:change-track-table-cell office:value-type="float" office:value="0"/>
          </table:previous>
        </table:cell-content-change>
        <table:cell-content-change table:id="ct1524">
          <table:cell-address table:column="4" table:row="181" table:table="2"/>
          <office:change-info>
            <dc:creator>ricardo </dc:creator>
            <dc:date>2013-01-12T10:41:34</dc:date>
          </office:change-info>
          <table:previous table:id="ct204">
            <table:change-track-table-cell office:value-type="float" office:value="0"/>
          </table:previous>
        </table:cell-content-change>
        <table:cell-content-change table:id="ct1525">
          <table:cell-address table:column="6" table:row="3" table:table="2"/>
          <office:change-info>
            <dc:creator>ricardo </dc:creator>
            <dc:date>2013-01-12T10:44:36</dc:date>
          </office:change-info>
          <table:previous>
            <table:change-track-table-cell table:cell-address="'Category Rating and Metrics'.G4" table:formula="of:=SUM([.G12:.G216])" office:value-type="float" office:value="3.6752"/>
          </table:previous>
        </table:cell-content-change>
        <table:cell-content-change table:id="ct1526">
          <table:cell-address table:column="7" table:row="2" table:table="2"/>
          <office:change-info>
            <dc:creator>ricardo </dc:creator>
            <dc:date>2013-01-12T10:45:08</dc:date>
          </office:change-info>
          <table:previous>
            <table:change-track-table-cell/>
          </table:previous>
        </table:cell-content-change>
        <table:cell-content-change table:id="ct1527">
          <table:cell-address table:column="7" table:row="3" table:table="2"/>
          <office:change-info>
            <dc:creator>ricardo </dc:creator>
            <dc:date>2013-01-12T10:45:08</dc:date>
          </office:change-info>
          <table:previous>
            <table:change-track-table-cell/>
          </table:previous>
        </table:cell-content-change>
        <table:cell-content-change table:id="ct1528">
          <table:cell-address table:column="7" table:row="3" table:table="2"/>
          <office:change-info>
            <dc:creator>ricardo </dc:creator>
            <dc:date>2013-01-12T10:45:39</dc:date>
          </office:change-info>
          <table:previous table:id="ct1527">
            <table:change-track-table-cell table:cell-address="'Category Rating and Metrics'.H4" table:formula="of:=SUM(#REF!)" office:value-type="float" office:value="0"/>
          </table:previous>
        </table:cell-content-change>
        <table:cell-content-change table:id="ct1529">
          <table:cell-address table:column="7" table:row="7" table:table="2"/>
          <office:change-info>
            <dc:creator>ricardo </dc:creator>
            <dc:date>2013-01-12T10:45:56</dc:date>
          </office:change-info>
          <table:previous>
            <table:change-track-table-cell/>
          </table:previous>
        </table:cell-content-change>
        <table:cell-content-change table:id="ct1530">
          <table:cell-address table:column="7" table:row="8" table:table="2"/>
          <office:change-info>
            <dc:creator>ricardo </dc:creator>
            <dc:date>2013-01-12T10:45:56</dc:date>
          </office:change-info>
          <table:previous>
            <table:change-track-table-cell/>
          </table:previous>
        </table:cell-content-change>
        <table:cell-content-change table:id="ct1531">
          <table:cell-address table:column="7" table:row="8" table:table="2"/>
          <office:change-info>
            <dc:creator>ricardo </dc:creator>
            <dc:date>2013-01-12T10:46:11</dc:date>
          </office:change-info>
          <table:previous table:id="ct1530">
            <table:change-track-table-cell table:cell-address="'Category Rating and Metrics'.H9" table:formula="of:=SUM(#REF!)" office:value-type="float" office:value="0"/>
          </table:previous>
        </table:cell-content-change>
        <table:cell-content-change table:id="ct1532">
          <table:cell-address table:column="7" table:row="32" table:table="2"/>
          <office:change-info>
            <dc:creator>ricardo </dc:creator>
            <dc:date>2013-01-12T10:46:14</dc:date>
          </office:change-info>
          <table:previous>
            <table:change-track-table-cell/>
          </table:previous>
        </table:cell-content-change>
        <table:cell-content-change table:id="ct1533">
          <table:cell-address table:column="7" table:row="33" table:table="2"/>
          <office:change-info>
            <dc:creator>ricardo </dc:creator>
            <dc:date>2013-01-12T10:46:14</dc:date>
          </office:change-info>
          <table:previous>
            <table:change-track-table-cell/>
          </table:previous>
        </table:cell-content-change>
        <table:cell-content-change table:id="ct1534">
          <table:cell-address table:column="7" table:row="33" table:table="2"/>
          <office:change-info>
            <dc:creator>ricardo </dc:creator>
            <dc:date>2013-01-12T10:46:31</dc:date>
          </office:change-info>
          <table:previous table:id="ct1533">
            <table:change-track-table-cell table:cell-address="'Category Rating and Metrics'.H34" table:formula="of:=SUM([.H25:.H31])" office:value-type="float" office:value="0"/>
          </table:previous>
        </table:cell-content-change>
        <table:cell-content-change table:id="ct1535">
          <table:cell-address table:column="7" table:row="74" table:table="2"/>
          <office:change-info>
            <dc:creator>ricardo </dc:creator>
            <dc:date>2013-01-12T10:46:35</dc:date>
          </office:change-info>
          <table:previous>
            <table:change-track-table-cell/>
          </table:previous>
        </table:cell-content-change>
        <table:cell-content-change table:id="ct1536">
          <table:cell-address table:column="7" table:row="75" table:table="2"/>
          <office:change-info>
            <dc:creator>ricardo </dc:creator>
            <dc:date>2013-01-12T10:46:35</dc:date>
          </office:change-info>
          <table:previous>
            <table:change-track-table-cell/>
          </table:previous>
        </table:cell-content-change>
        <table:cell-content-change table:id="ct1537">
          <table:cell-address table:column="7" table:row="75" table:table="2"/>
          <office:change-info>
            <dc:creator>ricardo </dc:creator>
            <dc:date>2013-01-12T10:46:52</dc:date>
          </office:change-info>
          <table:previous table:id="ct1536">
            <table:change-track-table-cell table:cell-address="'Category Rating and Metrics'.H76" table:formula="of:=SUM([.H67:.H73])" office:value-type="float" office:value="0"/>
          </table:previous>
        </table:cell-content-change>
        <table:cell-content-change table:id="ct1538">
          <table:cell-address table:column="7" table:row="103" table:table="2"/>
          <office:change-info>
            <dc:creator>ricardo </dc:creator>
            <dc:date>2013-01-12T10:46:55</dc:date>
          </office:change-info>
          <table:previous>
            <table:change-track-table-cell/>
          </table:previous>
        </table:cell-content-change>
        <table:cell-content-change table:id="ct1539">
          <table:cell-address table:column="7" table:row="104" table:table="2"/>
          <office:change-info>
            <dc:creator>ricardo </dc:creator>
            <dc:date>2013-01-12T10:46:55</dc:date>
          </office:change-info>
          <table:previous>
            <table:change-track-table-cell/>
          </table:previous>
        </table:cell-content-change>
        <table:cell-content-change table:id="ct1540">
          <table:cell-address table:column="7" table:row="104" table:table="2"/>
          <office:change-info>
            <dc:creator>ricardo </dc:creator>
            <dc:date>2013-01-12T10:47:12</dc:date>
          </office:change-info>
          <table:previous table:id="ct1539">
            <table:change-track-table-cell table:cell-address="'Category Rating and Metrics'.H105" table:formula="of:=SUM([.H96:.H102])" office:value-type="float" office:value="0"/>
          </table:previous>
        </table:cell-content-change>
        <table:insertion table:id="ct1541" table:type="row" table:position="122" table:table="2">
          <office:change-info>
            <dc:creator>ricardo </dc:creator>
            <dc:date>2013-01-12T10:47:29</dc:date>
          </office:change-info>
          <table:dependencies>
            <table:dependency table:id="ct1549"/>
            <table:dependency table:id="ct1548"/>
            <table:dependency table:id="ct1547"/>
            <table:dependency table:id="ct1545"/>
            <table:dependency table:id="ct1544"/>
            <table:dependency table:id="ct1543"/>
            <table:dependency table:id="ct1542"/>
          </table:dependencies>
        </table:insertion>
        <table:cell-content-change table:id="ct1542">
          <table:cell-address table:column="1" table:row="122" table:table="2"/>
          <office:change-info>
            <dc:creator>ricardo </dc:creator>
            <dc:date>2013-01-12T10:47:31</dc:date>
          </office:change-info>
          <table:previous>
            <table:change-track-table-cell/>
          </table:previous>
        </table:cell-content-change>
        <table:cell-content-change table:id="ct1543">
          <table:cell-address table:column="3" table:row="122" table:table="2"/>
          <office:change-info>
            <dc:creator>ricardo </dc:creator>
            <dc:date>2013-01-12T10:47:31</dc:date>
          </office:change-info>
          <table:previous>
            <table:change-track-table-cell/>
          </table:previous>
        </table:cell-content-change>
        <table:cell-content-change table:id="ct1544">
          <table:cell-address table:column="4" table:row="122" table:table="2"/>
          <office:change-info>
            <dc:creator>ricardo </dc:creator>
            <dc:date>2013-01-12T10:47:31</dc:date>
          </office:change-info>
          <table:previous>
            <table:change-track-table-cell/>
          </table:previous>
        </table:cell-content-change>
        <table:cell-content-change table:id="ct1545">
          <table:cell-address table:column="5" table:row="122" table:table="2"/>
          <office:change-info>
            <dc:creator>ricardo </dc:creator>
            <dc:date>2013-01-12T10:47:31</dc:date>
          </office:change-info>
          <table:previous>
            <table:change-track-table-cell/>
          </table:previous>
        </table:cell-content-change>
        <table:cell-content-change table:id="ct1546">
          <table:cell-address table:column="1" table:row="126" table:table="2"/>
          <office:change-info>
            <dc:creator>ricardo </dc:creator>
            <dc:date>2013-01-12T10:47:35</dc:date>
          </office:change-info>
          <table:previous table:id="ct1284">
            <table:change-track-table-cell office:value-type="string">
              <text:p>Has a public roadmap for next versions (http://subversion.apache.org/roadmap.html).</text:p>
            </table:change-track-table-cell>
          </table:previous>
        </table:cell-content-change>
        <table:cell-content-change table:id="ct1547">
          <table:cell-address table:column="1" table:row="122" table:table="2"/>
          <office:change-info>
            <dc:creator>ricardo </dc:creator>
            <dc:date>2013-01-12T10:47:37</dc:date>
          </office:change-info>
          <table:previous table:id="ct1542">
            <table:change-track-table-cell office:value-type="string">
              <text:p>Patches in last year is constant ?</text:p>
            </table:change-track-table-cell>
          </table:previous>
        </table:cell-content-change>
        <table:cell-content-change table:id="ct1548">
          <table:cell-address table:column="4" table:row="122" table:table="2"/>
          <office:change-info>
            <dc:creator>ricardo </dc:creator>
            <dc:date>2013-01-12T10:47:46</dc:date>
          </office:change-info>
          <table:previous table:id="ct1544">
            <table:change-track-table-cell office:value-type="float" office:value="4"/>
          </table:previous>
        </table:cell-content-change>
        <table:cell-content-change table:id="ct1549">
          <table:cell-address table:column="3" table:row="122" table:table="2"/>
          <office:change-info>
            <dc:creator>ricardo </dc:creator>
            <dc:date>2013-01-12T10:47:55</dc:date>
          </office:change-info>
          <table:previous table:id="ct1543">
            <table:change-track-table-cell office:value-type="float" office:value="0.5"/>
          </table:previous>
        </table:cell-content-change>
        <table:cell-content-change table:id="ct1550">
          <table:cell-address table:column="3" table:row="120" table:table="2"/>
          <office:change-info>
            <dc:creator>ricardo </dc:creator>
            <dc:date>2013-01-12T10:48:07</dc:date>
          </office:change-info>
          <table:previous table:id="ct1277">
            <table:change-track-table-cell office:value-type="float" office:value="0.4"/>
          </table:previous>
        </table:cell-content-change>
        <table:cell-content-change table:id="ct1551">
          <table:cell-address table:column="7" table:row="128" table:table="2"/>
          <office:change-info>
            <dc:creator>ricardo </dc:creator>
            <dc:date>2013-01-12T10:48:44</dc:date>
          </office:change-info>
          <table:previous>
            <table:change-track-table-cell/>
          </table:previous>
        </table:cell-content-change>
        <table:cell-content-change table:id="ct1552">
          <table:cell-address table:column="7" table:row="129" table:table="2"/>
          <office:change-info>
            <dc:creator>ricardo </dc:creator>
            <dc:date>2013-01-12T10:48:44</dc:date>
          </office:change-info>
          <table:previous>
            <table:change-track-table-cell/>
          </table:previous>
        </table:cell-content-change>
        <table:cell-content-change table:id="ct1553">
          <table:cell-address table:column="7" table:row="129" table:table="2"/>
          <office:change-info>
            <dc:creator>ricardo </dc:creator>
            <dc:date>2013-01-12T10:49:01</dc:date>
          </office:change-info>
          <table:previous table:id="ct1552">
            <table:change-track-table-cell table:cell-address="'Category Rating and Metrics'.H130" table:formula="of:=SUM([.D133];[.D144])" office:value-type="float" office:value="0.55"/>
          </table:previous>
        </table:cell-content-change>
        <table:cell-content-change table:id="ct1554">
          <table:cell-address table:column="7" table:row="164" table:table="2"/>
          <office:change-info>
            <dc:creator>ricardo </dc:creator>
            <dc:date>2013-01-12T10:49:06</dc:date>
          </office:change-info>
          <table:previous>
            <table:change-track-table-cell/>
          </table:previous>
        </table:cell-content-change>
        <table:cell-content-change table:id="ct1555">
          <table:cell-address table:column="7" table:row="165" table:table="2"/>
          <office:change-info>
            <dc:creator>ricardo </dc:creator>
            <dc:date>2013-01-12T10:49:06</dc:date>
          </office:change-info>
          <table:previous>
            <table:change-track-table-cell/>
          </table:previous>
        </table:cell-content-change>
        <table:cell-content-change table:id="ct1556">
          <table:cell-address table:column="7" table:row="165" table:table="2"/>
          <office:change-info>
            <dc:creator>ricardo </dc:creator>
            <dc:date>2013-01-12T10:49:25</dc:date>
          </office:change-info>
          <table:previous table:id="ct1555">
            <table:change-track-table-cell table:cell-address="'Category Rating and Metrics'.H166" table:formula="of:=SUM([.D169];[.D180])" office:value-type="float" office:value="0.2"/>
          </table:previous>
        </table:cell-content-change>
        <table:cell-content-change table:id="ct1557">
          <table:cell-address table:column="7" table:row="214" table:table="2"/>
          <office:change-info>
            <dc:creator>ricardo </dc:creator>
            <dc:date>2013-01-12T10:49:30</dc:date>
          </office:change-info>
          <table:previous>
            <table:change-track-table-cell/>
          </table:previous>
        </table:cell-content-change>
        <table:cell-content-change table:id="ct1558">
          <table:cell-address table:column="7" table:row="215" table:table="2"/>
          <office:change-info>
            <dc:creator>ricardo </dc:creator>
            <dc:date>2013-01-12T10:49:30</dc:date>
          </office:change-info>
          <table:previous>
            <table:change-track-table-cell/>
          </table:previous>
        </table:cell-content-change>
        <table:cell-content-change table:id="ct1559">
          <table:cell-address table:column="7" table:row="215" table:table="2"/>
          <office:change-info>
            <dc:creator>ricardo </dc:creator>
            <dc:date>2013-01-12T10:49:39</dc:date>
          </office:change-info>
          <table:previous table:id="ct1558">
            <table:change-track-table-cell table:cell-address="'Category Rating and Metrics'.H216" table:formula="of:=SUM([.D219];[.D230])" office:value-type="float" office:value="1"/>
          </table:previous>
        </table:cell-content-change>
        <table:cell-content-change table:id="ct1560">
          <table:cell-address table:column="4" table:row="10" table:table="1"/>
          <office:change-info>
            <dc:creator>ricardo </dc:creator>
            <dc:date>2013-01-12T10:50:23</dc:date>
          </office:change-info>
          <table:previous>
            <table:change-track-table-cell/>
          </table:previous>
        </table:cell-content-change>
        <table:cell-content-change table:id="ct1561">
          <table:cell-address table:column="4" table:row="11" table:table="1"/>
          <office:change-info>
            <dc:creator>ricardo </dc:creator>
            <dc:date>2013-01-12T10:50:23</dc:date>
          </office:change-info>
          <table:previous table:id="ct97">
            <table:change-track-table-cell/>
          </table:previous>
        </table:cell-content-change>
        <table:cell-content-change table:id="ct1562">
          <table:cell-address table:column="5" table:row="10" table:table="1"/>
          <office:change-info>
            <dc:creator>ricardo </dc:creator>
            <dc:date>2013-01-12T10:50:23</dc:date>
          </office:change-info>
          <table:previous>
            <table:change-track-table-cell/>
          </table:previous>
        </table:cell-content-change>
        <table:cell-content-change table:id="ct1563">
          <table:cell-address table:column="5" table:row="11" table:table="1"/>
          <office:change-info>
            <dc:creator>ricardo </dc:creator>
            <dc:date>2013-01-12T10:50:23</dc:date>
          </office:change-info>
          <table:previous>
            <table:change-track-table-cell/>
          </table:previous>
        </table:cell-content-change>
        <table:cell-content-change table:id="ct1564">
          <table:cell-address table:column="4" table:row="11" table:table="1"/>
          <office:change-info>
            <dc:creator>ricardo </dc:creator>
            <dc:date>2013-01-12T10:50:58</dc:date>
          </office:change-info>
          <table:previous table:id="ct1561">
            <table:change-track-table-cell table:cell-address="'Category Ranking'.E12" table:formula="of:=SUM([.E15];[.E24])" office:value-type="float" office:value="4.325"/>
          </table:previous>
        </table:cell-content-change>
        <table:cell-content-change table:id="ct1565">
          <table:cell-address table:column="4" table:row="12" table:table="1"/>
          <office:change-info>
            <dc:creator>ricardo </dc:creator>
            <dc:date>2013-01-12T10:51:18</dc:date>
          </office:change-info>
          <table:previous table:id="ct98">
            <table:change-track-table-cell/>
          </table:previous>
        </table:cell-content-change>
        <table:cell-content-change table:id="ct1566">
          <table:cell-address table:column="4" table:row="16" table:table="1"/>
          <office:change-info>
            <dc:creator>ricardo </dc:creator>
            <dc:date>2013-01-12T10:51:23</dc:date>
          </office:change-info>
          <table:previous table:id="ct102">
            <table:change-track-table-cell/>
          </table:previous>
        </table:cell-content-change>
        <table:cell-content-change table:id="ct1567">
          <table:cell-address table:column="4" table:row="17" table:table="1"/>
          <office:change-info>
            <dc:creator>ricardo </dc:creator>
            <dc:date>2013-01-12T10:51:25</dc:date>
          </office:change-info>
          <table:previous table:id="ct103">
            <table:change-track-table-cell/>
          </table:previous>
        </table:cell-content-change>
        <table:cell-content-change table:id="ct1568">
          <table:cell-address table:column="5" table:row="11" table:table="1"/>
          <office:change-info>
            <dc:creator>ricardo </dc:creator>
            <dc:date>2013-01-12T10:51:38</dc:date>
          </office:change-info>
          <table:previous table:id="ct1563">
            <table:change-track-table-cell table:cell-address="'Category Ranking'.F12" table:formula="of:=[.E12]*[.D12]" office:value-type="float" office:value="0.5382"/>
          </table:previous>
        </table:cell-content-change>
        <table:cell-content-change table:id="ct1569">
          <table:cell-address table:column="5" table:row="12" table:table="1"/>
          <office:change-info>
            <dc:creator>ricardo </dc:creator>
            <dc:date>2013-01-12T10:51:41</dc:date>
          </office:change-info>
          <table:previous>
            <table:change-track-table-cell/>
          </table:previous>
        </table:cell-content-change>
        <table:cell-content-change table:id="ct1570">
          <table:cell-address table:column="5" table:row="13" table:table="1"/>
          <office:change-info>
            <dc:creator>ricardo </dc:creator>
            <dc:date>2013-01-12T10:51:41</dc:date>
          </office:change-info>
          <table:previous>
            <table:change-track-table-cell/>
          </table:previous>
        </table:cell-content-change>
        <table:cell-content-change table:id="ct1571">
          <table:cell-address table:column="5" table:row="14" table:table="1"/>
          <office:change-info>
            <dc:creator>ricardo </dc:creator>
            <dc:date>2013-01-12T10:51:41</dc:date>
          </office:change-info>
          <table:previous>
            <table:change-track-table-cell/>
          </table:previous>
        </table:cell-content-change>
        <table:cell-content-change table:id="ct1572">
          <table:cell-address table:column="5" table:row="15" table:table="1"/>
          <office:change-info>
            <dc:creator>ricardo </dc:creator>
            <dc:date>2013-01-12T10:51:41</dc:date>
          </office:change-info>
          <table:previous>
            <table:change-track-table-cell/>
          </table:previous>
        </table:cell-content-change>
        <table:cell-content-change table:id="ct1573">
          <table:cell-address table:column="5" table:row="16" table:table="1"/>
          <office:change-info>
            <dc:creator>ricardo </dc:creator>
            <dc:date>2013-01-12T10:51:41</dc:date>
          </office:change-info>
          <table:previous>
            <table:change-track-table-cell/>
          </table:previous>
        </table:cell-content-change>
        <table:cell-content-change table:id="ct1574">
          <table:cell-address table:column="5" table:row="17" table:table="1"/>
          <office:change-info>
            <dc:creator>ricardo </dc:creator>
            <dc:date>2013-01-12T10:51:41</dc:date>
          </office:change-info>
          <table:previous>
            <table:change-track-table-cell/>
          </table:previous>
        </table:cell-content-change>
        <table:cell-content-change table:id="ct1575">
          <table:cell-address table:column="5" table:row="19" table:table="1"/>
          <office:change-info>
            <dc:creator>ricardo </dc:creator>
            <dc:date>2013-01-12T10:51:51</dc:date>
          </office:change-info>
          <table:previous>
            <table:change-track-table-cell/>
          </table:previous>
        </table:cell-content-change>
        <table:cell-content-change table:id="ct1576">
          <table:cell-address table:column="5" table:row="20" table:table="1"/>
          <office:change-info>
            <dc:creator>ricardo </dc:creator>
            <dc:date>2013-01-12T10:51:59</dc:date>
          </office:change-info>
          <table:previous>
            <table:change-track-table-cell/>
          </table:previous>
        </table:cell-content-change>
        <table:cell-content-change table:id="ct1577">
          <table:cell-address table:column="5" table:row="20" table:table="1"/>
          <office:change-info>
            <dc:creator>ricardo </dc:creator>
            <dc:date>2013-01-12T10:52:06</dc:date>
          </office:change-info>
          <table:previous table:id="ct1576">
            <table:change-track-table-cell table:cell-address="'Category Ranking'.F21" table:formula="of:=sumaf12:[.F18]" office:value-type="float" office:value="0"/>
          </table:previous>
        </table:cell-content-change>
        <table:cell-content-change table:id="ct1578">
          <table:cell-address table:column="6" table:row="19" table:table="1"/>
          <office:change-info>
            <dc:creator>ricardo </dc:creator>
            <dc:date>2013-01-12T10:52:21</dc:date>
          </office:change-info>
          <table:previous>
            <table:change-track-table-cell/>
          </table:previous>
        </table:cell-content-change>
        <table:cell-content-change table:id="ct1579">
          <table:cell-address table:column="6" table:row="19" table:table="1"/>
          <office:change-info>
            <dc:creator>ricardo </dc:creator>
            <dc:date>2013-01-12T10:52:24</dc:date>
          </office:change-info>
          <table:previous table:id="ct1578">
            <table:change-track-table-cell office:value-type="string">
              <text:p>Total Weight</text:p>
            </table:change-track-table-cell>
          </table:previous>
        </table:cell-content-change>
        <table:cell-content-change table:id="ct1580">
          <table:cell-address table:column="6" table:row="20" table:table="1"/>
          <office:change-info>
            <dc:creator>ricardo </dc:creator>
            <dc:date>2013-01-12T10:52:36</dc:date>
          </office:change-info>
          <table:previous>
            <table:change-track-table-cell/>
          </table:previous>
        </table:cell-content-change>
        <table:cell-content-change table:id="ct1581">
          <table:cell-address table:column="4" table:row="12" table:table="1"/>
          <office:change-info>
            <dc:creator>ricardo </dc:creator>
            <dc:date>2013-01-12T10:53:44</dc:date>
          </office:change-info>
          <table:previous table:id="ct1565">
            <table:change-track-table-cell table:cell-address="'Category Ranking'.E13" table:formula="of:=['Category Rating and Metrics'.F9]" office:value-type="float" office:value="4.14"/>
          </table:previous>
        </table:cell-content-change>
        <table:cell-content-change table:id="ct1582">
          <table:cell-address table:column="4" table:row="13" table:table="1"/>
          <office:change-info>
            <dc:creator>ricardo </dc:creator>
            <dc:date>2013-01-12T10:53:50</dc:date>
          </office:change-info>
          <table:previous table:id="ct99">
            <table:change-track-table-cell table:cell-address="'Category Ranking'.E14" table:formula="of:=['Category Rating and Metrics'.F9]" office:value-type="float" office:value="4.14"/>
          </table:previous>
        </table:cell-content-change>
        <table:cell-content-change table:id="ct1583">
          <table:cell-address table:column="4" table:row="14" table:table="1"/>
          <office:change-info>
            <dc:creator>ricardo </dc:creator>
            <dc:date>2013-01-12T10:53:53</dc:date>
          </office:change-info>
          <table:previous table:id="ct100">
            <table:change-track-table-cell table:cell-address="'Category Ranking'.E15" table:formula="of:=['Category Rating and Metrics'.F9]" office:value-type="float" office:value="4.14"/>
          </table:previous>
        </table:cell-content-change>
        <table:cell-content-change table:id="ct1584">
          <table:cell-address table:column="4" table:row="15" table:table="1"/>
          <office:change-info>
            <dc:creator>ricardo </dc:creator>
            <dc:date>2013-01-12T10:53:57</dc:date>
          </office:change-info>
          <table:previous table:id="ct101">
            <table:change-track-table-cell table:cell-address="'Category Ranking'.E16" table:formula="of:=['Category Rating and Metrics'.F9]" office:value-type="float" office:value="4.14"/>
          </table:previous>
        </table:cell-content-change>
        <table:cell-content-change table:id="ct1585">
          <table:cell-address table:column="4" table:row="16" table:table="1"/>
          <office:change-info>
            <dc:creator>ricardo </dc:creator>
            <dc:date>2013-01-12T10:54:07</dc:date>
          </office:change-info>
          <table:previous table:id="ct1566">
            <table:change-track-table-cell table:cell-address="'Category Ranking'.E17" table:formula="of:=['Category Rating and Metrics'.F9]" office:value-type="float" office:value="4.14"/>
          </table:previous>
        </table:cell-content-change>
        <table:cell-content-change table:id="ct1586">
          <table:cell-address table:column="4" table:row="17" table:table="1"/>
          <office:change-info>
            <dc:creator>ricardo </dc:creator>
            <dc:date>2013-01-12T10:54:11</dc:date>
          </office:change-info>
          <table:previous table:id="ct1567">
            <table:change-track-table-cell table:cell-address="'Category Ranking'.E18" table:formula="of:=['Category Rating and Metrics'.F9]" office:value-type="float" office:value="4.14"/>
          </table:previous>
        </table:cell-content-change>
        <table:cell-content-change table:id="ct1587">
          <table:cell-address table:column="1" table:row="5" table:table="1"/>
          <office:change-info>
            <dc:creator>ricardo </dc:creator>
            <dc:date>2013-01-12T10:56:37</dc:date>
          </office:change-info>
          <table:previous>
            <table:change-track-table-cell office:value-type="string">
              <text:p>Component Name: &lt;Enter a component&gt;</text:p>
            </table:change-track-table-cell>
          </table:previous>
        </table:cell-content-change>
        <table:cell-content-change table:id="ct1588">
          <table:cell-address table:column="1" table:row="6" table:table="1"/>
          <office:change-info>
            <dc:creator>ricardo </dc:creator>
            <dc:date>2013-01-12T10:56:46</dc:date>
          </office:change-info>
          <table:previous>
            <table:change-track-table-cell office:value-type="string">
              <text:p>Component type: &lt;Enter a component type&gt;</text:p>
            </table:change-track-table-cell>
          </table:previous>
        </table:cell-content-change>
        <table:cell-content-change table:id="ct1589">
          <table:cell-address table:column="1" table:row="7" table:table="1"/>
          <office:change-info>
            <dc:creator>ricardo </dc:creator>
            <dc:date>2013-01-12T10:56:48</dc:date>
          </office:change-info>
          <table:previous>
            <table:change-track-table-cell office:value-type="string">
              <text:p>Usage Setting: &lt;Enter a usage setting&gt;</text:p>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number-columns-repeated="249"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Subversion</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Version Control System</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Version Control System</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9">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style-name="ce19" office:value-type="string">
            <text:p>Unweighted Rating</text:p>
          </table:table-cell>
          <table:table-cell table:style-name="ce21" office:value-type="string">
            <text:p>Weighted Rating</text:p>
          </table:table-cell>
          <table:table-cell table:number-columns-repeated="250"/>
        </table:table-row>
        <table:table-row table:style-name="ro1">
          <table:table-cell/>
          <table:table-cell table:style-name="ce12" office:value-type="float" office:value="1">
            <text:p>1</text:p>
          </table:table-cell>
          <table:table-cell office:value-type="string">
            <text:p>Initial Analysis</text:p>
          </table:table-cell>
          <table:table-cell table:style-name="ce17" office:value-type="percentage" office:value="0.13">
            <text:p>13,00%</text:p>
          </table:table-cell>
          <table:table-cell table:style-name="ce20" table:formula="of:=['Category Rating and Metrics'.F9]" office:value-type="float" office:value="4.14">
            <text:p>4,14</text:p>
          </table:table-cell>
          <table:table-cell table:style-name="ce22" table:formula="of:=[.D12]*[.E12]" office:value-type="float" office:value="0.5382">
            <text:p>0,54</text:p>
          </table:table-cell>
          <table:table-cell table:number-columns-repeated="250"/>
        </table:table-row>
        <table:table-row table:style-name="ro1">
          <table:table-cell/>
          <table:table-cell table:style-name="ce12" office:value-type="float" office:value="2">
            <text:p>2</text:p>
          </table:table-cell>
          <table:table-cell office:value-type="string">
            <text:p>Functionality</text:p>
          </table:table-cell>
          <table:table-cell table:style-name="ce17" office:value-type="percentage" office:value="0.12">
            <text:p>12,00%</text:p>
          </table:table-cell>
          <table:table-cell table:formula="of:=['Category Rating and Metrics'.F34]" office:value-type="float" office:value="4.37">
            <text:p>4,37</text:p>
          </table:table-cell>
          <table:table-cell table:style-name="ce22" table:formula="of:=[.D13]*[.E13]" office:value-type="float" office:value="0.5244">
            <text:p>0,52</text:p>
          </table:table-cell>
          <table:table-cell table:number-columns-repeated="250"/>
        </table:table-row>
        <table:table-row table:style-name="ro1">
          <table:table-cell/>
          <table:table-cell table:style-name="ce12" office:value-type="float" office:value="3">
            <text:p>3</text:p>
          </table:table-cell>
          <table:table-cell table:style-name="ce15" office:value-type="string">
            <text:p>Usability</text:p>
          </table:table-cell>
          <table:table-cell table:style-name="ce17" office:value-type="percentage" office:value="0.14">
            <text:p>14,00%</text:p>
          </table:table-cell>
          <table:table-cell table:formula="of:=['Category Rating and Metrics'.F76]" office:value-type="float" office:value="4.67">
            <text:p>4,67</text:p>
          </table:table-cell>
          <table:table-cell table:style-name="ce22" table:formula="of:=[.D14]*[.E14]" office:value-type="float" office:value="0.6538">
            <text:p>0,65</text:p>
          </table:table-cell>
          <table:table-cell table:number-columns-repeated="250"/>
        </table:table-row>
        <table:table-row table:style-name="ro1">
          <table:table-cell/>
          <table:table-cell table:style-name="ce12" office:value-type="float" office:value="4">
            <text:p>4</text:p>
          </table:table-cell>
          <table:table-cell table:style-name="ce16" office:value-type="string">
            <text:p>Robustness</text:p>
          </table:table-cell>
          <table:table-cell table:style-name="ce17" office:value-type="percentage" office:value="0.17">
            <text:p>17,00%</text:p>
          </table:table-cell>
          <table:table-cell table:formula="of:=['Category Rating and Metrics'.F105]" office:value-type="float" office:value="4.325">
            <text:p>4,33</text:p>
          </table:table-cell>
          <table:table-cell table:style-name="ce22" table:formula="of:=[.D15]*[.E15]" office:value-type="float" office:value="0.73525">
            <text:p>0,74</text:p>
          </table:table-cell>
          <table:table-cell table:number-columns-repeated="250"/>
        </table:table-row>
        <table:table-row table:style-name="ro1">
          <table:table-cell/>
          <table:table-cell table:style-name="ce12" office:value-type="float" office:value="5">
            <text:p>5</text:p>
          </table:table-cell>
          <table:table-cell office:value-type="string">
            <text:p>Development</text:p>
          </table:table-cell>
          <table:table-cell table:style-name="ce17" office:value-type="percentage" office:value="0.15">
            <text:p>15,00%</text:p>
          </table:table-cell>
          <table:table-cell table:formula="of:=['Category Rating and Metrics'.F130]" office:value-type="float" office:value="4.355">
            <text:p>4,36</text:p>
          </table:table-cell>
          <table:table-cell table:style-name="ce22" table:formula="of:=[.D16]*[.E16]" office:value-type="float" office:value="0.65325">
            <text:p>0,65</text:p>
          </table:table-cell>
          <table:table-cell table:number-columns-repeated="250"/>
        </table:table-row>
        <table:table-row table:style-name="ro1">
          <table:table-cell/>
          <table:table-cell table:style-name="ce12" office:value-type="float" office:value="6">
            <text:p>6</text:p>
          </table:table-cell>
          <table:table-cell office:value-type="string">
            <text:p>Community</text:p>
          </table:table-cell>
          <table:table-cell table:style-name="ce17" office:value-type="percentage" office:value="0.19">
            <text:p>19,00%</text:p>
          </table:table-cell>
          <table:table-cell table:formula="of:=['Category Rating and Metrics'.F166]" office:value-type="float" office:value="3.65">
            <text:p>3,65</text:p>
          </table:table-cell>
          <table:table-cell table:style-name="ce22" table:formula="of:=[.D17]*[.E17]" office:value-type="float" office:value="0.6935">
            <text:p>0,69</text:p>
          </table:table-cell>
          <table:table-cell table:number-columns-repeated="250"/>
        </table:table-row>
        <table:table-row table:style-name="ro1">
          <table:table-cell/>
          <table:table-cell table:style-name="ce12" office:value-type="float" office:value="7">
            <text:p>7</text:p>
          </table:table-cell>
          <table:table-cell office:value-type="string">
            <text:p>Documentation</text:p>
          </table:table-cell>
          <table:table-cell table:style-name="ce17" office:value-type="percentage" office:value="0.1">
            <text:p>10,00%</text:p>
          </table:table-cell>
          <table:table-cell table:formula="of:=['Category Rating and Metrics'.F216]" office:value-type="float" office:value="4.15">
            <text:p>4,15</text:p>
          </table:table-cell>
          <table:table-cell table:style-name="ce22" table:formula="of:=[.D18]*[.E18]" office:value-type="float" office:value="0.415">
            <text:p>0,42</text:p>
          </table:table-cell>
          <table:table-cell table:number-columns-repeated="250"/>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table-cell table:style-name="ce13" office:value-type="string">
            <text:p>Total Weight</text:p>
          </table:table-cell>
          <table:table-cell table:style-name="ce13" office:value-type="string">
            <text:p>Total Result</text:p>
          </table:table-cell>
          <table:table-cell table:number-columns-repeated="249"/>
        </table:table-row>
        <table:table-row table:style-name="ro1">
          <table:table-cell table:number-columns-repeated="3"/>
          <table:table-cell table:style-name="ce18" table:formula="of:=SUM([.D12:.D18])" office:value-type="percentage" office:value="1">
            <text:p>100,00%</text:p>
          </table:table-cell>
          <table:table-cell/>
          <table:table-cell table:formula="of:=SUM([.F12:.F18])" office:value-type="float" office:value="4.2134">
            <text:p>4,21</text:p>
          </table:table-cell>
          <table:table-cell table:formula="of:=[.F21]*20" office:value-type="float" office:value="84.268">
            <text:p>84,27</text:p>
          </table:table-cell>
          <table:table-cell table:number-columns-repeated="249"/>
        </table:table-row>
        <table:table-row table:style-name="ro1" table:number-rows-repeated="1048554">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3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default-cell-style-name="Default"/>
        <table:table-column table:style-name="co18" table:default-cell-style-name="Default"/>
        <table:table-column table:style-name="co2" table:number-columns-repeated="248" table:default-cell-style-name="Default"/>
        <table:table-row table:style-name="ro10">
          <table:table-cell table:style-name="ce23" table:number-columns-repeated="7"/>
          <table:table-cell table:number-columns-repeated="249"/>
        </table:table-row>
        <table:table-row table:style-name="ro1">
          <table:table-cell table:style-name="ce23" table:number-columns-repeated="7"/>
          <table:table-cell table:number-columns-repeated="249"/>
        </table:table-row>
        <table:table-row table:style-name="ro1">
          <table:table-cell table:style-name="ce24" office:value-type="string" table:number-columns-spanned="6" table:number-rows-spanned="1">
            <text:p>Evaluated Technology And Functional Orientation</text:p>
          </table:table-cell>
          <table:covered-table-cell table:number-columns-repeated="5" table:style-name="ce24"/>
          <table:table-cell table:style-name="ce21" office:value-type="string">
            <text:p>BRR</text:p>
          </table:table-cell>
          <table:table-cell table:style-name="ce13" office:value-type="string">
            <text:p>Total Weight</text:p>
          </table:table-cell>
          <table:table-cell table:number-columns-repeated="248"/>
        </table:table-row>
        <table:table-row table:style-name="ro7">
          <table:table-cell table:style-name="ce25" office:value-type="string" table:number-columns-spanned="6" table:number-rows-spanned="1">
            <text:p>Subversion</text:p>
          </table:table-cell>
          <table:covered-table-cell table:number-columns-repeated="5" table:style-name="ce25"/>
          <table:table-cell table:style-name="ce61" table:formula="of:=SUM([.G9:.G216])" office:value-type="float" office:value="4.2134">
            <text:p>4,21</text:p>
          </table:table-cell>
          <table:table-cell table:style-name="ce18" table:formula="of:=SUM([.E9];[.E34];[.E76];[.E105];[.E130];[.E166];[.E216])" office:value-type="percentage" office:value="1">
            <text:p>100,00%</text:p>
          </table:table-cell>
          <table:table-cell table:number-columns-repeated="248"/>
        </table:table-row>
        <table:table-row table:style-name="ro1">
          <table:table-cell table:style-name="ce9" office:value-type="string" table:number-columns-spanned="6" table:number-rows-spanned="1">
            <text:p>Component type: Version Control System</text:p>
          </table:table-cell>
          <table:covered-table-cell table:number-columns-repeated="5" table:style-name="ce9"/>
          <table:table-cell table:style-name="ce23"/>
          <table:table-cell table:number-columns-repeated="249"/>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style-name="ce23"/>
          <table:table-cell table:number-columns-repeated="249"/>
        </table:table-row>
        <table:table-row table:style-name="ro8">
          <table:table-cell table:style-name="ce26" table:number-columns-repeated="6"/>
          <table:table-cell table:style-name="ce23"/>
          <table:table-cell table:number-columns-repeated="249"/>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2]" office:value-type="float" office:value="1">
              <text:p>1</text:p>
            </table:table-cell>
            <table:table-cell table:style-name="ce29" office:value-type="string" table:number-columns-spanned="3" table:number-rows-spanned="1">
              <text:p>Functionality</text:p>
            </table:table-cell>
            <table:covered-table-cell table:number-columns-repeated="2" table:style-name="ce29"/>
            <table:table-cell table:style-name="ce17" table:formula="of:=[$'Category Ranking'.D12]" office:value-type="percentage" office:value="0.13">
              <text:p>13,00%</text:p>
            </table:table-cell>
            <table:table-cell table:style-name="ce22" table:formula="of:=SUM([.F12];[.F21])" office:value-type="float" office:value="4.14">
              <text:p>4,14</text:p>
            </table:table-cell>
            <table:table-cell table:style-name="ce22" table:formula="of:=[.F9]*[.E9]" office:value-type="float" office:value="0.5382">
              <text:p>0,54</text:p>
            </table:table-cell>
            <table:table-cell table:style-name="ce18" table:formula="of:=SUM([.D12];[.D21])" office:value-type="percentage" office:value="1">
              <text:p>100,00%</text:p>
            </table:table-cell>
            <table:table-cell table:number-columns-repeated="248"/>
          </table:table-row>
          <table:table-row table:style-name="ro1">
            <table:table-cell table:style-name="ce22"/>
            <table:table-cell table:style-name="ce29" table:number-columns-repeated="3"/>
            <table:table-cell table:style-name="ce17"/>
            <table:table-cell table:style-name="ce22" table:number-columns-repeated="2"/>
            <table:table-cell table:number-columns-repeated="249"/>
          </table:table-row>
          <table:table-row table:style-name="ro1">
            <table:table-cell table:style-name="ce27"/>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group>
        <table:table-row table:style-name="ro1">
          <table:table-cell table:style-name="ce27"/>
          <table:table-cell table:style-name="ce31" office:value-type="string">
            <text:p>License</text:p>
          </table:table-cell>
          <table:table-cell table:style-name="ce12" office:value-type="string">
            <text:p>Apache Version 2.0</text:p>
          </table:table-cell>
          <table:table-cell table:style-name="ce50" office:value-type="percentage" office:value="0.7">
            <text:p>70,00%</text:p>
          </table:table-cell>
          <table:table-cell table:style-name="ce51" table:formula="of:=SUM([.F14:.F18])" office:value-type="float" office:value="4.2">
            <text:p>4,2</text:p>
          </table:table-cell>
          <table:table-cell table:style-name="ce23" table:formula="of:=[.D12]*[.E12]" office:value-type="float" office:value="2.94">
            <text:p>2,94</text:p>
          </table:table-cell>
          <table:table-cell table:style-name="ce23"/>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11">
          <table:table-cell table:style-name="ce23"/>
          <table:table-cell table:style-name="ce33" office:value-type="string">
            <text:p>Private</text:p>
          </table:table-cell>
          <table:table-cell table:style-name="ce33"/>
          <table:table-cell table:style-name="ce50" office:value-type="percentage" office:value="0">
            <text:p>0,00%</text:p>
          </table:table-cell>
          <table:table-cell table:style-name="ce33" office:value-type="float" office:value="1">
            <text:p>1</text:p>
          </table:table-cell>
          <table:table-cell table:style-name="ce55" table:formula="of:=[.D14]*[.E14]" office:value-type="float" office:value="0">
            <text:p>0</text:p>
          </table:table-cell>
          <table:table-cell table:style-name="ce23"/>
          <table:table-cell table:number-columns-repeated="249"/>
        </table:table-row>
        <table:table-row table:style-name="ro11">
          <table:table-cell table:style-name="ce23"/>
          <table:table-cell table:style-name="ce33" office:value-type="string">
            <text:p>Non standard (My own license)</text:p>
          </table:table-cell>
          <table:table-cell table:style-name="ce33"/>
          <table:table-cell table:style-name="ce50" office:value-type="percentage" office:value="0">
            <text:p>0,00%</text:p>
          </table:table-cell>
          <table:table-cell table:style-name="ce33" office:value-type="float" office:value="1">
            <text:p>1</text:p>
          </table:table-cell>
          <table:table-cell table:style-name="ce56" table:formula="of:=[.D15]*[.E15]" office:value-type="float" office:value="0">
            <text:p>0</text:p>
          </table:table-cell>
          <table:table-cell table:style-name="ce23"/>
          <table:table-cell table:number-columns-repeated="249"/>
        </table:table-row>
        <table:table-row table:style-name="ro11">
          <table:table-cell table:style-name="ce23"/>
          <table:table-cell table:style-name="ce33" office:value-type="string">
            <text:p>Standard (included in list of most used FLOSS Licences)</text:p>
          </table:table-cell>
          <table:table-cell table:style-name="ce33"/>
          <table:table-cell table:style-name="ce50" office:value-type="percentage" office:value="0.6">
            <text:p>60,00%</text:p>
          </table:table-cell>
          <table:table-cell table:style-name="ce33" office:value-type="float" office:value="5">
            <text:p>5</text:p>
          </table:table-cell>
          <table:table-cell table:style-name="ce56" table:formula="of:=[.D16]*[.E16]" office:value-type="float" office:value="3">
            <text:p>3</text:p>
          </table:table-cell>
          <table:table-cell table:style-name="ce23"/>
          <table:table-cell table:number-columns-repeated="249"/>
        </table:table-row>
        <table:table-row table:style-name="ro11">
          <table:table-cell table:style-name="ce23"/>
          <table:table-cell table:style-name="ce33" office:value-type="string">
            <text:p>Dual Licensing</text:p>
          </table:table-cell>
          <table:table-cell table:style-name="ce33"/>
          <table:table-cell table:style-name="ce50" office:value-type="percentage" office:value="0.2">
            <text:p>20,00%</text:p>
          </table:table-cell>
          <table:table-cell table:style-name="ce33" office:value-type="float" office:value="1">
            <text:p>1</text:p>
          </table:table-cell>
          <table:table-cell table:style-name="ce56" table:formula="of:=[.D17]*[.E17]" office:value-type="float" office:value="0.2">
            <text:p>0,2</text:p>
          </table:table-cell>
          <table:table-cell table:style-name="ce23"/>
          <table:table-cell table:number-columns-repeated="249"/>
        </table:table-row>
        <table:table-row table:style-name="ro1">
          <table:table-cell/>
          <table:table-cell office:value-type="string">
            <text:p>Compatible with others</text:p>
          </table:table-cell>
          <table:table-cell/>
          <table:table-cell table:style-name="ce50" office:value-type="percentage" office:value="0.2">
            <text:p>20,00%</text:p>
          </table:table-cell>
          <table:table-cell office:value-type="float" office:value="5">
            <text:p>5</text:p>
          </table:table-cell>
          <table:table-cell table:style-name="ce57" table:formula="of:=[.D18]*[.E18]" office:value-type="float" office:value="1">
            <text:p>1</text:p>
          </table:table-cell>
          <table:table-cell table:number-columns-repeated="250"/>
        </table:table-row>
        <table:table-row table:style-name="ro1">
          <table:table-cell table:number-columns-repeated="3"/>
          <table:table-cell table:style-name="ce50"/>
          <table:table-cell table:number-columns-repeated="252"/>
        </table:table-row>
        <table:table-row table:style-name="ro1">
          <table:table-cell table:style-name="ce27"/>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2">
          <table:table-cell table:style-name="ce27"/>
          <table:table-cell table:style-name="ce31" office:value-type="string">
            <text:p>Time for setup pre-requisites for installing open source software</text:p>
          </table:table-cell>
          <table:table-cell table:style-name="ce12"/>
          <table:table-cell table:style-name="ce50" office:value-type="percentage" office:value="0.3">
            <text:p>30,00%</text:p>
          </table:table-cell>
          <table:table-cell table:style-name="ce51" office:value-type="float" office:value="4">
            <text:p>4</text:p>
          </table:table-cell>
          <table:table-cell table:style-name="ce23" table:formula="of:=[.D21]*[.E21]" office:value-type="float" office:value="1.2">
            <text:p>1,2</text:p>
          </table:table-cell>
          <table:table-cell table:style-name="ce23"/>
          <table:table-cell table:number-columns-repeated="249"/>
        </table:table-row>
        <table:table-row table:style-name="ro1">
          <table:table-cell table:style-name="ce27"/>
          <table:table-cell table:style-name="ce31"/>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13">
          <table:table-cell table:style-name="ce23"/>
          <table:table-cell table:style-name="ce33" office:value-type="string" table:number-columns-spanned="4" table:number-rows-spanned="1">
            <text:p>Time it takes to get instant gratification, shows whether project is thinking about getting users up and running <text:span text:style-name="T2">as</text:span><text:span text:style-name="T3"> </text:span><text:span text:style-name="T3">quickly as </text:span><text:span text:style-name="T3">possible. </text:span></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34" table:number-columns-spanned="4" table:number-rows-spanned="1"/>
          <table:covered-table-cell table:number-columns-repeated="3" table:style-name="ce47"/>
          <table:table-cell table:style-name="ce31"/>
          <table:table-cell table:style-name="ce23"/>
          <table:table-cell table:number-columns-repeated="249"/>
        </table:table-row>
        <table:table-row table:style-name="ro1">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table-cell table:style-name="ce23"/>
          <table:table-cell table:number-columns-repeated="249"/>
        </table:table-row>
        <table:table-row table:style-name="ro5">
          <table:table-cell/>
          <table:table-cell table:style-name="ce36" office:value-type="string" table:number-columns-spanned="3" table:number-rows-spanned="1">
            <text:p>&lt; 10 minutes</text:p>
          </table:table-cell>
          <table:covered-table-cell table:number-columns-repeated="2" table:style-name="ce36"/>
          <table:table-cell table:style-name="ce52" office:value-type="float" office:value="5">
            <text:p>5</text:p>
          </table:table-cell>
          <table:table-cell table:style-name="ce58"/>
          <table:table-cell table:number-columns-repeated="250"/>
        </table:table-row>
        <table:table-row table:style-name="ro5">
          <table:table-cell/>
          <table:table-cell table:style-name="ce36" office:value-type="string" table:number-columns-spanned="3" table:number-rows-spanned="1">
            <text:p>10 - 30 <text:s/>minutes</text:p>
          </table:table-cell>
          <table:covered-table-cell table:number-columns-repeated="2" table:style-name="ce36"/>
          <table:table-cell table:style-name="ce52" office:value-type="float" office:value="4">
            <text:p>4</text:p>
          </table:table-cell>
          <table:table-cell table:style-name="ce58"/>
          <table:table-cell table:number-columns-repeated="250"/>
        </table:table-row>
        <table:table-row table:style-name="ro14">
          <table:table-cell/>
          <table:table-cell table:style-name="ce36" office:value-type="string" table:number-columns-spanned="3" table:number-rows-spanned="1">
            <text:p>30 min - 1 <text:s/>hour</text:p>
          </table:table-cell>
          <table:covered-table-cell table:number-columns-repeated="2" table:style-name="ce36"/>
          <table:table-cell table:style-name="ce52" office:value-type="float" office:value="3">
            <text:p>3</text:p>
          </table:table-cell>
          <table:table-cell table:style-name="ce58"/>
          <table:table-cell table:number-columns-repeated="250"/>
        </table:table-row>
        <table:table-row table:style-name="ro15">
          <table:table-cell/>
          <table:table-cell table:style-name="ce36" office:value-type="string" table:number-columns-spanned="3" table:number-rows-spanned="1">
            <text:p>1 - 4 hours</text:p>
          </table:table-cell>
          <table:covered-table-cell table:number-columns-repeated="2" table:style-name="ce36"/>
          <table:table-cell table:style-name="ce52" office:value-type="float" office:value="2">
            <text:p>2</text:p>
          </table:table-cell>
          <table:table-cell table:style-name="ce58"/>
          <table:table-cell table:number-columns-repeated="250"/>
        </table:table-row>
        <table:table-row table:style-name="ro16">
          <table:table-cell/>
          <table:table-cell table:style-name="ce36" office:value-type="string" table:number-columns-spanned="3" table:number-rows-spanned="1">
            <text:p>&gt; 4 hours</text:p>
          </table:table-cell>
          <table:covered-table-cell table:number-columns-repeated="2" table:style-name="ce36"/>
          <table:table-cell table:style-name="ce52" office:value-type="float" office:value="1">
            <text:p>1</text:p>
          </table:table-cell>
          <table:table-cell table:style-name="ce58"/>
          <table:table-cell table:number-columns-repeated="250"/>
        </table:table-row>
        <table:table-row table:style-name="ro1">
          <table:table-cell table:style-name="ce27"/>
          <table:table-cell table:style-name="ce31"/>
          <table:table-cell table:style-name="ce12"/>
          <table:table-cell table:style-name="ce50"/>
          <table:table-cell table:style-name="ce51"/>
          <table:table-cell table:style-name="ce23" table:number-columns-repeated="2"/>
          <table:table-cell table:number-columns-repeated="249"/>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3]" office:value-type="float" office:value="2">
              <text:p>2</text:p>
            </table:table-cell>
            <table:table-cell table:style-name="ce37" office:value-type="string" table:number-columns-spanned="3" table:number-rows-spanned="1">
              <text:p>Functionality</text:p>
            </table:table-cell>
            <table:covered-table-cell table:number-columns-repeated="2" table:style-name="ce29"/>
            <table:table-cell table:style-name="ce17" table:formula="of:=[$'Category Ranking'.D13]" office:value-type="percentage" office:value="0.12">
              <text:p>12,00%</text:p>
            </table:table-cell>
            <table:table-cell table:style-name="ce22" table:formula="of:=SUM([.F37];[.F55];[.F67])" office:value-type="float" office:value="4.37">
              <text:p>4,37</text:p>
            </table:table-cell>
            <table:table-cell table:style-name="ce22" table:formula="of:=[.F34]*[.E34]" office:value-type="float" office:value="0.5244">
              <text:p>0,52</text:p>
            </table:table-cell>
            <table:table-cell table:style-name="ce18" table:formula="of:=SUM([.D37];[.D55];[.D67])"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7">
              <table:table-cell table:style-name="ce23"/>
              <table:table-cell table:style-name="ce27" office:value-type="string">
                <text:p>End user UI experience</text:p>
              </table:table-cell>
              <table:table-cell table:style-name="ce12" office:value-type="float" office:value="0">
                <text:p>0</text:p>
              </table:table-cell>
              <table:table-cell table:style-name="ce50" office:value-type="percentage" office:value="0.4">
                <text:p>40,00%</text:p>
              </table:table-cell>
              <table:table-cell table:style-name="ce51" table:formula="of:=SUM([.F40:.F44])" office:value-type="float" office:value="5">
                <text:p>5</text:p>
              </table:table-cell>
              <table:table-cell table:style-name="ce23" table:formula="of:=[.D37]*[.E37]" office:value-type="float" office:value="2">
                <text:p>2</text:p>
              </table:table-cell>
              <table:table-cell table:style-name="ce23"/>
              <table:table-cell table:number-columns-repeated="249"/>
            </table:table-row>
            <table:table-row table:style-name="ro17" table:number-rows-repeated="2">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7">
              <table:table-cell table:style-name="ce23"/>
              <table:table-cell table:style-name="ce27" office:value-type="string">
                <text:p>Console Client</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0]*[.E40]" office:value-type="float" office:value="1">
                <text:p>1</text:p>
              </table:table-cell>
              <table:table-cell table:style-name="ce23"/>
              <table:table-cell table:number-columns-repeated="249"/>
            </table:table-row>
            <table:table-row table:style-name="ro17">
              <table:table-cell table:style-name="ce23"/>
              <table:table-cell table:style-name="ce27" office:value-type="string">
                <text:p>OS file explorer integration</text:p>
              </table:table-cell>
              <table:table-cell table:style-name="ce48" office:value-type="string">
                <text:p>Yes, Extensive</text:p>
              </table:table-cell>
              <table:table-cell table:style-name="ce50" office:value-type="percentage" office:value="0.3">
                <text:p>30,00%</text:p>
              </table:table-cell>
              <table:table-cell table:style-name="ce51" office:value-type="float" office:value="5">
                <text:p>5</text:p>
              </table:table-cell>
              <table:table-cell table:style-name="ce59" table:formula="of:=[.D41]*[.E41]" office:value-type="float" office:value="1.5">
                <text:p>1,5</text:p>
              </table:table-cell>
              <table:table-cell table:style-name="ce23"/>
              <table:table-cell table:number-columns-repeated="249"/>
            </table:table-row>
            <table:table-row table:style-name="ro17">
              <table:table-cell table:style-name="ce23"/>
              <table:table-cell table:style-name="ce27" office:value-type="string">
                <text:p>Graphic client</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2]*[.E42]" office:value-type="float" office:value="0.75">
                <text:p>0,75</text:p>
              </table:table-cell>
              <table:table-cell table:style-name="ce23"/>
              <table:table-cell table:number-columns-repeated="249"/>
            </table:table-row>
            <table:table-row table:style-name="ro17">
              <table:table-cell table:style-name="ce23"/>
              <table:table-cell table:style-name="ce27" office:value-type="string">
                <text:p>Specific plugin for tools</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3]*[.E43]" office:value-type="float" office:value="0.75">
                <text:p>0,75</text:p>
              </table:table-cell>
              <table:table-cell table:style-name="ce23"/>
              <table:table-cell table:number-columns-repeated="249"/>
            </table:table-row>
            <table:table-row table:style-name="ro17">
              <table:table-cell table:style-name="ce23"/>
              <table:table-cell table:style-name="ce27" office:value-type="string">
                <text:p>Solution from the same company</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4]*[.E44]" office:value-type="float" office:value="1">
                <text:p>1</text:p>
              </table:table-cell>
              <table:table-cell table:style-name="ce23"/>
              <table:table-cell table:number-columns-repeated="249"/>
            </table:table-row>
            <table:table-row table:style-name="ro17">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group>
              <table:table-row table:style-name="ro17">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This measures how well the UI is perceived by an end-user. <text:s/>(Intuitive interface/ navigation/control scheme) </text:p>
                </table:table-cell>
                <table:covered-table-cell table:number-columns-repeated="3" table:style-name="ce33"/>
                <table:table-cell table:style-name="ce55"/>
                <table:table-cell table:style-name="ce23"/>
                <table:table-cell table:number-columns-repeated="249"/>
              </table:table-row>
              <table:table-row table:style-name="ro9">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Extensive</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Som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group>
            <table:table-row table:style-name="ro1">
              <table:table-cell table:style-name="ce27"/>
              <table:table-cell table:style-name="ce39" table:number-columns-repeated="4"/>
              <table:table-cell table:style-name="ce27"/>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31" office:value-type="string">
                <text:p>Backup and restore</text:p>
              </table:table-cell>
              <table:table-cell table:style-name="ce12"/>
              <table:table-cell table:style-name="ce50" office:value-type="percentage" office:value="0.3">
                <text:p>30,00%</text:p>
              </table:table-cell>
              <table:table-cell table:style-name="ce51" table:formula="of:=SUM([.F57:.F61])" office:value-type="float" office:value="5">
                <text:p>5</text:p>
              </table:table-cell>
              <table:table-cell table:style-name="ce23" table:formula="of:=[.D55]*[.E55]" office:value-type="float" office:value="1.5">
                <text:p>1,5</text:p>
              </table:table-cell>
              <table:table-cell table:style-name="ce23"/>
              <table:table-cell table:number-columns-repeated="249"/>
            </table:table-row>
            <table:table-row table:style-name="ro1">
              <table:table-cell table:style-name="ce23"/>
              <table:table-cell table:style-name="ce31"/>
              <table:table-cell table:style-name="ce12"/>
              <table:table-cell table:style-name="ce50"/>
              <table:table-cell table:style-name="ce51"/>
              <table:table-cell table:style-name="ce59"/>
              <table:table-cell table:style-name="ce23"/>
              <table:table-cell table:number-columns-repeated="249"/>
            </table:table-row>
            <table:table-row table:style-name="ro1">
              <table:table-cell table:style-name="ce23"/>
              <table:table-cell table:style-name="ce31" office:value-type="string">
                <text:p>Nothing</text:p>
              </table:table-cell>
              <table:table-cell table:style-name="ce12"/>
              <table:table-cell table:style-name="ce50" office:value-type="percentage" office:value="0">
                <text:p>0,00%</text:p>
              </table:table-cell>
              <table:table-cell table:style-name="ce51" office:value-type="float" office:value="1">
                <text:p>1</text:p>
              </table:table-cell>
              <table:table-cell table:style-name="ce23" table:formula="of:=[.D57]*[.E57]" office:value-type="float" office:value="0">
                <text:p>0</text:p>
              </table:table-cell>
              <table:table-cell table:style-name="ce23"/>
              <table:table-cell table:number-columns-repeated="249"/>
            </table:table-row>
            <table:table-row table:style-name="ro1">
              <table:table-cell table:style-name="ce23"/>
              <table:table-cell table:style-name="ce31" office:value-type="string">
                <text:p>Included</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23" table:formula="of:=[.D58]*[.E58]" office:value-type="float" office:value="2.5">
                <text:p>2,5</text:p>
              </table:table-cell>
              <table:table-cell table:style-name="ce23"/>
              <table:table-cell table:number-columns-repeated="249"/>
            </table:table-row>
            <table:table-row table:style-name="ro1">
              <table:table-cell table:style-name="ce23"/>
              <table:table-cell table:style-name="ce31" office:value-type="string">
                <text:p>Extra plugin 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60" table:formula="of:=[.D59]*[.E59]" office:value-type="float" office:value="1">
                <text:p>1</text:p>
              </table:table-cell>
              <table:table-cell table:style-name="ce23"/>
              <table:table-cell table:number-columns-repeated="249"/>
            </table:table-row>
            <table:table-row table:style-name="ro1">
              <table:table-cell table:style-name="ce23"/>
              <table:table-cell table:style-name="ce31" office:value-type="string">
                <text:p>Workaround solution</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23" table:formula="of:=[.D60]*[.E60]" office:value-type="float" office:value="0.5">
                <text:p>0,5</text:p>
              </table:table-cell>
              <table:table-cell table:style-name="ce23"/>
              <table:table-cell table:number-columns-repeated="249"/>
            </table:table-row>
            <table:table-row table:style-name="ro1">
              <table:table-cell table:style-name="ce23"/>
              <table:table-cell table:style-name="ce31" office:value-type="string">
                <text:p>Easily Configurable </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3" table:formula="of:=[.D61]*[.E61]" office:value-type="float" office:value="1">
                <text:p>1</text:p>
              </table:table-cell>
              <table:table-cell table:style-name="ce23"/>
              <table:table-cell table:number-columns-repeated="249"/>
            </table:table-row>
            <table:table-row table:style-name="ro1">
              <table:table-cell table:style-name="ce23"/>
              <table:table-cell table:style-name="ce31"/>
              <table:table-cell table:style-name="ce12"/>
              <table:table-cell table:style-name="ce50"/>
              <table:table-cell table:style-name="ce51"/>
              <table:table-cell table:style-name="ce23" table:number-columns-repeated="2"/>
              <table:table-cell table:number-columns-repeated="249"/>
            </table:table-row>
            <table:table-row table:style-name="ro17">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Scores the capability to backup and restore information from repository database.</text:p>
              </table:table-cell>
              <table:covered-table-cell table:number-columns-repeated="3" table:style-name="ce33"/>
              <table:table-cell table:style-name="ce55"/>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31" office:value-type="string">
                <text:p>Profile management</text:p>
              </table:table-cell>
              <table:table-cell table:style-name="ce12"/>
              <table:table-cell table:style-name="ce50" office:value-type="percentage" office:value="0.3">
                <text:p>30,00%</text:p>
              </table:table-cell>
              <table:table-cell table:style-name="ce51" table:formula="of:=SUM([.F69:.F73])" office:value-type="float" office:value="2.9">
                <text:p>2,9</text:p>
              </table:table-cell>
              <table:table-cell table:style-name="ce23" table:formula="of:=[.D67]*[.E67]" office:value-type="float" office:value="0.87">
                <text:p>0,87</text:p>
              </table:table-cell>
              <table:table-cell table:style-name="ce23"/>
              <table:table-cell table:number-columns-repeated="249"/>
            </table:table-row>
            <table:table-row table:style-name="ro1">
              <table:table-cell table:style-name="ce23"/>
              <table:table-cell table:style-name="ce31"/>
              <table:table-cell table:style-name="ce12"/>
              <table:table-cell table:style-name="ce50"/>
              <table:table-cell table:style-name="ce51"/>
              <table:table-cell table:style-name="ce59"/>
              <table:table-cell table:style-name="ce23"/>
              <table:table-cell table:number-columns-repeated="249"/>
            </table:table-row>
            <table:table-row table:style-name="ro1">
              <table:table-cell table:style-name="ce23"/>
              <table:table-cell table:style-name="ce31" office:value-type="string">
                <text:p>Workaround solution</text:p>
              </table:table-cell>
              <table:table-cell table:style-name="ce12"/>
              <table:table-cell table:style-name="ce50" office:value-type="percentage" office:value="0.1">
                <text:p>10,00%</text:p>
              </table:table-cell>
              <table:table-cell table:style-name="ce51" office:value-type="float" office:value="4">
                <text:p>4</text:p>
              </table:table-cell>
              <table:table-cell table:style-name="ce60" table:formula="of:=[.D69]*[.E69]" office:value-type="float" office:value="0.4">
                <text:p>0,4</text:p>
              </table:table-cell>
              <table:table-cell table:style-name="ce23"/>
              <table:table-cell table:number-columns-repeated="249"/>
            </table:table-row>
            <table:table-row table:style-name="ro1">
              <table:table-cell table:style-name="ce23"/>
              <table:table-cell table:style-name="ce31" office:value-type="string">
                <text:p>Integrated profile management</text:p>
              </table:table-cell>
              <table:table-cell table:style-name="ce12"/>
              <table:table-cell table:style-name="ce50" office:value-type="percentage" office:value="0.3">
                <text:p>30,00%</text:p>
              </table:table-cell>
              <table:table-cell table:style-name="ce51" office:value-type="float" office:value="1">
                <text:p>1</text:p>
              </table:table-cell>
              <table:table-cell table:style-name="ce23" table:formula="of:=[.D70]*[.E70]" office:value-type="float" office:value="0.3">
                <text:p>0,3</text:p>
              </table:table-cell>
              <table:table-cell table:style-name="ce23"/>
              <table:table-cell table:number-columns-repeated="249"/>
            </table:table-row>
            <table:table-row table:style-name="ro1">
              <table:table-cell table:style-name="ce23"/>
              <table:table-cell table:style-name="ce31" office:value-type="string">
                <text:p>Directories</text:p>
              </table:table-cell>
              <table:table-cell table:style-name="ce12"/>
              <table:table-cell table:style-name="ce50" office:value-type="percentage" office:value="0.2">
                <text:p>20,00%</text:p>
              </table:table-cell>
              <table:table-cell table:style-name="ce51" office:value-type="float" office:value="1">
                <text:p>1</text:p>
              </table:table-cell>
              <table:table-cell table:style-name="ce23" table:formula="of:=[.D71]*[.E71]" office:value-type="float" office:value="0.2">
                <text:p>0,2</text:p>
              </table:table-cell>
              <table:table-cell table:style-name="ce23"/>
              <table:table-cell table:number-columns-repeated="249"/>
            </table:table-row>
            <table:table-row table:style-name="ro1">
              <table:table-cell table:style-name="ce23"/>
              <table:table-cell table:style-name="ce31" office:value-type="string">
                <text:p>Groups/users/directories</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72]*[.E72]" office:value-type="float" office:value="1.25">
                <text:p>1,25</text:p>
              </table:table-cell>
              <table:table-cell table:style-name="ce23"/>
              <table:table-cell table:number-columns-repeated="249"/>
            </table:table-row>
            <table:table-row table:style-name="ro1">
              <table:table-cell table:style-name="ce23"/>
              <table:table-cell table:style-name="ce31" office:value-type="string">
                <text:p>Graphic Inteface tool</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60" table:formula="of:=[.D73]*[.E73]" office:value-type="float" office:value="0.75">
                <text:p>0,75</text:p>
              </table:table-cell>
              <table:table-cell table:style-name="ce23"/>
              <table:table-cell table:number-columns-repeated="249"/>
            </table:table-row>
            <table:table-row table:style-name="ro1">
              <table:table-cell table:number-columns-repeated="256"/>
            </table:table-row>
          </table:table-row-group>
        </table:table-row-group>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4]" office:value-type="float" office:value="3">
              <text:p>3</text:p>
            </table:table-cell>
            <table:table-cell table:style-name="ce29" office:value-type="string" table:number-columns-spanned="3" table:number-rows-spanned="1">
              <text:p>Usability</text:p>
            </table:table-cell>
            <table:covered-table-cell table:number-columns-repeated="2" table:style-name="ce29"/>
            <table:table-cell table:style-name="ce17" table:formula="of:=[$'Category Ranking'.D14]" office:value-type="percentage" office:value="0.14">
              <text:p>14,00%</text:p>
            </table:table-cell>
            <table:table-cell table:style-name="ce22" table:formula="of:=SUM([.F79];[.F95])" office:value-type="float" office:value="4.67">
              <text:p>4,67</text:p>
            </table:table-cell>
            <table:table-cell table:style-name="ce22" table:formula="of:=[.F76]*[.E76]" office:value-type="float" office:value="0.6538">
              <text:p>0,65</text:p>
            </table:table-cell>
            <table:table-cell table:style-name="ce18" table:formula="of:=SUM([.D79];[.D95])"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5">
              <table:table-cell table:style-name="ce23"/>
              <table:table-cell table:style-name="ce27" office:value-type="string">
                <text:p>UI client</text:p>
              </table:table-cell>
              <table:table-cell table:style-name="ce48" office:value-type="string">
                <text:p>Yes, Extensive</text:p>
              </table:table-cell>
              <table:table-cell table:style-name="ce50" office:value-type="percentage" office:value="0.3">
                <text:p>30,00%</text:p>
              </table:table-cell>
              <table:table-cell table:style-name="ce51" table:formula="of:=SUM([.F81:.F84])" office:value-type="float" office:value="4.6">
                <text:p>4,6</text:p>
              </table:table-cell>
              <table:table-cell table:style-name="ce23" table:formula="of:=[.D79]*[.E79]" office:value-type="float" office:value="1.38">
                <text:p>1,38</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27" office:value-type="string">
                <text:p>Internal (server management)</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81]*[.E81]" office:value-type="float" office:value="2">
                <text:p>2</text:p>
              </table:table-cell>
              <table:table-cell table:style-name="ce23"/>
              <table:table-cell table:number-columns-repeated="249"/>
            </table:table-row>
            <table:table-row table:style-name="ro1">
              <table:table-cell table:style-name="ce23"/>
              <table:table-cell table:style-name="ce27" office:value-type="string">
                <text:p>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3" table:formula="of:=[.D82]*[.E82]" office:value-type="float" office:value="1">
                <text:p>1</text:p>
              </table:table-cell>
              <table:table-cell table:style-name="ce23"/>
              <table:table-cell table:number-columns-repeated="249"/>
            </table:table-row>
            <table:table-row table:style-name="ro1">
              <table:table-cell table:style-name="ce23"/>
              <table:table-cell table:style-name="ce27" office:value-type="string">
                <text:p>Extra plugin (depends on other software)</text:p>
              </table:table-cell>
              <table:table-cell table:style-name="ce12"/>
              <table:table-cell table:style-name="ce50" office:value-type="percentage" office:value="0.1">
                <text:p>10,00%</text:p>
              </table:table-cell>
              <table:table-cell table:style-name="ce51" office:value-type="float" office:value="1">
                <text:p>1</text:p>
              </table:table-cell>
              <table:table-cell table:style-name="ce60" table:formula="of:=[.D83]*[.E83]" office:value-type="float" office:value="0.1">
                <text:p>0,1</text:p>
              </table:table-cell>
              <table:table-cell table:style-name="ce23"/>
              <table:table-cell table:number-columns-repeated="249"/>
            </table:table-row>
            <table:table-row table:style-name="ro1">
              <table:table-cell table:style-name="ce23"/>
              <table:table-cell table:style-name="ce27" office:value-type="string">
                <text:p>Web client</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84]*[.E84]" office:value-type="float" office:value="1.5">
                <text:p>1,5</text:p>
              </table:table-cell>
              <table:table-cell table:style-name="ce23"/>
              <table:table-cell table:number-columns-repeated="249"/>
            </table:table-row>
            <table:table-row-group>
              <table:table-row table:style-name="ro1">
                <table:table-cell table:style-name="ce23"/>
                <table:table-cell table:style-name="ce27" table:number-columns-repeated="5"/>
                <table:table-cell table:style-name="ce23"/>
                <table:table-cell table:number-columns-repeated="249"/>
              </table:table-row>
              <table:table-row table:style-name="ro17">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This measures UI Client <text:s/>Tools included in scm.</text:p>
                </table:table-cell>
                <table:covered-table-cell table:number-columns-repeated="3" table:style-name="ce33"/>
                <table:table-cell table:style-name="ce55"/>
                <table:table-cell table:style-name="ce23"/>
                <table:table-cell table:number-columns-repeated="249"/>
              </table:table-row>
              <table:table-row table:style-name="ro9">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Extensive</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Som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9">
                <table:table-cell/>
                <table:table-cell table:style-name="ce36" table:number-columns-repeated="3"/>
                <table:table-cell table:style-name="ce52"/>
                <table:table-cell table:style-name="ce55"/>
                <table:table-cell table:style-name="ce23"/>
                <table:table-cell table:number-columns-repeated="249"/>
              </table:table-row>
            </table:table-row-group>
            <table:table-row table:style-name="ro1">
              <table:table-cell table:style-name="ce27"/>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7"/>
              <table:table-cell table:style-name="ce27" office:value-type="string">
                <text:p>Easy learning</text:p>
              </table:table-cell>
              <table:table-cell table:style-name="ce12"/>
              <table:table-cell table:style-name="ce50" office:value-type="percentage" office:value="0.7">
                <text:p>70,00%</text:p>
              </table:table-cell>
              <table:table-cell table:style-name="ce51" table:formula="of:=SUM([.F97:.F99])" office:value-type="float" office:value="4.7">
                <text:p>4,7</text:p>
              </table:table-cell>
              <table:table-cell table:style-name="ce23" table:formula="of:=[.D95]*[.E95]" office:value-type="float" office:value="3.29">
                <text:p>3,29</text:p>
              </table:table-cell>
              <table:table-cell table:style-name="ce23"/>
              <table:table-cell table:number-columns-repeated="249"/>
            </table:table-row>
            <table:table-row table:style-name="ro1">
              <table:table-cell table:style-name="ce27" table:number-columns-repeated="2"/>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7"/>
              <table:table-cell table:style-name="ce27" office:value-type="string">
                <text:p>Too technical</text:p>
              </table:table-cell>
              <table:table-cell table:style-name="ce12"/>
              <table:table-cell table:style-name="ce50" office:value-type="percentage" office:value="0.1">
                <text:p>10,00%</text:p>
              </table:table-cell>
              <table:table-cell table:style-name="ce51" office:value-type="float" office:value="2">
                <text:p>2</text:p>
              </table:table-cell>
              <table:table-cell table:style-name="ce60" table:formula="of:=[.D97]*[.E97]" office:value-type="float" office:value="0.2">
                <text:p>0,2</text:p>
              </table:table-cell>
              <table:table-cell table:style-name="ce23"/>
              <table:table-cell table:number-columns-repeated="249"/>
            </table:table-row>
            <table:table-row table:style-name="ro1">
              <table:table-cell table:style-name="ce27"/>
              <table:table-cell table:style-name="ce27" office:value-type="string">
                <text:p>Early adoption</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98]*[.E98]" office:value-type="float" office:value="2">
                <text:p>2</text:p>
              </table:table-cell>
              <table:table-cell table:style-name="ce23"/>
              <table:table-cell table:number-columns-repeated="249"/>
            </table:table-row>
            <table:table-row table:style-name="ro1">
              <table:table-cell table:style-name="ce27"/>
              <table:table-cell table:style-name="ce27" office:value-type="string">
                <text:p>High learning curve</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60" table:formula="of:=[.D99]*[.E99]" office:value-type="float" office:value="2.5">
                <text:p>2,5</text:p>
              </table:table-cell>
              <table:table-cell table:style-name="ce23"/>
              <table:table-cell table:number-columns-repeated="249"/>
            </table:table-row>
            <table:table-row-group>
              <table:table-row table:style-name="ro1">
                <table:table-cell table:style-name="ce27" table:number-columns-repeated="6"/>
                <table:table-cell table:style-name="ce23"/>
                <table:table-cell table:number-columns-repeated="249"/>
              </table:table-row>
              <table:table-row table:style-name="ro1">
                <table:table-cell table:style-name="ce27"/>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8">
                <table:table-cell table:style-name="ce27"/>
                <table:table-cell table:style-name="ce33" office:value-type="string" table:number-columns-spanned="4" table:number-rows-spanned="1">
                  <text:p>Typically, official point/patch releases are fixes for P1 bugs like deadlock, memory, and security vulnerabilities.</text:p>
                </table:table-cell>
                <table:covered-table-cell table:number-columns-repeated="3" table:style-name="ce33"/>
                <table:table-cell table:style-name="ce55"/>
                <table:table-cell table:style-name="ce23"/>
                <table:table-cell table:number-columns-repeated="249"/>
              </table:table-row>
              <table:table-row table:style-name="ro18">
                <table:table-cell table:style-name="ce27"/>
                <table:table-cell table:style-name="ce33" table:number-columns-repeated="4"/>
                <table:table-cell table:style-name="ce55"/>
                <table:table-cell table:style-name="ce23"/>
                <table:table-cell table:number-columns-repeated="249"/>
              </table:table-row>
            </table:table-row-group>
          </table:table-row-group>
        </table:table-row-group>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5]" office:value-type="float" office:value="4">
              <text:p>4</text:p>
            </table:table-cell>
            <table:table-cell table:style-name="ce29" office:value-type="string" table:number-columns-spanned="3" table:number-rows-spanned="1">
              <text:p>Robustness</text:p>
            </table:table-cell>
            <table:covered-table-cell table:number-columns-repeated="2" table:style-name="ce29"/>
            <table:table-cell table:style-name="ce17" table:formula="of:=[$'Category Ranking'.D15]" office:value-type="percentage" office:value="0.17">
              <text:p>17,00%</text:p>
            </table:table-cell>
            <table:table-cell table:style-name="ce22" table:formula="of:=SUM([.F108];[.F119])" office:value-type="float" office:value="4.325">
              <text:p>4,33</text:p>
            </table:table-cell>
            <table:table-cell table:style-name="ce22" table:formula="of:=[.F105]*[.E105]" office:value-type="float" office:value="0.73525">
              <text:p>0,74</text:p>
            </table:table-cell>
            <table:table-cell table:style-name="ce18" table:formula="of:=SUM([.D108];[.D119])"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5">
              <table:table-cell table:style-name="ce23"/>
              <table:table-cell table:style-name="ce27" office:value-type="string">
                <text:p>Mature and stable version</text:p>
              </table:table-cell>
              <table:table-cell table:style-name="ce48" office:value-type="string">
                <text:p>Yes, Mature</text:p>
              </table:table-cell>
              <table:table-cell table:style-name="ce50" office:value-type="percentage" office:value="0.7">
                <text:p>70,00%</text:p>
              </table:table-cell>
              <table:table-cell table:style-name="ce51" office:value-type="float" office:value="5">
                <text:p>5</text:p>
              </table:table-cell>
              <table:table-cell table:style-name="ce23" table:formula="of:=[.D108]*[.E108]" office:value-type="float" office:value="3.5">
                <text:p>3,5</text:p>
              </table:table-cell>
              <table:table-cell table:style-name="ce23"/>
              <table:table-cell table:number-columns-repeated="249"/>
            </table:table-row>
            <table:table-row-group>
              <table:table-row table:style-name="ro1">
                <table:table-cell table:style-name="ce23"/>
                <table:table-cell table:style-name="ce27" table:number-columns-repeated="5"/>
                <table:table-cell table:style-name="ce23"/>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1">
                <table:table-cell table:style-name="ce23"/>
                <table:table-cell table:style-name="ce33" office:value-type="string" table:number-columns-spanned="4" table:number-rows-spanned="1">
                  <text:p>Describes the fiability of the product related to published versions.</text:p>
                </table:table-cell>
                <table:covered-table-cell table:number-columns-repeated="3" table:style-name="ce33"/>
                <table:table-cell table:style-name="ce55"/>
                <table:table-cell table:style-name="ce23"/>
                <table:table-cell table:number-columns-repeated="249"/>
              </table:table-row>
              <table:table-row table:style-name="ro11">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Mature</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more than one version</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group>
            <table:table-row table:style-name="ro1">
              <table:table-cell table:style-name="ce27"/>
              <table:table-cell table:style-name="ce38" table:number-columns-spanned="4" table:number-rows-spanned="1"/>
              <table:covered-table-cell table:number-columns-repeated="3" table:style-name="ce39"/>
              <table:table-cell table:style-name="ce27"/>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Num. point/patch releases last year</text:p>
              </table:table-cell>
              <table:table-cell table:style-name="ce12"/>
              <table:table-cell table:style-name="ce50" office:value-type="percentage" office:value="0.3">
                <text:p>30,00%</text:p>
              </table:table-cell>
              <table:table-cell table:style-name="ce51" table:formula="of:=SUM([.F121:.F122])" office:value-type="float" office:value="2.75">
                <text:p>2,75</text:p>
              </table:table-cell>
              <table:table-cell table:style-name="ce23" table:formula="of:=[.D119]*[.E119]" office:value-type="float" office:value="0.825">
                <text:p>0,83</text:p>
              </table:table-cell>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40" office:value-type="string">
                <text:p>Number of releases is constant ? depends of the year ?</text:p>
              </table:table-cell>
              <table:table-cell table:style-name="ce12"/>
              <table:table-cell table:style-name="ce50" office:value-type="percentage" office:value="0.25">
                <text:p>25,00%</text:p>
              </table:table-cell>
              <table:table-cell table:style-name="ce51" office:value-type="float" office:value="3">
                <text:p>3</text:p>
              </table:table-cell>
              <table:table-cell table:style-name="ce60" table:formula="of:=[.D121]*[.E121]" office:value-type="float" office:value="0.75">
                <text:p>0,75</text:p>
              </table:table-cell>
              <table:table-cell table:style-name="ce23"/>
              <table:table-cell table:number-columns-repeated="249"/>
            </table:table-row>
            <table:table-row table:style-name="ro1">
              <table:table-cell table:style-name="ce23"/>
              <table:table-cell table:style-name="ce40" office:value-type="string">
                <text:p>Patches in last year is constant ?</text:p>
              </table:table-cell>
              <table:table-cell table:style-name="ce12"/>
              <table:table-cell table:style-name="ce50" office:value-type="percentage" office:value="0.5">
                <text:p>50,00%</text:p>
              </table:table-cell>
              <table:table-cell table:style-name="ce51" office:value-type="float" office:value="4">
                <text:p>4</text:p>
              </table:table-cell>
              <table:table-cell table:style-name="ce60" table:formula="of:=[.D122]*[.E122]" office:value-type="float" office:value="2">
                <text:p>2</text:p>
              </table:table-cell>
              <table:table-cell table:style-name="ce23"/>
              <table:table-cell table:number-columns-repeated="249"/>
            </table:table-row>
            <table:table-row table:style-name="ro5">
              <table:table-cell table:style-name="ce23"/>
              <table:table-cell table:style-name="ce41" office:value-type="string">
                <text:p><text:span text:style-name="T4">Has a public </text:span><text:span text:style-name="T4">roadmap for </text:span><text:span text:style-name="T4">next versions (</text:span><text:span text:style-name="T4"><text:a xlink:href="http://subversion.apache.org/roadmap.html">http://subversion.apache.org/roadmap.html</text:a></text:span><text:span text:style-name="T4">).</text:span></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60" table:formula="of:=[.D123]*[.E123]" office:value-type="float" office:value="0.75">
                <text:p>0,75</text:p>
              </table:table-cell>
              <table:table-cell table:style-name="ce23"/>
              <table:table-cell table:number-columns-repeated="249"/>
            </table:table-row>
            <table:table-row-group>
              <table:table-row table:style-name="ro1">
                <table:table-cell table:style-name="ce23"/>
                <table:table-cell table:style-name="ce42" table:number-columns-spanned="5" table:number-rows-spanned="1"/>
                <table:covered-table-cell table:number-columns-repeated="4" table:style-name="ce23"/>
                <table:table-cell table:style-name="ce23"/>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19">
                <table:table-cell table:style-name="ce23"/>
                <table:table-cell table:style-name="ce33"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33"/>
                <table:table-cell table:style-name="ce55"/>
                <table:table-cell table:style-name="ce23"/>
                <table:table-cell table:number-columns-repeated="249"/>
              </table:table-row>
              <table:table-row table:style-name="ro5">
                <table:table-cell/>
                <table:table-cell table:style-name="ce36" table:number-columns-spanned="3" table:number-rows-spanned="1"/>
                <table:covered-table-cell table:number-columns-repeated="2" table:style-name="ce36"/>
                <table:table-cell table:style-name="ce52" office:value-type="float" office:value="5">
                  <text:p>5</text:p>
                </table:table-cell>
                <table:table-cell table:style-name="ce58"/>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6]" office:value-type="float" office:value="5">
              <text:p>5</text:p>
            </table:table-cell>
            <table:table-cell table:style-name="ce29" office:value-type="string" table:number-columns-spanned="3" table:number-rows-spanned="1">
              <text:p>Development</text:p>
            </table:table-cell>
            <table:covered-table-cell table:number-columns-repeated="2" table:style-name="ce29"/>
            <table:table-cell table:style-name="ce53" table:formula="of:=[$'Category Ranking'.D16]" office:value-type="percentage" office:value="0.15">
              <text:p>15,00%</text:p>
            </table:table-cell>
            <table:table-cell table:style-name="ce22" table:formula="of:=SUM([.F133];[.F148])" office:value-type="float" office:value="4.355">
              <text:p>4,36</text:p>
            </table:table-cell>
            <table:table-cell table:style-name="ce22" table:formula="of:=[.F130]*[.E130]" office:value-type="float" office:value="0.65325">
              <text:p>0,65</text:p>
            </table:table-cell>
            <table:table-cell table:style-name="ce18" table:formula="of:=SUM([.D133];[.D148])"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20">
              <table:table-cell table:style-name="ce23"/>
              <table:table-cell table:style-name="ce31" office:value-type="string">
                <text:p>API</text:p>
              </table:table-cell>
              <table:table-cell table:style-name="ce12"/>
              <table:table-cell table:style-name="ce50" office:value-type="percentage" office:value="0.55">
                <text:p>55,00%</text:p>
              </table:table-cell>
              <table:table-cell table:style-name="ce51" table:formula="of:=SUM([.F135:.F137])" office:value-type="float" office:value="4.4">
                <text:p>4,4</text:p>
              </table:table-cell>
              <table:table-cell table:style-name="ce23" table:formula="of:=[.D133]*[.E133]" office:value-type="float" office:value="2.42">
                <text:p>2,42</text:p>
              </table:table-cell>
              <table:table-cell table:style-name="ce23"/>
              <table:table-cell table:number-columns-repeated="249"/>
            </table:table-row>
            <table:table-row table:style-name="ro20">
              <table:table-cell table:style-name="ce23"/>
              <table:table-cell table:style-name="ce31"/>
              <table:table-cell table:style-name="ce12"/>
              <table:table-cell table:style-name="ce50"/>
              <table:table-cell table:style-name="ce51"/>
              <table:table-cell table:style-name="ce23" table:number-columns-repeated="2"/>
              <table:table-cell table:number-columns-repeated="249"/>
            </table:table-row>
            <table:table-row table:style-name="ro20">
              <table:table-cell table:style-name="ce23"/>
              <table:table-cell table:style-name="ce40" office:value-type="string">
                <text:p>Project API in the same web</text:p>
              </table:table-cell>
              <table:table-cell table:style-name="ce48" office:value-type="string">
                <text:p>Yes, Included</text:p>
              </table:table-cell>
              <table:table-cell table:style-name="ce50" office:value-type="percentage" office:value="0.4">
                <text:p>40,00%</text:p>
              </table:table-cell>
              <table:table-cell table:style-name="ce51" office:value-type="float" office:value="5">
                <text:p>5</text:p>
              </table:table-cell>
              <table:table-cell table:style-name="ce60" table:formula="of:=[.D135]*[.E135]" office:value-type="float" office:value="2">
                <text:p>2</text:p>
              </table:table-cell>
              <table:table-cell table:style-name="ce23"/>
              <table:table-cell table:number-columns-repeated="249"/>
            </table:table-row>
            <table:table-row table:style-name="ro20">
              <table:table-cell table:style-name="ce23"/>
              <table:table-cell table:style-name="ce40" office:value-type="string">
                <text:p>Easy understanding</text:p>
              </table:table-cell>
              <table:table-cell table:style-name="ce48" office:value-type="string">
                <text:p>Yes, workaround or yes have to learn</text:p>
              </table:table-cell>
              <table:table-cell table:style-name="ce50" office:value-type="percentage" office:value="0.3">
                <text:p>30,00%</text:p>
              </table:table-cell>
              <table:table-cell table:style-name="ce51" office:value-type="float" office:value="3">
                <text:p>3</text:p>
              </table:table-cell>
              <table:table-cell table:style-name="ce60" table:formula="of:=[.D136]*[.E136]" office:value-type="float" office:value="0.9">
                <text:p>0,9</text:p>
              </table:table-cell>
              <table:table-cell table:style-name="ce23"/>
              <table:table-cell table:number-columns-repeated="249"/>
            </table:table-row>
            <table:table-row table:style-name="ro20">
              <table:table-cell table:style-name="ce23"/>
              <table:table-cell table:style-name="ce40" office:value-type="string">
                <text:p>Is it used in other projects not directly related?</text:p>
              </table:table-cell>
              <table:table-cell table:style-name="ce48" office:value-type="string">
                <text:p>Yes, is used</text:p>
              </table:table-cell>
              <table:table-cell table:style-name="ce50" office:value-type="percentage" office:value="0.3">
                <text:p>30,00%</text:p>
              </table:table-cell>
              <table:table-cell table:style-name="ce51" office:value-type="float" office:value="5">
                <text:p>5</text:p>
              </table:table-cell>
              <table:table-cell table:style-name="ce60" table:formula="of:=[.D137]*[.E137]" office:value-type="float" office:value="1.5">
                <text:p>1,5</text:p>
              </table:table-cell>
              <table:table-cell table:style-name="ce23"/>
              <table:table-cell table:number-columns-repeated="249"/>
            </table:table-row>
            <table:table-row table:style-name="ro20">
              <table:table-cell table:style-name="ce23"/>
              <table:table-cell table:style-name="ce40"/>
              <table:table-cell table:style-name="ce12"/>
              <table:table-cell table:style-name="ce50"/>
              <table:table-cell table:style-name="ce51"/>
              <table:table-cell table:style-name="ce60"/>
              <table:table-cell table:style-name="ce23"/>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35"/>
                <table:table-cell/>
                <table:table-cell table:style-name="ce23"/>
                <table:table-cell table:number-columns-repeated="249"/>
              </table:table-row>
              <table:table-row table:style-name="ro21">
                <table:table-cell table:style-name="ce23"/>
                <table:table-cell table:style-name="ce33" office:value-type="string" table:number-columns-spanned="4" table:number-rows-spanned="1">
                  <text:p>The availability of API project and its use in other projects.</text:p>
                </table:table-cell>
                <table:covered-table-cell table:number-columns-repeated="3" table:style-name="ce33"/>
                <table:table-cell table:style-name="ce55"/>
                <table:table-cell table:style-name="ce23"/>
                <table:table-cell table:number-columns-repeated="249"/>
              </table:table-row>
              <table:table-row table:style-name="ro21">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Included or yes is used</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workaround or yes have to learn</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1">
                <table:table-cell table:style-name="ce23"/>
                <table:table-cell table:style-name="ce10" table:number-columns-spanned="4" table:number-rows-spanned="1"/>
                <table:covered-table-cell table:number-columns-repeated="3"/>
                <table:table-cell table:style-name="ce31"/>
                <table:table-cell table:style-name="ce23"/>
                <table:table-cell table:number-columns-repeated="249"/>
              </table:table-row>
            </table:table-row-group>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Several levels of documentation</text:p>
              </table:table-cell>
              <table:table-cell table:style-name="ce12" office:value-type="string">
                <text:p>Yes</text:p>
              </table:table-cell>
              <table:table-cell table:style-name="ce50" office:value-type="percentage" office:value="0.45">
                <text:p>45,00%</text:p>
              </table:table-cell>
              <table:table-cell table:style-name="ce51" table:formula="of:=SUM([.F150:.F154])" office:value-type="float" office:value="4.3">
                <text:p>4,3</text:p>
              </table:table-cell>
              <table:table-cell table:style-name="ce23" table:formula="of:=[.D148]*[.E148]" office:value-type="float" office:value="1.935">
                <text:p>1,94</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5">
              <table:table-cell table:style-name="ce23"/>
              <table:table-cell table:style-name="ce40" office:value-type="string">
                <text:p>Online tutorials</text:p>
              </table:table-cell>
              <table:table-cell table:style-name="ce48" office:value-type="string">
                <text:p>Yes, Included</text:p>
              </table:table-cell>
              <table:table-cell table:style-name="ce50" office:value-type="percentage" office:value="0.3">
                <text:p>30,00%</text:p>
              </table:table-cell>
              <table:table-cell table:style-name="ce51" office:value-type="float" office:value="5">
                <text:p>5</text:p>
              </table:table-cell>
              <table:table-cell table:style-name="ce60" table:formula="of:=[.D150]*[.E150]" office:value-type="float" office:value="1.5">
                <text:p>1,5</text:p>
              </table:table-cell>
              <table:table-cell table:style-name="ce23"/>
              <table:table-cell table:number-columns-repeated="249"/>
            </table:table-row>
            <table:table-row table:style-name="ro5">
              <table:table-cell table:style-name="ce23"/>
              <table:table-cell table:style-name="ce40" office:value-type="string">
                <text:p>Offline tutorials</text:p>
              </table:table-cell>
              <table:table-cell table:style-name="ce48" office:value-type="string">
                <text:p>Yes, could improve</text:p>
              </table:table-cell>
              <table:table-cell table:style-name="ce50" office:value-type="percentage" office:value="0.15">
                <text:p>15,00%</text:p>
              </table:table-cell>
              <table:table-cell table:style-name="ce51" office:value-type="float" office:value="2">
                <text:p>2</text:p>
              </table:table-cell>
              <table:table-cell table:style-name="ce60" table:formula="of:=[.D151]*[.E151]" office:value-type="float" office:value="0.3">
                <text:p>0,3</text:p>
              </table:table-cell>
              <table:table-cell table:style-name="ce23"/>
              <table:table-cell table:number-columns-repeated="249"/>
            </table:table-row>
            <table:table-row table:style-name="ro5">
              <table:table-cell table:style-name="ce23"/>
              <table:table-cell table:style-name="ce40" office:value-type="string">
                <text:p>Hello World</text:p>
              </table:table-cell>
              <table:table-cell table:style-name="ce48" office:value-type="string">
                <text:p>Yes, Included</text:p>
              </table:table-cell>
              <table:table-cell table:style-name="ce50" office:value-type="percentage" office:value="0.25">
                <text:p>25,00%</text:p>
              </table:table-cell>
              <table:table-cell table:style-name="ce51" office:value-type="float" office:value="5">
                <text:p>5</text:p>
              </table:table-cell>
              <table:table-cell table:style-name="ce60" table:formula="of:=[.D152]*[.E152]" office:value-type="float" office:value="1.25">
                <text:p>1,25</text:p>
              </table:table-cell>
              <table:table-cell table:style-name="ce23"/>
              <table:table-cell table:number-columns-repeated="249"/>
            </table:table-row>
            <table:table-row table:style-name="ro5">
              <table:table-cell table:style-name="ce23"/>
              <table:table-cell table:style-name="ce40" office:value-type="string">
                <text:p>Books from the author, authors or company.</text:p>
              </table:table-cell>
              <table:table-cell table:style-name="ce48" office:value-type="string">
                <text:p>Yes, Included</text:p>
              </table:table-cell>
              <table:table-cell table:style-name="ce50" office:value-type="percentage" office:value="0.15">
                <text:p>15,00%</text:p>
              </table:table-cell>
              <table:table-cell table:style-name="ce51" office:value-type="float" office:value="5">
                <text:p>5</text:p>
              </table:table-cell>
              <table:table-cell table:style-name="ce60" table:formula="of:=[.D153]*[.E153]" office:value-type="float" office:value="0.75">
                <text:p>0,75</text:p>
              </table:table-cell>
              <table:table-cell table:style-name="ce23"/>
              <table:table-cell table:number-columns-repeated="249"/>
            </table:table-row>
            <table:table-row-group>
              <table:table-row table:style-name="ro1">
                <table:table-cell table:style-name="ce23"/>
                <table:table-cell table:style-name="ce40" office:value-type="string">
                  <text:p>Languages</text:p>
                </table:table-cell>
                <table:table-cell table:style-name="ce12" office:value-type="string">
                  <text:p>Yes, Included</text:p>
                </table:table-cell>
                <table:table-cell table:style-name="ce50" office:value-type="percentage" office:value="0.1">
                  <text:p>10,00%</text:p>
                </table:table-cell>
                <table:table-cell table:style-name="ce51" office:value-type="float" office:value="5">
                  <text:p>5</text:p>
                </table:table-cell>
                <table:table-cell table:style-name="ce60" table:formula="of:=[.D154]*[.E154]" office:value-type="float" office:value="0.5">
                  <text:p>0,5</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
                <table:table-cell table:style-name="ce23"/>
                <table:table-cell table:style-name="ce43" office:value-type="string" table:number-columns-spanned="4" table:number-rows-spanned="1">
                  <text:p>Documentation for user, development, translator, languages.</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43"/>
                <table:table-cell table:style-name="ce33" table:number-columns-repeated="3"/>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Included</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not complet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uld improve</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7]" office:value-type="float" office:value="6">
              <text:p>6</text:p>
            </table:table-cell>
            <table:table-cell table:style-name="ce29" office:value-type="string" table:number-columns-spanned="3" table:number-rows-spanned="1">
              <text:p>Community</text:p>
            </table:table-cell>
            <table:covered-table-cell table:number-columns-repeated="2" table:style-name="ce29"/>
            <table:table-cell table:style-name="ce54" table:formula="of:=[$'Category Ranking'.D17]" office:value-type="percentage" office:value="0.19">
              <text:p>19,00%</text:p>
            </table:table-cell>
            <table:table-cell table:style-name="ce22" table:formula="of:=SUM([.F169];[.F176];[.F182];[.F187];[.F200])" office:value-type="float" office:value="3.65">
              <text:p>3,65</text:p>
            </table:table-cell>
            <table:table-cell table:style-name="ce22" table:formula="of:=[.F166]*[.E166]" office:value-type="float" office:value="0.6935">
              <text:p>0,69</text:p>
            </table:table-cell>
            <table:table-cell table:style-name="ce18" table:formula="of:=SUM([.D169];[.D176];[.D182];[.D187];[.D200])"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Avg commits per month, last six months</text:p>
              </table:table-cell>
              <table:table-cell table:style-name="ce12"/>
              <table:table-cell table:style-name="ce50" office:value-type="percentage" office:value="0.2">
                <text:p>20,00%</text:p>
              </table:table-cell>
              <table:table-cell table:style-name="ce51" office:value-type="float" office:value="2">
                <text:p>2</text:p>
              </table:table-cell>
              <table:table-cell table:style-name="ce23" table:formula="of:=[.D169]*[.E169]" office:value-type="float" office:value="0.4">
                <text:p>0,4</text:p>
              </table:table-cell>
              <table:table-cell table:style-name="ce23"/>
              <table:table-cell table:number-columns-repeated="249"/>
            </table:table-row>
            <table:table-row-group>
              <table:table-row table:style-name="ro1">
                <table:table-cell table:style-name="ce23"/>
                <table:table-cell table:style-name="ce27" table:number-columns-repeated="5"/>
                <table:table-cell table:style-name="ce23"/>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22">
                <table:table-cell table:style-name="ce23"/>
                <table:table-cell table:style-name="ce33"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10" table:number-columns-spanned="4" table:number-rows-spanned="1"/>
                <table:covered-table-cell table:number-columns-repeated="3"/>
                <table:table-cell table:style-name="ce31"/>
                <table:table-cell table:style-name="ce23"/>
                <table:table-cell table:number-columns-repeated="249"/>
              </table:table-row>
            </table:table-row-group>
            <table:table-row table:style-name="ro1">
              <table:table-cell table:style-name="ce23"/>
              <table:table-cell table:style-name="ce44" table:number-columns-repeated="3"/>
              <table:table-cell table:style-name="ce31" table:number-columns-repeated="2"/>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Avg monthly volume of general mailing lists during the last six month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23" table:formula="of:=[.D176]*[.E176]" office:value-type="float" office:value="0.3">
                <text:p>0,3</text:p>
              </table:table-cell>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style-name="ce60"/>
              <table:table-cell table:style-name="ce23"/>
              <table:table-cell table:number-columns-repeated="249"/>
            </table:table-row>
            <table:table-row table:style-name="ro23">
              <table:table-cell table:style-name="ce23"/>
              <table:table-cell table:style-name="ce33"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33"/>
              <table:table-cell table:style-name="ce60"/>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Developers that left the project and those that started to participate (last year) (and also for the <text:s/>core team)</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23" table:formula="of:=[.D182]*[.E182]" office:value-type="float" office:value="0.75">
                <text:p>0,75</text:p>
              </table:table-cell>
              <table:table-cell table:style-name="ce23"/>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Knowledge concentration (territoriality)</text:p>
              </table:table-cell>
              <table:table-cell table:style-name="ce12"/>
              <table:table-cell table:style-name="ce50" office:value-type="percentage" office:value="0.1">
                <text:p>10,00%</text:p>
              </table:table-cell>
              <table:table-cell table:style-name="ce51" office:value-type="float" office:value="2">
                <text:p>2</text:p>
              </table:table-cell>
              <table:table-cell table:style-name="ce23" table:formula="of:=[.D187]*[.E187]" office:value-type="float" office:value="0.2">
                <text:p>0,2</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Percentage of actions per one person in one file during 2012. 8538 actions from the total of 10417, so 81,96%.</text:p>
              </table:table-cell>
              <table:covered-table-cell table:number-columns-repeated="3" table:style-name="ce33"/>
              <table:table-cell table:style-name="ce55"/>
              <table:table-cell table:style-name="ce23"/>
              <table:table-cell table:number-columns-repeated="249"/>
            </table:table-row>
            <table:table-row table:style-name="ro9">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 &lt; 60</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60 &lt; n &lt; 70</text:p>
              </table:table-cell>
              <table:covered-table-cell table:number-columns-repeated="2" table:style-name="ce36"/>
              <table:table-cell table:style-name="ce52" office:value-type="float" office:value="4">
                <text:p>4</text:p>
              </table:table-cell>
              <table:table-cell table:style-name="ce55"/>
              <table:table-cell table:style-name="ce23"/>
              <table:table-cell table:number-columns-repeated="249"/>
            </table:table-row>
            <table:table-row table:style-name="ro9">
              <table:table-cell/>
              <table:table-cell table:style-name="ce45" office:value-type="string" table:number-columns-spanned="3" table:number-rows-spanned="1">
                <text:p>70 &lt; n &lt; 80</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45" office:value-type="string" table:number-columns-spanned="3" table:number-rows-spanned="1">
                <text:p>80 &lt; n &lt; 90</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 &gt; 90</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9">
              <table:table-cell/>
              <table:table-cell table:style-name="ce36" table:number-columns-repeated="3"/>
              <table:table-cell table:style-name="ce52"/>
              <table:table-cell table:style-name="ce55"/>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Original developer/team</text:p>
              </table:table-cell>
              <table:table-cell table:style-name="ce48"/>
              <table:table-cell table:style-name="ce50" office:value-type="percentage" office:value="0.4">
                <text:p>40,00%</text:p>
              </table:table-cell>
              <table:table-cell table:style-name="ce51" table:formula="of:=SUM([.F202:.F203])" office:value-type="float" office:value="5">
                <text:p>5</text:p>
              </table:table-cell>
              <table:table-cell table:style-name="ce23" table:formula="of:=[.D200]*[.E200]" office:value-type="float" office:value="2">
                <text:p>2</text:p>
              </table:table-cell>
              <table:table-cell table:style-name="ce23"/>
              <table:table-cell table:number-columns-repeated="249"/>
            </table:table-row>
            <table:table-row table:style-name="ro1">
              <table:table-cell table:number-columns-repeated="256"/>
            </table:table-row>
            <table:table-row table:style-name="ro24">
              <table:table-cell table:style-name="ce23"/>
              <table:table-cell table:style-name="ce40" office:value-type="string">
                <text:p>Is still the original developer/team active nowadays? </text:p>
              </table:table-cell>
              <table:table-cell table:style-name="ce48" office:value-type="string">
                <text:p>No, but not affects the development</text:p>
              </table:table-cell>
              <table:table-cell table:style-name="ce50" office:value-type="percentage" office:value="0.3">
                <text:p>30,00%</text:p>
              </table:table-cell>
              <table:table-cell table:style-name="ce51" office:value-type="float" office:value="5">
                <text:p>5</text:p>
              </table:table-cell>
              <table:table-cell table:style-name="ce23" table:formula="of:=[.D202]*[.E202]" office:value-type="float" office:value="1.5">
                <text:p>1,5</text:p>
              </table:table-cell>
              <table:table-cell table:style-name="ce23"/>
              <table:table-cell table:number-columns-repeated="249"/>
            </table:table-row>
            <table:table-row table:style-name="ro1">
              <table:table-cell table:style-name="ce23"/>
              <table:table-cell table:style-name="ce40" office:value-type="string">
                <text:p>How did affect the project ? commits avg continued normal ?</text:p>
              </table:table-cell>
              <table:table-cell table:style-name="ce12"/>
              <table:table-cell table:style-name="ce50" office:value-type="percentage" office:value="0.7">
                <text:p>70,00%</text:p>
              </table:table-cell>
              <table:table-cell table:style-name="ce51" office:value-type="float" office:value="5">
                <text:p>5</text:p>
              </table:table-cell>
              <table:table-cell table:style-name="ce60" table:formula="of:=[.D203]*[.E203]" office:value-type="float" office:value="3.5">
                <text:p>3,5</text:p>
              </table:table-cell>
              <table:table-cell table:style-name="ce23"/>
              <table:table-cell table:number-columns-repeated="249"/>
            </table:table-row>
            <table:table-row-group>
              <table:table-row table:style-name="ro1">
                <table:table-cell table:style-name="ce23"/>
                <table:table-cell table:style-name="ce42" table:number-columns-spanned="5" table:number-rows-spanned="1"/>
                <table:covered-table-cell table:number-columns-repeated="4" table:style-name="ce23"/>
                <table:table-cell table:style-name="ce23"/>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25">
                <table:table-cell table:style-name="ce23"/>
                <table:table-cell table:style-name="ce46"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34" table:number-columns-spanned="4" table:number-rows-spanned="1"/>
                <table:covered-table-cell table:number-columns-repeated="3" table:style-name="ce47"/>
                <table:table-cell table:style-name="ce31"/>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ntinues</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not complet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uld improve</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 but not affects the development</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8]" office:value-type="float" office:value="7">
              <text:p>7</text:p>
            </table:table-cell>
            <table:table-cell table:style-name="ce29" office:value-type="string" table:number-columns-spanned="3" table:number-rows-spanned="1">
              <text:p>Documentation</text:p>
            </table:table-cell>
            <table:covered-table-cell table:number-columns-repeated="2" table:style-name="ce29"/>
            <table:table-cell table:style-name="ce53" table:formula="of:=[$'Category Ranking'.D18]" office:value-type="percentage" office:value="0.1">
              <text:p>10,00%</text:p>
            </table:table-cell>
            <table:table-cell table:style-name="ce22" table:formula="of:=SUM([.F219])" office:value-type="float" office:value="4.15">
              <text:p>4,15</text:p>
            </table:table-cell>
            <table:table-cell table:style-name="ce22" table:formula="of:=[.F216]*[.E216]" office:value-type="float" office:value="0.415">
              <text:p>0,42</text:p>
            </table:table-cell>
            <table:table-cell table:style-name="ce18" table:formula="of:=SUM([.D219])"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Several levels of documentation</text:p>
              </table:table-cell>
              <table:table-cell table:style-name="ce12" office:value-type="string">
                <text:p>Yes</text:p>
              </table:table-cell>
              <table:table-cell table:style-name="ce50" office:value-type="percentage" office:value="1">
                <text:p>100,00%</text:p>
              </table:table-cell>
              <table:table-cell table:style-name="ce51" table:formula="of:=SUM([.F221:.F225])" office:value-type="float" office:value="4.15">
                <text:p>4,15</text:p>
              </table:table-cell>
              <table:table-cell table:style-name="ce23" table:formula="of:=[.D219]*[.E219]" office:value-type="float" office:value="4.15">
                <text:p>4,15</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40" office:value-type="string">
                <text:p>Online tutorials</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221]*[.E221]" office:value-type="float" office:value="1.5">
                <text:p>1,5</text:p>
              </table:table-cell>
              <table:table-cell table:style-name="ce23"/>
              <table:table-cell table:number-columns-repeated="249"/>
            </table:table-row>
            <table:table-row table:style-name="ro1">
              <table:table-cell table:style-name="ce23"/>
              <table:table-cell table:style-name="ce40" office:value-type="string">
                <text:p>Offline tutorial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60" table:formula="of:=[.D222]*[.E222]" office:value-type="float" office:value="0.3">
                <text:p>0,3</text:p>
              </table:table-cell>
              <table:table-cell table:style-name="ce23"/>
              <table:table-cell table:number-columns-repeated="249"/>
            </table:table-row>
            <table:table-row table:style-name="ro1">
              <table:table-cell table:style-name="ce23"/>
              <table:table-cell table:style-name="ce40" office:value-type="string">
                <text:p>Hello World</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223]*[.E223]" office:value-type="float" office:value="1.25">
                <text:p>1,25</text:p>
              </table:table-cell>
              <table:table-cell table:style-name="ce23"/>
              <table:table-cell table:number-columns-repeated="249"/>
            </table:table-row>
            <table:table-row table:style-name="ro1">
              <table:table-cell table:style-name="ce23"/>
              <table:table-cell table:style-name="ce40" office:value-type="string">
                <text:p>Books from the author, authors or company.</text:p>
              </table:table-cell>
              <table:table-cell table:style-name="ce12"/>
              <table:table-cell table:style-name="ce50" office:value-type="percentage" office:value="0.15">
                <text:p>15,00%</text:p>
              </table:table-cell>
              <table:table-cell table:style-name="ce51" office:value-type="float" office:value="4">
                <text:p>4</text:p>
              </table:table-cell>
              <table:table-cell table:style-name="ce60" table:formula="of:=[.D224]*[.E224]" office:value-type="float" office:value="0.6">
                <text:p>0,6</text:p>
              </table:table-cell>
              <table:table-cell table:style-name="ce23"/>
              <table:table-cell table:number-columns-repeated="249"/>
            </table:table-row>
            <table:table-row table:style-name="ro1">
              <table:table-cell table:style-name="ce23"/>
              <table:table-cell table:style-name="ce40" office:value-type="string">
                <text:p>Languages</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60" table:formula="of:=[.D225]*[.E225]" office:value-type="float" office:value="0.5">
                <text:p>0,5</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group>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
                <table:table-cell table:style-name="ce23"/>
                <table:table-cell table:style-name="ce43" office:value-type="string" table:number-columns-spanned="4" table:number-rows-spanned="1">
                  <text:p>Documentation for user, development, translator, languages.</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10" table:number-columns-spanned="4" table:number-rows-spanned="1"/>
                <table:covered-table-cell table:number-columns-repeated="3"/>
                <table:table-cell table:style-name="ce31"/>
                <table:table-cell table:style-name="ce23"/>
                <table:table-cell table:number-columns-repeated="249"/>
              </table:table-row>
            </table:table-row-group>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group>
        </table:table-row-group>
        <table:table-row table:style-name="ro9">
          <table:table-cell/>
          <table:table-cell table:style-name="ce36" office:value-type="string" table:number-columns-spanned="3" table:number-rows-spanned="1">
            <text:p>Yes, Included</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not complet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uld improve</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1" table:number-rows-repeated="1048341">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Subversion" table:number-columns-spanned="3" table:number-rows-spanned="1">
            <text:p>Component Name: Subversion</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23"/>
          <table:table-cell table:style-name="ce11" office:value-type="string" table:number-columns-spanned="3" table:number-rows-spanned="1">
            <text:p>Category Title</text:p>
          </table:table-cell>
          <table:covered-table-cell table:number-columns-repeated="2" table:style-name="ce11"/>
          <table:table-cell table:style-name="ce75" office:value-type="string">
            <text:p>Rating</text:p>
          </table:table-cell>
          <table:table-cell table:number-columns-repeated="251"/>
        </table:table-row>
        <table:table-row table:style-name="ro7">
          <table:table-cell table:style-name="ce23"/>
          <table:table-cell table:style-name="ce62" office:value-type="string" table:number-columns-spanned="3" table:number-rows-spanned="1">
            <text:p>Functionality</text:p>
          </table:table-cell>
          <table:covered-table-cell table:number-columns-repeated="2" table:style-name="ce62"/>
          <table:table-cell table:style-name="ce76" table:formula="of:=IF(([.E71]&gt;=[.C78]);[.D78];IF(([.E71]&gt;=[.C77]);[.D77];IF(([.E71]&gt;=[.C76]);[.D76];IF(([.E71]&gt;=[.C75]);[.D75];[.D74]))))" office:value-type="float" office:value="5">
            <text:p>5</text:p>
          </table:table-cell>
          <table:table-cell table:number-columns-repeated="251"/>
        </table:table-row>
        <table:table-row table:style-name="ro1">
          <table:table-cell table:style-name="ce23"/>
          <table:table-cell table:style-name="ce62" table:number-columns-repeated="3"/>
          <table:table-cell table:number-columns-repeated="252"/>
        </table:table-row>
        <table:table-row table:style-name="ro1">
          <table:table-cell table:style-name="ce23"/>
          <table:table-cell table:style-name="ce22" office:value-type="string">
            <text:p>Source</text:p>
          </table:table-cell>
          <table:table-cell table:style-name="ce62" table:number-columns-repeated="2"/>
          <table:table-cell table:number-columns-repeated="252"/>
        </table:table-row>
        <table:table-row table:style-name="ro1">
          <table:table-cell table:style-name="ce23"/>
          <table:table-cell table:style-name="ce20" office:value-type="string">
            <text:p>&lt;fill-in source of feature set&gt;</text:p>
          </table:table-cell>
          <table:table-cell table:style-name="ce62" table:number-columns-repeated="2"/>
          <table:table-cell table:number-columns-repeated="252"/>
        </table:table-row>
        <table:table-row table:style-name="ro1">
          <table:table-cell table:style-name="ce23"/>
          <table:table-cell table:style-name="ce20"/>
          <table:table-cell table:style-name="ce62" table:number-columns-repeated="2"/>
          <table:table-cell table:number-columns-repeated="252"/>
        </table:table-row>
        <table:table-row table:style-name="ro1">
          <table:table-cell table:style-name="ce23"/>
          <table:table-cell table:style-name="ce63" office:value-type="string">
            <text:p>Standard Functionality</text:p>
          </table:table-cell>
          <table:table-cell table:style-name="ce65"/>
          <table:table-cell table:style-name="ce73"/>
          <table:table-cell table:number-columns-repeated="252"/>
        </table:table-row>
        <table:table-row table:style-name="ro1">
          <table:table-cell/>
          <table:table-cell table:style-name="ce35" office:value-type="string" table:number-columns-spanned="3" table:number-rows-spanned="1">
            <text:p>Weight &amp; Test Description</text:p>
          </table:table-cell>
          <table:covered-table-cell table:number-columns-repeated="2" table:style-name="ce35"/>
          <table:table-cell table:number-columns-repeated="252"/>
        </table:table-row>
        <table:table-row table:style-name="ro18">
          <table:table-cell/>
          <table:table-cell table:style-name="ce33"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3"/>
          <table:table-cell table:number-columns-repeated="252"/>
        </table:table-row>
        <table:table-row table:style-name="ro1">
          <table:table-cell/>
          <table:covered-table-cell table:number-columns-repeated="3" table:style-name="ce33"/>
          <table:table-cell table:number-columns-repeated="252"/>
        </table:table-row>
        <table:table-row table:style-name="ro1">
          <table:table-cell/>
          <table:table-cell table:style-name="ce35" office:value-type="string">
            <text:p>Weight &amp; Test Score Specification</text:p>
          </table:table-cell>
          <table:table-cell table:style-name="ce35" office:value-type="string" table:number-columns-spanned="2" table:number-rows-spanned="1">
            <text:p>Score</text:p>
          </table:table-cell>
          <table:covered-table-cell table:style-name="ce35"/>
          <table:table-cell table:style-name="ce23"/>
          <table:table-cell table:number-columns-repeated="251"/>
        </table:table-row>
        <table:table-row table:style-name="ro5">
          <table:table-cell/>
          <table:table-cell table:style-name="ce36" office:value-type="string">
            <text:p>Very important</text:p>
          </table:table-cell>
          <table:table-cell table:style-name="ce66" office:value-type="float" office:value="3" table:number-columns-spanned="2" table:number-rows-spanned="1">
            <text:p>3</text:p>
          </table:table-cell>
          <table:covered-table-cell table:style-name="ce74"/>
          <table:table-cell table:style-name="ce23"/>
          <table:table-cell table:number-columns-repeated="251"/>
        </table:table-row>
        <table:table-row table:style-name="ro5">
          <table:table-cell/>
          <table:table-cell table:style-name="ce36" office:value-type="string">
            <text:p>Somewhat important</text:p>
          </table:table-cell>
          <table:table-cell table:style-name="ce66" office:value-type="float" office:value="2" table:number-columns-spanned="2" table:number-rows-spanned="1">
            <text:p>2</text:p>
          </table:table-cell>
          <table:covered-table-cell table:style-name="ce74"/>
          <table:table-cell table:style-name="ce23"/>
          <table:table-cell table:number-columns-repeated="251"/>
        </table:table-row>
        <table:table-row table:style-name="ro5">
          <table:table-cell/>
          <table:table-cell table:style-name="ce36" office:value-type="string">
            <text:p>Not important</text:p>
          </table:table-cell>
          <table:table-cell table:style-name="ce66" office:value-type="float" office:value="1" table:number-columns-spanned="2" table:number-rows-spanned="1">
            <text:p>1</text:p>
          </table:table-cell>
          <table:covered-table-cell table:style-name="ce74"/>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23"/>
          <table:table-cell table:style-name="ce49" office:value-type="string">
            <text:p>Standard Functionality</text:p>
          </table:table-cell>
          <table:table-cell table:style-name="ce67" office:value-type="string">
            <text:p>Weight</text:p>
          </table:table-cell>
          <table:table-cell table:style-name="ce67" office:value-type="string">
            <text:p>Score</text:p>
          </table:table-cell>
          <table:table-cell table:number-columns-repeated="252"/>
        </table:table-row>
        <table:table-row table:style-name="ro5">
          <table:table-cell table:style-name="ce23"/>
          <table:table-cell table:style-name="ce64" office:value-type="string">
            <text:p>Functionality group</text:p>
          </table:table-cell>
          <table:table-cell table:style-name="ce64" table:number-columns-repeated="2"/>
          <table:table-cell table:number-columns-repeated="252"/>
        </table:table-row>
        <table:table-row table:style-name="ro1">
          <table:table-cell table:style-name="ce23"/>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5">
          <table:table-cell/>
          <table:table-cell table:style-name="ce64" office:value-type="string">
            <text:p>Functionality group</text:p>
          </table:table-cell>
          <table:table-cell table:style-name="ce64" table:number-columns-repeated="2"/>
          <table:table-cell table:number-columns-repeated="252"/>
        </table:table-row>
        <table:table-row table:style-name="ro1">
          <table:table-cell/>
          <table:table-cell office:value-type="string">
            <text:p>Feature item</text:p>
          </table:table-cell>
          <table:table-cell table:style-name="ce68" office:value-type="float" office:value="3">
            <text:p>3</text:p>
          </table:table-cell>
          <table:table-cell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style-name="ce68" office:value-type="float" office:value="2">
            <text:p>2</text:p>
          </table:table-cell>
          <table:table-cell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5">
          <table:table-cell/>
          <table:table-cell table:style-name="ce64" office:value-type="string">
            <text:p>Functionality group</text:p>
          </table:table-cell>
          <table:table-cell table:style-name="ce68" table:number-columns-repeated="2"/>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5">
          <table:table-cell/>
          <table:table-cell table:style-name="ce64" office:value-type="string">
            <text:p>Functionality group</text:p>
          </table:table-cell>
          <table:table-cell table:style-name="ce64" table:number-columns-repeated="2"/>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3" office:value-type="string">
            <text:p>Extended Functionality</text:p>
          </table:table-cell>
          <table:table-cell table:style-name="ce65"/>
          <table:table-cell table:style-name="ce73"/>
          <table:table-cell table:number-columns-repeated="252"/>
        </table:table-row>
        <table:table-row table:style-name="ro1">
          <table:table-cell/>
          <table:table-cell table:style-name="ce35" office:value-type="string" table:number-columns-spanned="3" table:number-rows-spanned="1">
            <text:p>Weight &amp; Test Description</text:p>
          </table:table-cell>
          <table:covered-table-cell table:number-columns-repeated="2" table:style-name="ce35"/>
          <table:table-cell table:number-columns-repeated="252"/>
        </table:table-row>
        <table:table-row table:style-name="ro26">
          <table:table-cell/>
          <table:table-cell table:style-name="ce55" office: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35" office:value-type="string">
            <text:p>Weight &amp; Test Score Specification</text:p>
          </table:table-cell>
          <table:table-cell table:style-name="ce35" office:value-type="string" table:number-columns-spanned="2" table:number-rows-spanned="1">
            <text:p>Score</text:p>
          </table:table-cell>
          <table:covered-table-cell table:style-name="ce35"/>
          <table:table-cell table:number-columns-repeated="252"/>
        </table:table-row>
        <table:table-row table:style-name="ro5">
          <table:table-cell/>
          <table:table-cell table:style-name="ce36" office:value-type="string">
            <text:p>Very important</text:p>
          </table:table-cell>
          <table:table-cell table:style-name="ce66" office:value-type="float" office:value="3" table:number-columns-spanned="2" table:number-rows-spanned="1">
            <text:p>3</text:p>
          </table:table-cell>
          <table:covered-table-cell table:style-name="ce74"/>
          <table:table-cell table:number-columns-repeated="252"/>
        </table:table-row>
        <table:table-row table:style-name="ro5">
          <table:table-cell/>
          <table:table-cell table:style-name="ce36" office:value-type="string">
            <text:p>Somewhat important</text:p>
          </table:table-cell>
          <table:table-cell table:style-name="ce66" office:value-type="float" office:value="2" table:number-columns-spanned="2" table:number-rows-spanned="1">
            <text:p>2</text:p>
          </table:table-cell>
          <table:covered-table-cell table:style-name="ce74"/>
          <table:table-cell table:number-columns-repeated="252"/>
        </table:table-row>
        <table:table-row table:style-name="ro5">
          <table:table-cell/>
          <table:table-cell table:style-name="ce36" office:value-type="string">
            <text:p>Not important</text:p>
          </table:table-cell>
          <table:table-cell table:style-name="ce66" office:value-type="float" office:value="1" table:number-columns-spanned="2" table:number-rows-spanned="1">
            <text:p>1</text:p>
          </table:table-cell>
          <table:covered-table-cell table:style-name="ce74"/>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9" office:value-type="string">
            <text:p>Extra Functionality</text:p>
          </table:table-cell>
          <table:table-cell table:style-name="ce67" office:value-type="string">
            <text:p>Weight</text:p>
          </table:table-cell>
          <table:table-cell table:style-name="ce67"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0">
            <text:p>0</text:p>
          </table:table-cell>
          <table:table-cell table:number-columns-repeated="252"/>
        </table:table-row>
        <table:table-row table:style-name="ro5">
          <table:table-cell/>
          <table:table-cell table:style-name="ce64"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0">
            <text:p>0</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69" office:value-type="string">
            <text:p>Total Weight</text:p>
          </table:table-cell>
          <table:table-cell table:style-name="ce69" office:value-type="string">
            <text:p>Total Score</text:p>
          </table:table-cell>
          <table:table-cell table:style-name="ce69" office:value-type="string">
            <text:p>Percentage</text:p>
          </table:table-cell>
          <table:table-cell table:number-columns-repeated="251"/>
        </table:table-row>
        <table:table-row table:style-name="ro1">
          <table:table-cell/>
          <table:table-cell table:style-name="ce62"/>
          <table:table-cell table:style-name="ce70" table:formula="of:=SUM([.C28:.C46])" office:value-type="float" office:value="30">
            <text:p>30</text:p>
          </table:table-cell>
          <table:table-cell table:style-name="ce70" table:formula="of:=SUM([.D28:.D46])+SUM([.D58:.D68])" office:value-type="float" office:value="29">
            <text:p>29</text:p>
          </table:table-cell>
          <table:table-cell table:style-name="ce77" table:formula="of:=[.D71]/[.C71]" office:value-type="percentage" office:value="0.966666666666667">
            <text:p>96,67%</text:p>
          </table:table-cell>
          <table:table-cell table:style-name="ce72"/>
          <table:table-cell table:number-columns-repeated="250"/>
        </table:table-row>
        <table:table-row table:style-name="ro1">
          <table:table-cell table:number-columns-repeated="256"/>
        </table:table-row>
        <table:table-row table:style-name="ro1">
          <table:table-cell/>
          <table:table-cell table:style-name="ce35" office:value-type="string">
            <text:p>Rating Score Table</text:p>
          </table:table-cell>
          <table:table-cell table:style-name="ce71" office:value-type="string">
            <text:p>Percentage Cutoff</text:p>
          </table:table-cell>
          <table:table-cell table:style-name="ce35" office:value-type="string">
            <text:p>Score</text:p>
          </table:table-cell>
          <table:table-cell table:number-columns-repeated="252"/>
        </table:table-row>
        <table:table-row table:style-name="ro1">
          <table:table-cell/>
          <table:table-cell office:value-type="string">
            <text:p>Unacceptable</text:p>
          </table:table-cell>
          <table:table-cell table:style-name="ce72"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72"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72"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72"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72"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3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2T11:58:41</dc:date>
    <meta:print-date>2005-07-25T11:10:23</meta:print-date>
    <dc:language>en-US</dc:language>
    <meta:editing-cycles>174</meta:editing-cycles>
    <meta:editing-duration>P1DT21M11S</meta:editing-duration>
    <meta:document-statistic meta:table-count="4" meta:cell-count="762" meta:object-count="0"/>
    <meta:user-defined meta:name="Info 1"/>
    <meta:user-defined meta:name="Info 2"/>
    <meta:user-defined meta:name="Info 3"/>
    <meta:user-defined meta:name="Info 4"/>
  </office:meta>
</office:document-meta>
</file>